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5.17mm"/>
    </style:style>
    <style:style style:name="co16" style:family="table-column">
      <style:table-column-properties fo:break-before="auto" style:column-width="24.32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29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29"/>
    <style:style style:name="ce11" style:family="table-cell" style:parent-style-name="Default" style:data-style-name="N129">
      <style:text-properties fo:color="#000000"/>
    </style:style>
    <style:style style:name="ce3" style:family="table-cell" style:parent-style-name="Default" style:data-style-name="N99"/>
    <style:style style:name="ce2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ext-properties fo:color="#ed1c24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 style:data-style-name="N129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-2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istics_cols: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Optim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RootD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TimeRootEv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CountNodePro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BestD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BestIn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TimeMai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6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8.99999" calcext:value-type="float">
            <text:p>-238.99999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8.99999" calcext:value-type="float">
            <text:p>-258.99999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3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3.99999" calcext:value-type="float">
            <text:p>-263.99999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.99999" calcext:value-type="float">
            <text:p>-268.99999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8.99999" calcext:value-type="float">
            <text:p>-278.99999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3.99999" calcext:value-type="float">
            <text:p>-283.99999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6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08.99999" calcext:value-type="float">
            <text:p>-608.99999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7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68.99999" calcext:value-type="float">
            <text:p>-668.99999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08.99999" calcext:value-type="float">
            <text:p>-708.99999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8.99999" calcext:value-type="float">
            <text:p>-738.99999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68.99999" calcext:value-type="float">
            <text:p>-768.99999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88.99999" calcext:value-type="float">
            <text:p>-788.99999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4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4.99999" calcext:value-type="float">
            <text:p>-814.99999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98.99999" calcext:value-type="float">
            <text:p>-898.99999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2.99999" calcext:value-type="float">
            <text:p>-982.99999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0.99999" calcext:value-type="float">
            <text:p>-1060.99999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4.99999" calcext:value-type="float">
            <text:p>-1114.99999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6.99999" calcext:value-type="float">
            <text:p>-1186.99999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5-1-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234.99999" calcext:value-type="float">
            <text:p>-1234.99999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18009.71" calcext:value-type="float">
            <text:p>18009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8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2.99999" calcext:value-type="float">
            <text:p>-1282.99999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4069.42" calcext:value-type="float">
            <text:p>4069.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3.99999" calcext:value-type="float">
            <text:p>-573.99999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48.99999" calcext:value-type="float">
            <text:p>-648.99999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28.99999" calcext:value-type="float">
            <text:p>-72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3.99999" calcext:value-type="float">
            <text:p>-823.99999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6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3.99999" calcext:value-type="float">
            <text:p>-913.99999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2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68.99999" calcext:value-type="float">
            <text:p>-1668.99999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184.23" calcext:value-type="float">
            <text:p>184.23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12060.61" calcext:value-type="float">
            <text:p>12060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3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78.99999" calcext:value-type="float">
            <text:p>-167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104.94" calcext:value-type="float">
            <text:p>104.94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3426.25" calcext:value-type="float">
            <text:p>3426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1.99999" calcext:value-type="float">
            <text:p>-171.99999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9.99999" calcext:value-type="float">
            <text:p>-239.99999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7.99999" calcext:value-type="float">
            <text:p>-297.999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5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.99999" calcext:value-type="float">
            <text:p>-365.99999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5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9.99999" calcext:value-type="float">
            <text:p>-179.99999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60-1-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.99999" calcext:value-type="float">
            <text:p>-241.99999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\\</text:p>
          </table:table-cell>
        </table:table-row>
      </table:table>
      <table:table table:name="2-3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atistics_cols: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Optim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RootD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TimeRootEv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CountNodePro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BestD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RecBestIn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bcTimeMai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6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8.99999" calcext:value-type="float">
            <text:p>-238.99999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8.99999" calcext:value-type="float">
            <text:p>-258.99999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3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3.99999" calcext:value-type="float">
            <text:p>-263.99999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.99999" calcext:value-type="float">
            <text:p>-268.99999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8.99999" calcext:value-type="float">
            <text:p>-278.99999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3.99999" calcext:value-type="float">
            <text:p>-283.99999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6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08.99999" calcext:value-type="float">
            <text:p>-608.99999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7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68.99999" calcext:value-type="float">
            <text:p>-668.99999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08.99999" calcext:value-type="float">
            <text:p>-708.99999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8.99999" calcext:value-type="float">
            <text:p>-738.99999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68.99999" calcext:value-type="float">
            <text:p>-768.99999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88.99999" calcext:value-type="float">
            <text:p>-788.99999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4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4.99999" calcext:value-type="float">
            <text:p>-814.99999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98.99999" calcext:value-type="float">
            <text:p>-898.99999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2.99999" calcext:value-type="float">
            <text:p>-982.99999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0.99999" calcext:value-type="float">
            <text:p>-1060.99999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4.99999" calcext:value-type="float">
            <text:p>-1114.99999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6.99999" calcext:value-type="float">
            <text:p>-1186.99999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34.99999" calcext:value-type="float">
            <text:p>-1234.99999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91.53" calcext:value-type="float">
            <text:p>91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8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2.99999" calcext:value-type="float">
            <text:p>-1282.99999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26.66" calcext:value-type="float">
            <text:p>26.6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3.99999" calcext:value-type="float">
            <text:p>-573.99999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48.99999" calcext:value-type="float">
            <text:p>-648.99999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28.99999" calcext:value-type="float">
            <text:p>-72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3.99999" calcext:value-type="float">
            <text:p>-823.99999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6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3.99999" calcext:value-type="float">
            <text:p>-913.99999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2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68.99999" calcext:value-type="float">
            <text:p>-1668.99999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60.91" calcext:value-type="float">
            <text:p>60.9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511.14" calcext:value-type="float">
            <text:p>511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30-2-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678.99999" calcext:value-type="float">
            <text:p>-167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2061.87" calcext:value-type="float">
            <text:p>2061.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1.99999" calcext:value-type="float">
            <text:p>-171.99999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9.99999" calcext:value-type="float">
            <text:p>-239.99999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7.99999" calcext:value-type="float">
            <text:p>-297.999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5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.99999" calcext:value-type="float">
            <text:p>-365.99999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5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9.99999" calcext:value-type="float">
            <text:p>-179.99999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60-2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.99999" calcext:value-type="float">
            <text:p>-241.99999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\\</text:p>
          </table:table-cell>
        </table:table-row>
      </table:table>
      <table:table table:name="3-4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6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8.99999" calcext:value-type="float">
            <text:p>-238.99999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8.99999" calcext:value-type="float">
            <text:p>-258.99999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3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3.99999" calcext:value-type="float">
            <text:p>-263.99999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.99999" calcext:value-type="float">
            <text:p>-268.99999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8.99999" calcext:value-type="float">
            <text:p>-278.99999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3.99999" calcext:value-type="float">
            <text:p>-283.99999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6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08.99999" calcext:value-type="float">
            <text:p>-608.99999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7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68.99999" calcext:value-type="float">
            <text:p>-668.99999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08.99999" calcext:value-type="float">
            <text:p>-708.99999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8.99999" calcext:value-type="float">
            <text:p>-738.99999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68.99999" calcext:value-type="float">
            <text:p>-768.99999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88.99999" calcext:value-type="float">
            <text:p>-788.99999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4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4.99999" calcext:value-type="float">
            <text:p>-814.99999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98.99999" calcext:value-type="float">
            <text:p>-898.99999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2.99999" calcext:value-type="float">
            <text:p>-982.99999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0.99999" calcext:value-type="float">
            <text:p>-1060.99999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4.99999" calcext:value-type="float">
            <text:p>-1114.99999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6.99999" calcext:value-type="float">
            <text:p>-1186.99999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148.86" calcext:value-type="float">
            <text:p>148.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34.99999" calcext:value-type="float">
            <text:p>-1234.99999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59.04" calcext:value-type="float">
            <text:p>59.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8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2.99999" calcext:value-type="float">
            <text:p>-1282.99999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3.99999" calcext:value-type="float">
            <text:p>-573.99999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48.99999" calcext:value-type="float">
            <text:p>-648.99999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28.99999" calcext:value-type="float">
            <text:p>-72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3.99999" calcext:value-type="float">
            <text:p>-823.99999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6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3.99999" calcext:value-type="float">
            <text:p>-913.99999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2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68.99999" calcext:value-type="float">
            <text:p>-1668.99999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-1670" calcext:value-type="float">
            <text:p>-1670</text:p>
          </table:table-cell>
          <table:table-cell office:value-type="string" calcext:value-type="string">
            <text:p>&amp;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3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78.99999" calcext:value-type="float">
            <text:p>-167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48.98" calcext:value-type="float">
            <text:p>48.9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1.99999" calcext:value-type="float">
            <text:p>-171.99999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9.99999" calcext:value-type="float">
            <text:p>-239.99999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7.99999" calcext:value-type="float">
            <text:p>-297.999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5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.99999" calcext:value-type="float">
            <text:p>-365.99999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5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9.99999" calcext:value-type="float">
            <text:p>-179.99999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60-3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.99999" calcext:value-type="float">
            <text:p>-241.99999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\\</text:p>
          </table:table-cell>
        </table:table-row>
      </table:table>
      <table:table table:name="5-3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6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8.99999" calcext:value-type="float">
            <text:p>-238.99999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8.99999" calcext:value-type="float">
            <text:p>-258.99999</text:p>
          </table:table-cell>
          <table:table-cell office:value-type="string" calcext:value-type="string">
            <text:p>&amp;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&amp;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3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3.99999" calcext:value-type="float">
            <text:p>-263.99999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.99999" calcext:value-type="float">
            <text:p>-268.99999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8.99999" calcext:value-type="float">
            <text:p>-278.99999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3.99999" calcext:value-type="float">
            <text:p>-283.99999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611.43" calcext:value-type="float">
            <text:p>611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1257.46" calcext:value-type="float">
            <text:p>1257.4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6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08.99999" calcext:value-type="float">
            <text:p>-608.99999</text:p>
          </table:table-cell>
          <table:table-cell office:value-type="string" calcext:value-type="string">
            <text:p>&amp;</text:p>
          </table:table-cell>
          <table:table-cell office:value-type="float" office:value="-620" calcext:value-type="float">
            <text:p>-620</text:p>
          </table:table-cell>
          <table:table-cell office:value-type="string" calcext:value-type="string">
            <text:p>&amp;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34.03" calcext:value-type="float">
            <text:p>34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7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68.99999" calcext:value-type="float">
            <text:p>-668.99999</text:p>
          </table:table-cell>
          <table:table-cell office:value-type="string" calcext:value-type="string">
            <text:p>&amp;</text:p>
          </table:table-cell>
          <table:table-cell office:value-type="float" office:value="-685" calcext:value-type="float">
            <text:p>-685</text:p>
          </table:table-cell>
          <table:table-cell office:value-type="string" calcext:value-type="string">
            <text:p>&amp;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08.99999" calcext:value-type="float">
            <text:p>-70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39.44" calcext:value-type="float">
            <text:p>39.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8.99999" calcext:value-type="float">
            <text:p>-738.99999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68.99999" calcext:value-type="float">
            <text:p>-768.99999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88.99999" calcext:value-type="float">
            <text:p>-788.99999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4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4.99999" calcext:value-type="float">
            <text:p>-814.99999</text:p>
          </table:table-cell>
          <table:table-cell office:value-type="string" calcext:value-type="string">
            <text:p>&amp;</text:p>
          </table:table-cell>
          <table:table-cell office:value-type="float" office:value="-858" calcext:value-type="float">
            <text:p>-858</text:p>
          </table:table-cell>
          <table:table-cell office:value-type="string" calcext:value-type="string">
            <text:p>&amp;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98.99999" calcext:value-type="float">
            <text:p>-898.99999</text:p>
          </table:table-cell>
          <table:table-cell office:value-type="string" calcext:value-type="string">
            <text:p>&amp;</text:p>
          </table:table-cell>
          <table:table-cell office:value-type="float" office:value="-930" calcext:value-type="float">
            <text:p>-930</text:p>
          </table:table-cell>
          <table:table-cell office:value-type="string" calcext:value-type="string">
            <text:p>&amp;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2.99999" calcext:value-type="float">
            <text:p>-982.99999</text:p>
          </table:table-cell>
          <table:table-cell office:value-type="string" calcext:value-type="string">
            <text:p>&amp;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&amp;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0.99999" calcext:value-type="float">
            <text:p>-1060.99999</text:p>
          </table:table-cell>
          <table:table-cell office:value-type="string" calcext:value-type="string">
            <text:p>&amp;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&amp;</text:p>
          </table:table-cell>
          <table:table-cell office:value-type="float" office:value="24.94" calcext:value-type="float">
            <text:p>24.94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404.97" calcext:value-type="float">
            <text:p>404.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5-5-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114.99999" calcext:value-type="float">
            <text:p>-1114.99999</text:p>
          </table:table-cell>
          <table:table-cell office:value-type="string" calcext:value-type="string">
            <text:p>&amp;</text:p>
          </table:table-cell>
          <table:table-cell office:value-type="float" office:value="-1134" calcext:value-type="float">
            <text:p>-1134</text:p>
          </table:table-cell>
          <table:table-cell office:value-type="string" calcext:value-type="string">
            <text:p>&amp;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134" calcext:value-type="float">
            <text:p>-11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685.37" calcext:value-type="float">
            <text:p>685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6.99999" calcext:value-type="float">
            <text:p>-1186.99999</text:p>
          </table:table-cell>
          <table:table-cell office:value-type="string" calcext:value-type="string">
            <text:p>&amp;</text:p>
          </table:table-cell>
          <table:table-cell office:value-type="float" office:value="-1215" calcext:value-type="float">
            <text:p>-1215</text:p>
          </table:table-cell>
          <table:table-cell office:value-type="string" calcext:value-type="string">
            <text:p>&amp;</text:p>
          </table:table-cell>
          <table:table-cell office:value-type="float" office:value="58.19" calcext:value-type="float">
            <text:p>58.19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3337.17" calcext:value-type="float">
            <text:p>3337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5-5-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234.99999" calcext:value-type="float">
            <text:p>-1234.99999</text:p>
          </table:table-cell>
          <table:table-cell office:value-type="string" calcext:value-type="string">
            <text:p>&amp;</text:p>
          </table:table-cell>
          <table:table-cell office:value-type="float" office:value="-1248" calcext:value-type="float">
            <text:p>-1248</text:p>
          </table:table-cell>
          <table:table-cell office:value-type="string" calcext:value-type="string">
            <text:p>&amp;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248" calcext:value-type="float">
            <text:p>-12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2385.35" calcext:value-type="float">
            <text:p>2385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8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282.99999" calcext:value-type="float">
            <text:p>-1282.99999</text:p>
          </table:table-cell>
          <table:table-cell office:value-type="string" calcext:value-type="string">
            <text:p>&amp;</text:p>
          </table:table-cell>
          <table:table-cell office:value-type="float" office:value="-1296" calcext:value-type="float">
            <text:p>-1296</text:p>
          </table:table-cell>
          <table:table-cell office:value-type="string" calcext:value-type="string">
            <text:p>&amp;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3.99999" calcext:value-type="float">
            <text:p>-573.99999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48.99999" calcext:value-type="float">
            <text:p>-648.99999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28.99999" calcext:value-type="float">
            <text:p>-72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3.99999" calcext:value-type="float">
            <text:p>-823.99999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6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3.99999" calcext:value-type="float">
            <text:p>-913.99999</text:p>
          </table:table-cell>
          <table:table-cell office:value-type="string" calcext:value-type="string">
            <text:p>&amp;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&amp;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25-5-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668.99999" calcext:value-type="float">
            <text:p>-1668.99999</text:p>
          </table:table-cell>
          <table:table-cell office:value-type="string" calcext:value-type="string">
            <text:p>&amp;</text:p>
          </table:table-cell>
          <table:table-cell office:value-type="float" office:value="-1677" calcext:value-type="float">
            <text:p>-1677</text:p>
          </table:table-cell>
          <table:table-cell office:value-type="string" calcext:value-type="string">
            <text:p>&amp;</text:p>
          </table:table-cell>
          <table:table-cell office:value-type="float" office:value="54.47" calcext:value-type="float">
            <text:p>54.4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1677" calcext:value-type="float">
            <text:p>-167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2195.85" calcext:value-type="float">
            <text:p>2195.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30-5-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678.99999" calcext:value-type="float">
            <text:p>-167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13944.45" calcext:value-type="float">
            <text:p>13944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1.99999" calcext:value-type="float">
            <text:p>-171.99999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9.99999" calcext:value-type="float">
            <text:p>-239.99999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7.99999" calcext:value-type="float">
            <text:p>-297.999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5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.99999" calcext:value-type="float">
            <text:p>-365.99999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5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9.99999" calcext:value-type="float">
            <text:p>-179.99999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60-5-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.99999" calcext:value-type="float">
            <text:p>-241.99999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\\</text:p>
          </table:table-cell>
        </table:table-row>
      </table:table>
      <table:table table:name="6-4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6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8.99999" calcext:value-type="float">
            <text:p>-238.99999</text:p>
          </table:table-cell>
          <table:table-cell office:value-type="string" calcext:value-type="string">
            <text:p>&amp;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&amp;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&amp;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8.99999" calcext:value-type="float">
            <text:p>-258.99999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&amp;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3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3.99999" calcext:value-type="float">
            <text:p>-263.99999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-265" calcext:value-type="float">
            <text:p>-265</text:p>
          </table:table-cell>
          <table:table-cell office:value-type="string" calcext:value-type="string">
            <text:p>&amp;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7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.99999" calcext:value-type="float">
            <text:p>-268.99999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&amp;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78.99999" calcext:value-type="float">
            <text:p>-278.99999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&amp;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1-8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3.99999" calcext:value-type="float">
            <text:p>-283.99999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&amp;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235.4" calcext:value-type="float">
            <text:p>235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10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98.99999" calcext:value-type="float">
            <text:p>-798.99999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&amp;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6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08.99999" calcext:value-type="float">
            <text:p>-608.99999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&amp;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7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68.99999" calcext:value-type="float">
            <text:p>-668.99999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&amp;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08.99999" calcext:value-type="float">
            <text:p>-708.99999</text:p>
          </table:table-cell>
          <table:table-cell office:value-type="string" calcext:value-type="string">
            <text:p>&amp;</text:p>
          </table:table-cell>
          <table:table-cell office:value-type="float" office:value="-712" calcext:value-type="float">
            <text:p>-712</text:p>
          </table:table-cell>
          <table:table-cell office:value-type="string" calcext:value-type="string">
            <text:p>&amp;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-710" calcext:value-type="float">
            <text:p>-710</text:p>
          </table:table-cell>
          <table:table-cell office:value-type="string" calcext:value-type="string">
            <text:p>&amp;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8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8.99999" calcext:value-type="float">
            <text:p>-738.99999</text:p>
          </table:table-cell>
          <table:table-cell office:value-type="string" calcext:value-type="string">
            <text:p>&amp;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&amp;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&amp;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68.99999" calcext:value-type="float">
            <text:p>-768.99999</text:p>
          </table:table-cell>
          <table:table-cell office:value-type="string" calcext:value-type="string">
            <text:p>&amp;</text:p>
          </table:table-cell>
          <table:table-cell office:value-type="float" office:value="-781" calcext:value-type="float">
            <text:p>-781</text:p>
          </table:table-cell>
          <table:table-cell office:value-type="string" calcext:value-type="string">
            <text:p>&amp;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&amp;</text:p>
          </table:table-cell>
          <table:table-cell office:value-type="float" office:value="49.37" calcext:value-type="float">
            <text:p>49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T3-9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88.99999" calcext:value-type="float">
            <text:p>-788.99999</text:p>
          </table:table-cell>
          <table:table-cell office:value-type="string" calcext:value-type="string">
            <text:p>&amp;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&amp;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-790" calcext:value-type="float">
            <text:p>-790</text:p>
          </table:table-cell>
          <table:table-cell office:value-type="string" calcext:value-type="string">
            <text:p>&amp;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4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4.99999" calcext:value-type="float">
            <text:p>-814.99999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-816" calcext:value-type="float">
            <text:p>-816</text:p>
          </table:table-cell>
          <table:table-cell office:value-type="string" calcext:value-type="string">
            <text:p>&amp;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98.99999" calcext:value-type="float">
            <text:p>-898.99999</text:p>
          </table:table-cell>
          <table:table-cell office:value-type="string" calcext:value-type="string">
            <text:p>&amp;</text:p>
          </table:table-cell>
          <table:table-cell office:value-type="float" office:value="-936" calcext:value-type="float">
            <text:p>-936</text:p>
          </table:table-cell>
          <table:table-cell office:value-type="string" calcext:value-type="string">
            <text:p>&amp;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&amp;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5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82.99999" calcext:value-type="float">
            <text:p>-982.99999</text:p>
          </table:table-cell>
          <table:table-cell office:value-type="string" calcext:value-type="string">
            <text:p>&amp;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&amp;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&amp;</text:p>
          </table:table-cell>
          <table:table-cell office:value-type="float" office:value="57.11" calcext:value-type="float">
            <text:p>57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060.99999" calcext:value-type="float">
            <text:p>-1060.99999</text:p>
          </table:table-cell>
          <table:table-cell office:value-type="string" calcext:value-type="string">
            <text:p>&amp;</text:p>
          </table:table-cell>
          <table:table-cell office:value-type="float" office:value="-1085" calcext:value-type="float">
            <text:p>-1085</text:p>
          </table:table-cell>
          <table:table-cell office:value-type="string" calcext:value-type="string">
            <text:p>&amp;</text:p>
          </table:table-cell>
          <table:table-cell office:value-type="float" office:value="9.22" calcext:value-type="float">
            <text:p>9.22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&amp;</text:p>
          </table:table-cell>
          <table:table-cell office:value-type="float" office:value="23.81" calcext:value-type="float">
            <text:p>23.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6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14.99999" calcext:value-type="float">
            <text:p>-1114.99999</text:p>
          </table:table-cell>
          <table:table-cell office:value-type="string" calcext:value-type="string">
            <text:p>&amp;</text:p>
          </table:table-cell>
          <table:table-cell office:value-type="float" office:value="-1150" calcext:value-type="float">
            <text:p>-1150</text:p>
          </table:table-cell>
          <table:table-cell office:value-type="string" calcext:value-type="string">
            <text:p>&amp;</text:p>
          </table:table-cell>
          <table:table-cell office:value-type="float" office:value="41.81" calcext:value-type="float">
            <text:p>41.81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&amp;</text:p>
          </table:table-cell>
          <table:table-cell office:value-type="float" office:value="346.86" calcext:value-type="float">
            <text:p>346.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186.99999" calcext:value-type="float">
            <text:p>-1186.99999</text:p>
          </table:table-cell>
          <table:table-cell office:value-type="string" calcext:value-type="string">
            <text:p>&amp;</text:p>
          </table:table-cell>
          <table:table-cell office:value-type="float" office:value="-1222" calcext:value-type="float">
            <text:p>-1222</text:p>
          </table:table-cell>
          <table:table-cell office:value-type="string" calcext:value-type="string">
            <text:p>&amp;</text:p>
          </table:table-cell>
          <table:table-cell office:value-type="float" office:value="106.23" calcext:value-type="float">
            <text:p>106.23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-1188" calcext:value-type="float">
            <text:p>-1188</text:p>
          </table:table-cell>
          <table:table-cell office:value-type="string" calcext:value-type="string">
            <text:p>&amp;</text:p>
          </table:table-cell>
          <table:table-cell office:value-type="float" office:value="1001.94" calcext:value-type="float">
            <text:p>1001.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75-6-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234.99999" calcext:value-type="float">
            <text:p>-1234.99999</text:p>
          </table:table-cell>
          <table:table-cell office:value-type="string" calcext:value-type="string">
            <text:p>&amp;</text:p>
          </table:table-cell>
          <table:table-cell office:value-type="float" office:value="-1272" calcext:value-type="float">
            <text:p>-1272</text:p>
          </table:table-cell>
          <table:table-cell office:value-type="string" calcext:value-type="string">
            <text:p>&amp;</text:p>
          </table:table-cell>
          <table:table-cell office:value-type="float" office:value="52.96" calcext:value-type="float">
            <text:p>52.96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-1260" calcext:value-type="float">
            <text:p>-1260</text:p>
          </table:table-cell>
          <table:table-cell office:value-type="string" calcext:value-type="string">
            <text:p>&amp;</text:p>
          </table:table-cell>
          <table:table-cell office:value-type="float" office:value="-1236" calcext:value-type="float">
            <text:p>-1236</text:p>
          </table:table-cell>
          <table:table-cell office:value-type="string" calcext:value-type="string">
            <text:p>&amp;</text:p>
          </table:table-cell>
          <table:table-cell office:value-type="float" office:value="18022.72" calcext:value-type="float">
            <text:p>18022.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4-80-6-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282.99999" calcext:value-type="float">
            <text:p>-1282.99999</text:p>
          </table:table-cell>
          <table:table-cell office:value-type="string" calcext:value-type="string">
            <text:p>&amp;</text:p>
          </table:table-cell>
          <table:table-cell office:value-type="float" office:value="-1314" calcext:value-type="float">
            <text:p>-1314</text:p>
          </table:table-cell>
          <table:table-cell office:value-type="string" calcext:value-type="string">
            <text:p>&amp;</text:p>
          </table:table-cell>
          <table:table-cell office:value-type="float" office:value="82.73" calcext:value-type="float">
            <text:p>82.73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-1308" calcext:value-type="float">
            <text:p>-1308</text:p>
          </table:table-cell>
          <table:table-cell office:value-type="string" calcext:value-type="string">
            <text:p>&amp;</text:p>
          </table:table-cell>
          <table:table-cell office:value-type="float" office:value="-1284" calcext:value-type="float">
            <text:p>-1284</text:p>
          </table:table-cell>
          <table:table-cell office:value-type="string" calcext:value-type="string">
            <text:p>&amp;</text:p>
          </table:table-cell>
          <table:table-cell office:value-type="float" office:value="8269.16" calcext:value-type="float">
            <text:p>8269.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3.99999" calcext:value-type="float">
            <text:p>-573.99999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4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48.99999" calcext:value-type="float">
            <text:p>-648.99999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-650" calcext:value-type="float">
            <text:p>-650</text:p>
          </table:table-cell>
          <table:table-cell office:value-type="string" calcext:value-type="string">
            <text:p>&amp;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28.99999" calcext:value-type="float">
            <text:p>-728.99999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&amp;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5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3.99999" calcext:value-type="float">
            <text:p>-823.99999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-825" calcext:value-type="float">
            <text:p>-825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6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913.99999" calcext:value-type="float">
            <text:p>-913.99999</text:p>
          </table:table-cell>
          <table:table-cell office:value-type="string" calcext:value-type="string">
            <text:p>&amp;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&amp;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&amp;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25-6-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668.99999" calcext:value-type="float">
            <text:p>-166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18055.54" calcext:value-type="float">
            <text:p>18055.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66-130-6-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1678.99999" calcext:value-type="float">
            <text:p>-1678.99999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1680" calcext:value-type="float">
            <text:p>-16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8909.45" calcext:value-type="float">
            <text:p>8909.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1.99999" calcext:value-type="float">
            <text:p>-171.99999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&amp;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3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9.99999" calcext:value-type="float">
            <text:p>-239.99999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&amp;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7.99999" calcext:value-type="float">
            <text:p>-297.999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-299" calcext:value-type="float">
            <text:p>-299</text:p>
          </table:table-cell>
          <table:table-cell office:value-type="string" calcext:value-type="string">
            <text:p>&amp;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0-45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.99999" calcext:value-type="float">
            <text:p>-365.99999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-367" calcext:value-type="float">
            <text:p>-367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5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79.99999" calcext:value-type="float">
            <text:p>-179.99999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102-60-6-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1.99999" calcext:value-type="float">
            <text:p>-241.99999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-243" calcext:value-type="float">
            <text:p>-243</text:p>
          </table:table-cell>
          <table:table-cell office:value-type="string" calcext:value-type="string">
            <text:p>&amp;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\\</text:p>
          </table:table-cell>
        </table:table-row>
      </table:table>
      <table:table table:name="4-3_symmetri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51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468.99999" calcext:value-type="float">
            <text:p>-2468.99999</text:p>
          </table:table-cell>
          <table:table-cell office:value-type="string" calcext:value-type="string">
            <text:p>&amp;</text:p>
          </table:table-cell>
          <table:table-cell office:value-type="float" office:value="-2478" calcext:value-type="float">
            <text:p>-2478</text:p>
          </table:table-cell>
          <table:table-cell office:value-type="string" calcext:value-type="string">
            <text:p>&amp;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2470" calcext:value-type="float">
            <text:p>-2470</text:p>
          </table:table-cell>
          <table:table-cell office:value-type="string" calcext:value-type="string">
            <text:p>&amp;</text:p>
          </table:table-cell>
          <table:table-cell office:value-type="float" office:value="-2470" calcext:value-type="float">
            <text:p>-2470</text:p>
          </table:table-cell>
          <table:table-cell office:value-type="string" calcext:value-type="string">
            <text:p>&amp;</text:p>
          </table:table-cell>
          <table:table-cell office:value-type="float" office:value="34.47" calcext:value-type="float">
            <text:p>34.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berlin52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88.99999" calcext:value-type="float">
            <text:p>-2688.99999</text:p>
          </table:table-cell>
          <table:table-cell office:value-type="string" calcext:value-type="string">
            <text:p>&amp;</text:p>
          </table:table-cell>
          <table:table-cell office:value-type="float" office:value="-2754" calcext:value-type="float">
            <text:p>-2754</text:p>
          </table:table-cell>
          <table:table-cell office:value-type="string" calcext:value-type="string">
            <text:p>&amp;</text:p>
          </table:table-cell>
          <table:table-cell office:value-type="float" office:value="323.11" calcext:value-type="float">
            <text:p>323.11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-2690" calcext:value-type="float">
            <text:p>-2690</text:p>
          </table:table-cell>
          <table:table-cell office:value-type="string" calcext:value-type="string">
            <text:p>&amp;</text:p>
          </table:table-cell>
          <table:table-cell office:value-type="float" office:value="-2690" calcext:value-type="float">
            <text:p>-2690</text:p>
          </table:table-cell>
          <table:table-cell office:value-type="string" calcext:value-type="string">
            <text:p>&amp;</text:p>
          </table:table-cell>
          <table:table-cell office:value-type="float" office:value="2989.57" calcext:value-type="float">
            <text:p>2989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st70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298.99999" calcext:value-type="float">
            <text:p>-3298.99999</text:p>
          </table:table-cell>
          <table:table-cell office:value-type="string" calcext:value-type="string">
            <text:p>&amp;</text:p>
          </table:table-cell>
          <table:table-cell office:value-type="float" office:value="-3334" calcext:value-type="float">
            <text:p>-3334</text:p>
          </table:table-cell>
          <table:table-cell office:value-type="string" calcext:value-type="string">
            <text:p>&amp;</text:p>
          </table:table-cell>
          <table:table-cell office:value-type="float" office:value="275.62" calcext:value-type="float">
            <text:p>275.62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3300" calcext:value-type="float">
            <text:p>-3300</text:p>
          </table:table-cell>
          <table:table-cell office:value-type="string" calcext:value-type="string">
            <text:p>&amp;</text:p>
          </table:table-cell>
          <table:table-cell office:value-type="float" office:value="-3300" calcext:value-type="float">
            <text:p>-3300</text:p>
          </table:table-cell>
          <table:table-cell office:value-type="string" calcext:value-type="string">
            <text:p>&amp;</text:p>
          </table:table-cell>
          <table:table-cell office:value-type="float" office:value="781.57" calcext:value-type="float">
            <text:p>781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76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178.99999" calcext:value-type="float">
            <text:p>-4178.99999</text:p>
          </table:table-cell>
          <table:table-cell office:value-type="string" calcext:value-type="string">
            <text:p>&amp;</text:p>
          </table:table-cell>
          <table:table-cell office:value-type="float" office:value="-4191" calcext:value-type="float">
            <text:p>-4191</text:p>
          </table:table-cell>
          <table:table-cell office:value-type="string" calcext:value-type="string">
            <text:p>&amp;</text:p>
          </table:table-cell>
          <table:table-cell office:value-type="float" office:value="271.84" calcext:value-type="float">
            <text:p>271.84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4190" calcext:value-type="float">
            <text:p>-4190</text:p>
          </table:table-cell>
          <table:table-cell office:value-type="string" calcext:value-type="string">
            <text:p>&amp;</text:p>
          </table:table-cell>
          <table:table-cell office:value-type="float" office:value="-4190" calcext:value-type="float">
            <text:p>-4190</text:p>
          </table:table-cell>
          <table:table-cell office:value-type="string" calcext:value-type="string">
            <text:p>&amp;</text:p>
          </table:table-cell>
          <table:table-cell office:value-type="float" office:value="454.18" calcext:value-type="float">
            <text:p>454.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pr76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798.99999" calcext:value-type="float">
            <text:p>-3798.99999</text:p>
          </table:table-cell>
          <table:table-cell office:value-type="string" calcext:value-type="string">
            <text:p>&amp;</text:p>
          </table:table-cell>
          <table:table-cell office:value-type="float" office:value="-3840" calcext:value-type="float">
            <text:p>-3840</text:p>
          </table:table-cell>
          <table:table-cell office:value-type="string" calcext:value-type="string">
            <text:p>&amp;</text:p>
          </table:table-cell>
          <table:table-cell office:value-type="float" office:value="210.69" calcext:value-type="float">
            <text:p>210.69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3800" calcext:value-type="float">
            <text:p>-3800</text:p>
          </table:table-cell>
          <table:table-cell office:value-type="string" calcext:value-type="string">
            <text:p>&amp;</text:p>
          </table:table-cell>
          <table:table-cell office:value-type="float" office:value="-3800" calcext:value-type="float">
            <text:p>-3800</text:p>
          </table:table-cell>
          <table:table-cell office:value-type="string" calcext:value-type="string">
            <text:p>&amp;</text:p>
          </table:table-cell>
          <table:table-cell office:value-type="float" office:value="2002.23" calcext:value-type="float">
            <text:p>2002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a100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628.99999" calcext:value-type="float">
            <text:p>-4628.99999</text:p>
          </table:table-cell>
          <table:table-cell office:value-type="string" calcext:value-type="string">
            <text:p>&amp;</text:p>
          </table:table-cell>
          <table:table-cell office:value-type="float" office:value="-4667" calcext:value-type="float">
            <text:p>-4667</text:p>
          </table:table-cell>
          <table:table-cell office:value-type="string" calcext:value-type="string">
            <text:p>&amp;</text:p>
          </table:table-cell>
          <table:table-cell office:value-type="float" office:value="1535.59" calcext:value-type="float">
            <text:p>1535.59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-4630" calcext:value-type="float">
            <text:p>-4630</text:p>
          </table:table-cell>
          <table:table-cell office:value-type="string" calcext:value-type="string">
            <text:p>&amp;</text:p>
          </table:table-cell>
          <table:table-cell office:value-type="float" office:value="-4630" calcext:value-type="float">
            <text:p>-4630</text:p>
          </table:table-cell>
          <table:table-cell office:value-type="string" calcext:value-type="string">
            <text:p>&amp;</text:p>
          </table:table-cell>
          <table:table-cell office:value-type="float" office:value="1995.59" calcext:value-type="float">
            <text:p>1995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c100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348.99999" calcext:value-type="float">
            <text:p>-4348.99999</text:p>
          </table:table-cell>
          <table:table-cell office:value-type="string" calcext:value-type="string">
            <text:p>&amp;</text:p>
          </table:table-cell>
          <table:table-cell office:value-type="float" office:value="-4370" calcext:value-type="float">
            <text:p>-4370</text:p>
          </table:table-cell>
          <table:table-cell office:value-type="string" calcext:value-type="string">
            <text:p>&amp;</text:p>
          </table:table-cell>
          <table:table-cell office:value-type="float" office:value="948.19" calcext:value-type="float">
            <text:p>948.1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4350" calcext:value-type="float">
            <text:p>-4350</text:p>
          </table:table-cell>
          <table:table-cell office:value-type="string" calcext:value-type="string">
            <text:p>&amp;</text:p>
          </table:table-cell>
          <table:table-cell office:value-type="float" office:value="-4350" calcext:value-type="float">
            <text:p>-4350</text:p>
          </table:table-cell>
          <table:table-cell office:value-type="string" calcext:value-type="string">
            <text:p>&amp;</text:p>
          </table:table-cell>
          <table:table-cell office:value-type="float" office:value="1131.39" calcext:value-type="float">
            <text:p>1131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d100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508.99999" calcext:value-type="float">
            <text:p>-4508.99999</text:p>
          </table:table-cell>
          <table:table-cell office:value-type="string" calcext:value-type="string">
            <text:p>&amp;</text:p>
          </table:table-cell>
          <table:table-cell office:value-type="float" office:value="-4639" calcext:value-type="float">
            <text:p>-4639</text:p>
          </table:table-cell>
          <table:table-cell office:value-type="string" calcext:value-type="string">
            <text:p>&amp;</text:p>
          </table:table-cell>
          <table:table-cell office:value-type="float" office:value="665.59" calcext:value-type="float">
            <text:p>665.59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-4530" calcext:value-type="float">
            <text:p>-4530</text:p>
          </table:table-cell>
          <table:table-cell office:value-type="string" calcext:value-type="string">
            <text:p>&amp;</text:p>
          </table:table-cell>
          <table:table-cell office:value-type="float" office:value="-4530" calcext:value-type="float">
            <text:p>-4530</text:p>
          </table:table-cell>
          <table:table-cell office:value-type="string" calcext:value-type="string">
            <text:p>&amp;</text:p>
          </table:table-cell>
          <table:table-cell office:value-type="float" office:value="5636.5" calcext:value-type="float">
            <text:p>5636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rd100-H4-T3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868.99999" calcext:value-type="float">
            <text:p>-4868.99999</text:p>
          </table:table-cell>
          <table:table-cell office:value-type="string" calcext:value-type="string">
            <text:p>&amp;</text:p>
          </table:table-cell>
          <table:table-cell office:value-type="float" office:value="-4893" calcext:value-type="float">
            <text:p>-4893</text:p>
          </table:table-cell>
          <table:table-cell office:value-type="string" calcext:value-type="string">
            <text:p>&amp;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4870" calcext:value-type="float">
            <text:p>-4870</text:p>
          </table:table-cell>
          <table:table-cell office:value-type="string" calcext:value-type="string">
            <text:p>&amp;</text:p>
          </table:table-cell>
          <table:table-cell office:value-type="float" office:value="-4870" calcext:value-type="float">
            <text:p>-4870</text:p>
          </table:table-cell>
          <table:table-cell office:value-type="string" calcext:value-type="string">
            <text:p>&amp;</text:p>
          </table:table-cell>
          <table:table-cell office:value-type="float" office:value="1017.65" calcext:value-type="float">
            <text:p>1017.65</text:p>
          </table:table-cell>
          <table:table-cell office:value-type="string" calcext:value-type="string">
            <text:p>\\</text:p>
          </table:table-cell>
        </table:table-row>
      </table:table>
      <table:table table:name="6-4_symmetric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51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58.99999" calcext:value-type="float">
            <text:p>-2358.99999</text:p>
          </table:table-cell>
          <table:table-cell office:value-type="string" calcext:value-type="string">
            <text:p>&amp;</text:p>
          </table:table-cell>
          <table:table-cell office:value-type="float" office:value="-2360" calcext:value-type="float">
            <text:p>-2360</text:p>
          </table:table-cell>
          <table:table-cell office:value-type="string" calcext:value-type="string">
            <text:p>&amp;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360" calcext:value-type="float">
            <text:p>-2360</text:p>
          </table:table-cell>
          <table:table-cell office:value-type="string" calcext:value-type="string">
            <text:p>&amp;</text:p>
          </table:table-cell>
          <table:table-cell office:value-type="float" office:value="-2360" calcext:value-type="float">
            <text:p>-2360</text:p>
          </table:table-cell>
          <table:table-cell office:value-type="string" calcext:value-type="string">
            <text:p>&amp;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berlin52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18.99999" calcext:value-type="float">
            <text:p>-2618.99999</text:p>
          </table:table-cell>
          <table:table-cell office:value-type="string" calcext:value-type="string">
            <text:p>&amp;</text:p>
          </table:table-cell>
          <table:table-cell office:value-type="float" office:value="-2681" calcext:value-type="float">
            <text:p>-2681</text:p>
          </table:table-cell>
          <table:table-cell office:value-type="string" calcext:value-type="string">
            <text:p>&amp;</text:p>
          </table:table-cell>
          <table:table-cell office:value-type="float" office:value="369.03" calcext:value-type="float">
            <text:p>369.03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-2620" calcext:value-type="float">
            <text:p>-2620</text:p>
          </table:table-cell>
          <table:table-cell office:value-type="string" calcext:value-type="string">
            <text:p>&amp;</text:p>
          </table:table-cell>
          <table:table-cell office:value-type="float" office:value="-2620" calcext:value-type="float">
            <text:p>-2620</text:p>
          </table:table-cell>
          <table:table-cell office:value-type="string" calcext:value-type="string">
            <text:p>&amp;</text:p>
          </table:table-cell>
          <table:table-cell office:value-type="float" office:value="3722.83" calcext:value-type="float">
            <text:p>3722.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st70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298.99999" calcext:value-type="float">
            <text:p>-3298.99999</text:p>
          </table:table-cell>
          <table:table-cell office:value-type="string" calcext:value-type="string">
            <text:p>&amp;</text:p>
          </table:table-cell>
          <table:table-cell office:value-type="float" office:value="-3300" calcext:value-type="float">
            <text:p>-3300</text:p>
          </table:table-cell>
          <table:table-cell office:value-type="string" calcext:value-type="string">
            <text:p>&amp;</text:p>
          </table:table-cell>
          <table:table-cell office:value-type="float" office:value="29.58" calcext:value-type="float">
            <text:p>29.5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300" calcext:value-type="float">
            <text:p>-3300</text:p>
          </table:table-cell>
          <table:table-cell office:value-type="string" calcext:value-type="string">
            <text:p>&amp;</text:p>
          </table:table-cell>
          <table:table-cell office:value-type="float" office:value="-3300" calcext:value-type="float">
            <text:p>-3300</text:p>
          </table:table-cell>
          <table:table-cell office:value-type="string" calcext:value-type="string">
            <text:p>&amp;</text:p>
          </table:table-cell>
          <table:table-cell office:value-type="float" office:value="29.58" calcext:value-type="float">
            <text:p>29.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76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098.99999" calcext:value-type="float">
            <text:p>-4098.99999</text:p>
          </table:table-cell>
          <table:table-cell office:value-type="string" calcext:value-type="string">
            <text:p>&amp;</text:p>
          </table:table-cell>
          <table:table-cell office:value-type="float" office:value="-4160" calcext:value-type="float">
            <text:p>-4160</text:p>
          </table:table-cell>
          <table:table-cell office:value-type="string" calcext:value-type="string">
            <text:p>&amp;</text:p>
          </table:table-cell>
          <table:table-cell office:value-type="float" office:value="40.58" calcext:value-type="float">
            <text:p>40.5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-4110" calcext:value-type="float">
            <text:p>-4110</text:p>
          </table:table-cell>
          <table:table-cell office:value-type="string" calcext:value-type="string">
            <text:p>&amp;</text:p>
          </table:table-cell>
          <table:table-cell office:value-type="float" office:value="-4110" calcext:value-type="float">
            <text:p>-4110</text:p>
          </table:table-cell>
          <table:table-cell office:value-type="string" calcext:value-type="string">
            <text:p>&amp;</text:p>
          </table:table-cell>
          <table:table-cell office:value-type="float" office:value="240.65" calcext:value-type="float">
            <text:p>240.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pr76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598.99999" calcext:value-type="float">
            <text:p>-3598.99999</text:p>
          </table:table-cell>
          <table:table-cell office:value-type="string" calcext:value-type="string">
            <text:p>&amp;</text:p>
          </table:table-cell>
          <table:table-cell office:value-type="float" office:value="-3670" calcext:value-type="float">
            <text:p>-3670</text:p>
          </table:table-cell>
          <table:table-cell office:value-type="string" calcext:value-type="string">
            <text:p>&amp;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-3620" calcext:value-type="float">
            <text:p>-3620</text:p>
          </table:table-cell>
          <table:table-cell office:value-type="string" calcext:value-type="string">
            <text:p>&amp;</text:p>
          </table:table-cell>
          <table:table-cell office:value-type="float" office:value="-3620" calcext:value-type="float">
            <text:p>-3620</text:p>
          </table:table-cell>
          <table:table-cell office:value-type="string" calcext:value-type="string">
            <text:p>&amp;</text:p>
          </table:table-cell>
          <table:table-cell office:value-type="float" office:value="543.66" calcext:value-type="float">
            <text:p>543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a100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258.99999" calcext:value-type="float">
            <text:p>-4258.99999</text:p>
          </table:table-cell>
          <table:table-cell office:value-type="string" calcext:value-type="string">
            <text:p>&amp;</text:p>
          </table:table-cell>
          <table:table-cell office:value-type="float" office:value="-4303" calcext:value-type="float">
            <text:p>-4303</text:p>
          </table:table-cell>
          <table:table-cell office:value-type="string" calcext:value-type="string">
            <text:p>&amp;</text:p>
          </table:table-cell>
          <table:table-cell office:value-type="float" office:value="142.57" calcext:value-type="float">
            <text:p>142.57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-4260" calcext:value-type="float">
            <text:p>-4260</text:p>
          </table:table-cell>
          <table:table-cell office:value-type="string" calcext:value-type="string">
            <text:p>&amp;</text:p>
          </table:table-cell>
          <table:table-cell office:value-type="float" office:value="-4260" calcext:value-type="float">
            <text:p>-4260</text:p>
          </table:table-cell>
          <table:table-cell office:value-type="string" calcext:value-type="string">
            <text:p>&amp;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c100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088.99999" calcext:value-type="float">
            <text:p>-4088.99999</text:p>
          </table:table-cell>
          <table:table-cell office:value-type="string" calcext:value-type="string">
            <text:p>&amp;</text:p>
          </table:table-cell>
          <table:table-cell office:value-type="float" office:value="-4152" calcext:value-type="float">
            <text:p>-4152</text:p>
          </table:table-cell>
          <table:table-cell office:value-type="string" calcext:value-type="string">
            <text:p>&amp;</text:p>
          </table:table-cell>
          <table:table-cell office:value-type="float" office:value="689.58" calcext:value-type="float">
            <text:p>689.58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4090" calcext:value-type="float">
            <text:p>-4090</text:p>
          </table:table-cell>
          <table:table-cell office:value-type="string" calcext:value-type="string">
            <text:p>&amp;</text:p>
          </table:table-cell>
          <table:table-cell office:value-type="float" office:value="-4090" calcext:value-type="float">
            <text:p>-4090</text:p>
          </table:table-cell>
          <table:table-cell office:value-type="string" calcext:value-type="string">
            <text:p>&amp;</text:p>
          </table:table-cell>
          <table:table-cell office:value-type="float" office:value="1540.43" calcext:value-type="float">
            <text:p>1540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d100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258.99999" calcext:value-type="float">
            <text:p>-4258.99999</text:p>
          </table:table-cell>
          <table:table-cell office:value-type="string" calcext:value-type="string">
            <text:p>&amp;</text:p>
          </table:table-cell>
          <table:table-cell office:value-type="float" office:value="-4322" calcext:value-type="float">
            <text:p>-4322</text:p>
          </table:table-cell>
          <table:table-cell office:value-type="string" calcext:value-type="string">
            <text:p>&amp;</text:p>
          </table:table-cell>
          <table:table-cell office:value-type="float" office:value="666.73" calcext:value-type="float">
            <text:p>666.7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-4260" calcext:value-type="float">
            <text:p>-4260</text:p>
          </table:table-cell>
          <table:table-cell office:value-type="string" calcext:value-type="string">
            <text:p>&amp;</text:p>
          </table:table-cell>
          <table:table-cell office:value-type="float" office:value="-4260" calcext:value-type="float">
            <text:p>-4260</text:p>
          </table:table-cell>
          <table:table-cell office:value-type="string" calcext:value-type="string">
            <text:p>&amp;</text:p>
          </table:table-cell>
          <table:table-cell office:value-type="float" office:value="1082.36" calcext:value-type="float">
            <text:p>1082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rd100-H6-T4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488.99999" calcext:value-type="float">
            <text:p>-4488.99999</text:p>
          </table:table-cell>
          <table:table-cell office:value-type="string" calcext:value-type="string">
            <text:p>&amp;</text:p>
          </table:table-cell>
          <table:table-cell office:value-type="float" office:value="-4514" calcext:value-type="float">
            <text:p>-4514</text:p>
          </table:table-cell>
          <table:table-cell office:value-type="string" calcext:value-type="string">
            <text:p>&amp;</text:p>
          </table:table-cell>
          <table:table-cell office:value-type="float" office:value="109.78" calcext:value-type="float">
            <text:p>109.78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4500" calcext:value-type="float">
            <text:p>-4500</text:p>
          </table:table-cell>
          <table:table-cell office:value-type="string" calcext:value-type="string">
            <text:p>&amp;</text:p>
          </table:table-cell>
          <table:table-cell office:value-type="float" office:value="-4500" calcext:value-type="float">
            <text:p>-4500</text:p>
          </table:table-cell>
          <table:table-cell office:value-type="string" calcext:value-type="string">
            <text:p>&amp;</text:p>
          </table:table-cell>
          <table:table-cell office:value-type="float" office:value="131.74" calcext:value-type="float">
            <text:p>131.74</text:p>
          </table:table-cell>
          <table:table-cell office:value-type="string" calcext:value-type="string">
            <text:p>\\</text:p>
          </table:table-cell>
        </table:table-row>
      </table:table>
      <table:table table:name="10-4_symmetric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51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598.99999" calcext:value-type="float">
            <text:p>-2598.99999</text:p>
          </table:table-cell>
          <table:table-cell office:value-type="string" calcext:value-type="string">
            <text:p>&amp;</text:p>
          </table:table-cell>
          <table:table-cell office:value-type="float" office:value="-2600" calcext:value-type="float">
            <text:p>-2600</text:p>
          </table:table-cell>
          <table:table-cell office:value-type="string" calcext:value-type="string">
            <text:p>&amp;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2600" calcext:value-type="float">
            <text:p>-2600</text:p>
          </table:table-cell>
          <table:table-cell office:value-type="string" calcext:value-type="string">
            <text:p>&amp;</text:p>
          </table:table-cell>
          <table:table-cell office:value-type="float" office:value="-2600" calcext:value-type="float">
            <text:p>-2600</text:p>
          </table:table-cell>
          <table:table-cell office:value-type="string" calcext:value-type="string">
            <text:p>&amp;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berlin52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628.99999" calcext:value-type="float">
            <text:p>-2628.99999</text:p>
          </table:table-cell>
          <table:table-cell office:value-type="string" calcext:value-type="string">
            <text:p>&amp;</text:p>
          </table:table-cell>
          <table:table-cell office:value-type="float" office:value="-2674" calcext:value-type="float">
            <text:p>-2674</text:p>
          </table:table-cell>
          <table:table-cell office:value-type="string" calcext:value-type="string">
            <text:p>&amp;</text:p>
          </table:table-cell>
          <table:table-cell office:value-type="float" office:value="303.09" calcext:value-type="float">
            <text:p>303.09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-2630" calcext:value-type="float">
            <text:p>-2630</text:p>
          </table:table-cell>
          <table:table-cell office:value-type="string" calcext:value-type="string">
            <text:p>&amp;</text:p>
          </table:table-cell>
          <table:table-cell office:value-type="float" office:value="-2630" calcext:value-type="float">
            <text:p>-2630</text:p>
          </table:table-cell>
          <table:table-cell office:value-type="string" calcext:value-type="string">
            <text:p>&amp;</text:p>
          </table:table-cell>
          <table:table-cell office:value-type="float" office:value="1461.99" calcext:value-type="float">
            <text:p>1461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st70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268.99999" calcext:value-type="float">
            <text:p>-3268.99999</text:p>
          </table:table-cell>
          <table:table-cell office:value-type="string" calcext:value-type="string">
            <text:p>&amp;</text:p>
          </table:table-cell>
          <table:table-cell office:value-type="float" office:value="-3286" calcext:value-type="float">
            <text:p>-3286</text:p>
          </table:table-cell>
          <table:table-cell office:value-type="string" calcext:value-type="string">
            <text:p>&amp;</text:p>
          </table:table-cell>
          <table:table-cell office:value-type="float" office:value="426.76" calcext:value-type="float">
            <text:p>426.76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-3270" calcext:value-type="float">
            <text:p>-3270</text:p>
          </table:table-cell>
          <table:table-cell office:value-type="string" calcext:value-type="string">
            <text:p>&amp;</text:p>
          </table:table-cell>
          <table:table-cell office:value-type="float" office:value="-3270" calcext:value-type="float">
            <text:p>-3270</text:p>
          </table:table-cell>
          <table:table-cell office:value-type="string" calcext:value-type="string">
            <text:p>&amp;</text:p>
          </table:table-cell>
          <table:table-cell office:value-type="float" office:value="1007.71" calcext:value-type="float">
            <text:p>1007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76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288.99999" calcext:value-type="float">
            <text:p>-4288.99999</text:p>
          </table:table-cell>
          <table:table-cell office:value-type="string" calcext:value-type="string">
            <text:p>&amp;</text:p>
          </table:table-cell>
          <table:table-cell office:value-type="float" office:value="-4323" calcext:value-type="float">
            <text:p>-4323</text:p>
          </table:table-cell>
          <table:table-cell office:value-type="string" calcext:value-type="string">
            <text:p>&amp;</text:p>
          </table:table-cell>
          <table:table-cell office:value-type="float" office:value="45.73" calcext:value-type="float">
            <text:p>45.73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-4300" calcext:value-type="float">
            <text:p>-4300</text:p>
          </table:table-cell>
          <table:table-cell office:value-type="string" calcext:value-type="string">
            <text:p>&amp;</text:p>
          </table:table-cell>
          <table:table-cell office:value-type="float" office:value="-4300" calcext:value-type="float">
            <text:p>-4300</text:p>
          </table:table-cell>
          <table:table-cell office:value-type="string" calcext:value-type="string">
            <text:p>&amp;</text:p>
          </table:table-cell>
          <table:table-cell office:value-type="float" office:value="218.92" calcext:value-type="float">
            <text:p>218.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pr76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658.99999" calcext:value-type="float">
            <text:p>-3658.99999</text:p>
          </table:table-cell>
          <table:table-cell office:value-type="string" calcext:value-type="string">
            <text:p>&amp;</text:p>
          </table:table-cell>
          <table:table-cell office:value-type="float" office:value="-3716" calcext:value-type="float">
            <text:p>-3716</text:p>
          </table:table-cell>
          <table:table-cell office:value-type="string" calcext:value-type="string">
            <text:p>&amp;</text:p>
          </table:table-cell>
          <table:table-cell office:value-type="float" office:value="1456.61" calcext:value-type="float">
            <text:p>1456.61</text:p>
          </table:table-cell>
          <table:table-cell office:value-type="string" calcext:value-type="string">
            <text:p>&amp;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amp;</text:p>
          </table:table-cell>
          <table:table-cell office:value-type="float" office:value="-3660" calcext:value-type="float">
            <text:p>-3660</text:p>
          </table:table-cell>
          <table:table-cell office:value-type="string" calcext:value-type="string">
            <text:p>&amp;</text:p>
          </table:table-cell>
          <table:table-cell office:value-type="float" office:value="-3660" calcext:value-type="float">
            <text:p>-3660</text:p>
          </table:table-cell>
          <table:table-cell office:value-type="string" calcext:value-type="string">
            <text:p>&amp;</text:p>
          </table:table-cell>
          <table:table-cell office:value-type="float" office:value="6769.9" calcext:value-type="float">
            <text:p>6769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a100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588.99999" calcext:value-type="float">
            <text:p>-4588.99999</text:p>
          </table:table-cell>
          <table:table-cell office:value-type="string" calcext:value-type="string">
            <text:p>&amp;</text:p>
          </table:table-cell>
          <table:table-cell office:value-type="float" office:value="-4664" calcext:value-type="float">
            <text:p>-4664</text:p>
          </table:table-cell>
          <table:table-cell office:value-type="string" calcext:value-type="string">
            <text:p>&amp;</text:p>
          </table:table-cell>
          <table:table-cell office:value-type="float" office:value="1032.78" calcext:value-type="float">
            <text:p>1032.78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4590" calcext:value-type="float">
            <text:p>-4590</text:p>
          </table:table-cell>
          <table:table-cell office:value-type="string" calcext:value-type="string">
            <text:p>&amp;</text:p>
          </table:table-cell>
          <table:table-cell office:value-type="float" office:value="-4590" calcext:value-type="float">
            <text:p>-4590</text:p>
          </table:table-cell>
          <table:table-cell office:value-type="string" calcext:value-type="string">
            <text:p>&amp;</text:p>
          </table:table-cell>
          <table:table-cell office:value-type="float" office:value="3559.76" calcext:value-type="float">
            <text:p>3559.7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c100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608.99999" calcext:value-type="float">
            <text:p>-4608.99999</text:p>
          </table:table-cell>
          <table:table-cell office:value-type="string" calcext:value-type="string">
            <text:p>&amp;</text:p>
          </table:table-cell>
          <table:table-cell office:value-type="float" office:value="-4633" calcext:value-type="float">
            <text:p>-4633</text:p>
          </table:table-cell>
          <table:table-cell office:value-type="string" calcext:value-type="string">
            <text:p>&amp;</text:p>
          </table:table-cell>
          <table:table-cell office:value-type="float" office:value="186.19" calcext:value-type="float">
            <text:p>186.19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-4610" calcext:value-type="float">
            <text:p>-4610</text:p>
          </table:table-cell>
          <table:table-cell office:value-type="string" calcext:value-type="string">
            <text:p>&amp;</text:p>
          </table:table-cell>
          <table:table-cell office:value-type="float" office:value="-4610" calcext:value-type="float">
            <text:p>-4610</text:p>
          </table:table-cell>
          <table:table-cell office:value-type="string" calcext:value-type="string">
            <text:p>&amp;</text:p>
          </table:table-cell>
          <table:table-cell office:value-type="float" office:value="702.57" calcext:value-type="float">
            <text:p>702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d100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718.99999" calcext:value-type="float">
            <text:p>-4718.99999</text:p>
          </table:table-cell>
          <table:table-cell office:value-type="string" calcext:value-type="string">
            <text:p>&amp;</text:p>
          </table:table-cell>
          <table:table-cell office:value-type="float" office:value="-4736" calcext:value-type="float">
            <text:p>-4736</text:p>
          </table:table-cell>
          <table:table-cell office:value-type="string" calcext:value-type="string">
            <text:p>&amp;</text:p>
          </table:table-cell>
          <table:table-cell office:value-type="float" office:value="459.55" calcext:value-type="float">
            <text:p>459.55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-4720" calcext:value-type="float">
            <text:p>-4720</text:p>
          </table:table-cell>
          <table:table-cell office:value-type="string" calcext:value-type="string">
            <text:p>&amp;</text:p>
          </table:table-cell>
          <table:table-cell office:value-type="float" office:value="-4720" calcext:value-type="float">
            <text:p>-4720</text:p>
          </table:table-cell>
          <table:table-cell office:value-type="string" calcext:value-type="string">
            <text:p>&amp;</text:p>
          </table:table-cell>
          <table:table-cell office:value-type="float" office:value="595.67" calcext:value-type="float">
            <text:p>595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rd100-H10-T4-S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888.99999" calcext:value-type="float">
            <text:p>-4888.99999</text:p>
          </table:table-cell>
          <table:table-cell office:value-type="string" calcext:value-type="string">
            <text:p>&amp;</text:p>
          </table:table-cell>
          <table:table-cell office:value-type="float" office:value="-4947" calcext:value-type="float">
            <text:p>-4947</text:p>
          </table:table-cell>
          <table:table-cell office:value-type="string" calcext:value-type="string">
            <text:p>&amp;</text:p>
          </table:table-cell>
          <table:table-cell office:value-type="float" office:value="880.93" calcext:value-type="float">
            <text:p>880.93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-4900" calcext:value-type="float">
            <text:p>-4900</text:p>
          </table:table-cell>
          <table:table-cell office:value-type="string" calcext:value-type="string">
            <text:p>&amp;</text:p>
          </table:table-cell>
          <table:table-cell office:value-type="float" office:value="-4900" calcext:value-type="float">
            <text:p>-4900</text:p>
          </table:table-cell>
          <table:table-cell office:value-type="string" calcext:value-type="string">
            <text:p>&amp;</text:p>
          </table:table-cell>
          <table:table-cell office:value-type="float" office:value="2603.07" calcext:value-type="float">
            <text:p>2603.07</text:p>
          </table:table-cell>
          <table:table-cell office:value-type="string" calcext:value-type="string">
            <text:p>\\</text:p>
          </table:table-cell>
        </table:table-row>
      </table:table>
      <table:table table:name="11-7_symmetric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51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238.99999" calcext:value-type="float">
            <text:p>-2238.99999</text:p>
          </table:table-cell>
          <table:table-cell office:value-type="string" calcext:value-type="string">
            <text:p>&amp;</text:p>
          </table:table-cell>
          <table:table-cell office:value-type="float" office:value="-2352" calcext:value-type="float">
            <text:p>-2352</text:p>
          </table:table-cell>
          <table:table-cell office:value-type="string" calcext:value-type="string">
            <text:p>&amp;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-2240" calcext:value-type="float">
            <text:p>-2240</text:p>
          </table:table-cell>
          <table:table-cell office:value-type="string" calcext:value-type="string">
            <text:p>&amp;</text:p>
          </table:table-cell>
          <table:table-cell office:value-type="float" office:value="-2240" calcext:value-type="float">
            <text:p>-2240</text:p>
          </table:table-cell>
          <table:table-cell office:value-type="string" calcext:value-type="string">
            <text:p>&amp;</text:p>
          </table:table-cell>
          <table:table-cell office:value-type="float" office:value="104.09" calcext:value-type="float">
            <text:p>104.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berlin52-H11-T7-S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-2928.99999" calcext:value-type="float">
            <text:p>-2928.99999</text:p>
          </table:table-cell>
          <table:table-cell office:value-type="string" calcext:value-type="string">
            <text:p>&amp;</text:p>
          </table:table-cell>
          <table:table-cell office:value-type="float" office:value="-2966" calcext:value-type="float">
            <text:p>-2966</text:p>
          </table:table-cell>
          <table:table-cell office:value-type="string" calcext:value-type="string">
            <text:p>&amp;</text:p>
          </table:table-cell>
          <table:table-cell office:value-type="float" office:value="1357.39" calcext:value-type="float">
            <text:p>1357.39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-2960" calcext:value-type="float">
            <text:p>-29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18000.62" calcext:value-type="float">
            <text:p>18000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st70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2968.99999" calcext:value-type="float">
            <text:p>-2968.99999</text:p>
          </table:table-cell>
          <table:table-cell office:value-type="string" calcext:value-type="string">
            <text:p>&amp;</text:p>
          </table:table-cell>
          <table:table-cell office:value-type="float" office:value="-3087" calcext:value-type="float">
            <text:p>-3087</text:p>
          </table:table-cell>
          <table:table-cell office:value-type="string" calcext:value-type="string">
            <text:p>&amp;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-2970" calcext:value-type="float">
            <text:p>-2970</text:p>
          </table:table-cell>
          <table:table-cell office:value-type="string" calcext:value-type="string">
            <text:p>&amp;</text:p>
          </table:table-cell>
          <table:table-cell office:value-type="float" office:value="-2970" calcext:value-type="float">
            <text:p>-2970</text:p>
          </table:table-cell>
          <table:table-cell office:value-type="string" calcext:value-type="string">
            <text:p>&amp;</text:p>
          </table:table-cell>
          <table:table-cell office:value-type="float" office:value="174.79" calcext:value-type="float">
            <text:p>174.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eil76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798.99999" calcext:value-type="float">
            <text:p>-3798.99999</text:p>
          </table:table-cell>
          <table:table-cell office:value-type="string" calcext:value-type="string">
            <text:p>&amp;</text:p>
          </table:table-cell>
          <table:table-cell office:value-type="float" office:value="-3875" calcext:value-type="float">
            <text:p>-3875</text:p>
          </table:table-cell>
          <table:table-cell office:value-type="string" calcext:value-type="string">
            <text:p>&amp;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-3810" calcext:value-type="float">
            <text:p>-3810</text:p>
          </table:table-cell>
          <table:table-cell office:value-type="string" calcext:value-type="string">
            <text:p>&amp;</text:p>
          </table:table-cell>
          <table:table-cell office:value-type="float" office:value="-3810" calcext:value-type="float">
            <text:p>-3810</text:p>
          </table:table-cell>
          <table:table-cell office:value-type="string" calcext:value-type="string">
            <text:p>&amp;</text:p>
          </table:table-cell>
          <table:table-cell office:value-type="float" office:value="338.83" calcext:value-type="float">
            <text:p>338.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pr76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3508.99999" calcext:value-type="float">
            <text:p>-3508.99999</text:p>
          </table:table-cell>
          <table:table-cell office:value-type="string" calcext:value-type="string">
            <text:p>&amp;</text:p>
          </table:table-cell>
          <table:table-cell office:value-type="float" office:value="-3550" calcext:value-type="float">
            <text:p>-3550</text:p>
          </table:table-cell>
          <table:table-cell office:value-type="string" calcext:value-type="string">
            <text:p>&amp;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-3510" calcext:value-type="float">
            <text:p>-3510</text:p>
          </table:table-cell>
          <table:table-cell office:value-type="string" calcext:value-type="string">
            <text:p>&amp;</text:p>
          </table:table-cell>
          <table:table-cell office:value-type="float" office:value="-3510" calcext:value-type="float">
            <text:p>-3510</text:p>
          </table:table-cell>
          <table:table-cell office:value-type="string" calcext:value-type="string">
            <text:p>&amp;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a100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268.99999" calcext:value-type="float">
            <text:p>-4268.99999</text:p>
          </table:table-cell>
          <table:table-cell office:value-type="string" calcext:value-type="string">
            <text:p>&amp;</text:p>
          </table:table-cell>
          <table:table-cell office:value-type="float" office:value="-4303" calcext:value-type="float">
            <text:p>-4303</text:p>
          </table:table-cell>
          <table:table-cell office:value-type="string" calcext:value-type="string">
            <text:p>&amp;</text:p>
          </table:table-cell>
          <table:table-cell office:value-type="float" office:value="29.67" calcext:value-type="float">
            <text:p>29.67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-4270" calcext:value-type="float">
            <text:p>-4270</text:p>
          </table:table-cell>
          <table:table-cell office:value-type="string" calcext:value-type="string">
            <text:p>&amp;</text:p>
          </table:table-cell>
          <table:table-cell office:value-type="float" office:value="-4270" calcext:value-type="float">
            <text:p>-4270</text:p>
          </table:table-cell>
          <table:table-cell office:value-type="string" calcext:value-type="string">
            <text:p>&amp;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c100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138.99999" calcext:value-type="float">
            <text:p>-4138.99999</text:p>
          </table:table-cell>
          <table:table-cell office:value-type="string" calcext:value-type="string">
            <text:p>&amp;</text:p>
          </table:table-cell>
          <table:table-cell office:value-type="float" office:value="-4319" calcext:value-type="float">
            <text:p>-4319</text:p>
          </table:table-cell>
          <table:table-cell office:value-type="string" calcext:value-type="string">
            <text:p>&amp;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-4160" calcext:value-type="float">
            <text:p>-4160</text:p>
          </table:table-cell>
          <table:table-cell office:value-type="string" calcext:value-type="string">
            <text:p>&amp;</text:p>
          </table:table-cell>
          <table:table-cell office:value-type="float" office:value="-4160" calcext:value-type="float">
            <text:p>-4160</text:p>
          </table:table-cell>
          <table:table-cell office:value-type="string" calcext:value-type="string">
            <text:p>&amp;</text:p>
          </table:table-cell>
          <table:table-cell office:value-type="float" office:value="605.03" calcext:value-type="float">
            <text:p>605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krod100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018.99999" calcext:value-type="float">
            <text:p>-4018.99999</text:p>
          </table:table-cell>
          <table:table-cell office:value-type="string" calcext:value-type="string">
            <text:p>&amp;</text:p>
          </table:table-cell>
          <table:table-cell office:value-type="float" office:value="-4365" calcext:value-type="float">
            <text:p>-4365</text:p>
          </table:table-cell>
          <table:table-cell office:value-type="string" calcext:value-type="string">
            <text:p>&amp;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-4060" calcext:value-type="float">
            <text:p>-4060</text:p>
          </table:table-cell>
          <table:table-cell office:value-type="string" calcext:value-type="string">
            <text:p>&amp;</text:p>
          </table:table-cell>
          <table:table-cell office:value-type="float" office:value="-4060" calcext:value-type="float">
            <text:p>-4060</text:p>
          </table:table-cell>
          <table:table-cell office:value-type="string" calcext:value-type="string">
            <text:p>&amp;</text:p>
          </table:table-cell>
          <table:table-cell office:value-type="float" office:value="1215.71" calcext:value-type="float">
            <text:p>1215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tistics:</text:p>
          </table:table-cell>
          <table:table-cell office:value-type="string" calcext:value-type="string">
            <text:p>rd100-H11-T7-S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-4778.99999" calcext:value-type="float">
            <text:p>-4778.99999</text:p>
          </table:table-cell>
          <table:table-cell office:value-type="string" calcext:value-type="string">
            <text:p>&amp;</text:p>
          </table:table-cell>
          <table:table-cell office:value-type="float" office:value="-4886" calcext:value-type="float">
            <text:p>-4886</text:p>
          </table:table-cell>
          <table:table-cell office:value-type="string" calcext:value-type="string">
            <text:p>&amp;</text:p>
          </table:table-cell>
          <table:table-cell office:value-type="float" office:value="41.79" calcext:value-type="float">
            <text:p>41.7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-4830" calcext:value-type="float">
            <text:p>-4830</text:p>
          </table:table-cell>
          <table:table-cell office:value-type="string" calcext:value-type="string">
            <text:p>&amp;</text:p>
          </table:table-cell>
          <table:table-cell office:value-type="float" office:value="-4830" calcext:value-type="float">
            <text:p>-4830</text:p>
          </table:table-cell>
          <table:table-cell office:value-type="string" calcext:value-type="string">
            <text:p>&amp;</text:p>
          </table:table-cell>
          <table:table-cell office:value-type="float" office:value="364.75" calcext:value-type="float">
            <text:p>364.75</text:p>
          </table:table-cell>
          <table:table-cell office:value-type="string" calcext:value-type="string">
            <text:p>\\</text:p>
          </table:table-cell>
        </table:table-row>
      </table:table>
      <table:table table:name="Non_Symmetric_Resumo" table:style-name="ta1">
        <table:table-column table:style-name="co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ce4"/>
        <table:table-column table:style-name="co6" table:default-cell-style-name="Default"/>
        <table:table-column table:style-name="co1" table:default-cell-style-name="ce9"/>
        <table:table-column table:style-name="co6" table:default-cell-style-name="Default"/>
        <table:table-column table:style-name="co16" table:default-cell-style-name="ce9"/>
        <table:table-column table:style-name="co6" table:default-cell-style-name="Default"/>
        <table:table-column table:style-name="co1" table:default-cell-style-name="ce10"/>
        <table:table-column table:style-name="co6" table:default-cell-style-name="Default"/>
        <table:table-column table:style-name="co1" table:default-cell-style-name="ce9"/>
        <table:table-column table:style-name="co6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ular}{lrrrrrrr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 table:style-name="ce1" office:value-type="string" calcext:value-type="string" table:number-columns-spanned="9" table:number-rows-spanned="1">
            <text:p>\multicolumn{5}{c}{Time(s)}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cline{4-8}</text:p>
          </table:table-cell>
          <table:table-cell table:number-columns-repeated="3"/>
          <table:table-cell table:style-name="ce1"/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(3,2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(4,3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(5,4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(7,3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(8,4)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1-65</text:p>
          </table:table-cell>
          <table:table-cell office:value-type="string" calcext:value-type="string">
            <text:p>&amp;</text:p>
          </table:table-cell>
          <table:table-cell table:formula="of:=ABS([$'1-2'.P2])" office:value-type="float" office:value="240" calcext:value-type="float">
            <text:p>24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] &gt;= 18000; &quot;TL&quot;; IF([$'1-2'.D2]&lt;0.5;&quot;ML&quot;;[$'1-2'.R2]))" office:value-type="float" office:value="1.03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2-3'.R2] &gt;= 18000; &quot;TL&quot;; IF([$'2-3'.D2]&lt;0.5;&quot;ML&quot;;[$'2-3'.R2]))" office:value-type="float" office:value="0.93" calcext:value-type="float">
            <text:p>0.9</text:p>
          </table:table-cell>
          <table:table-cell office:value-type="string" calcext:value-type="string">
            <text:p>&amp;</text:p>
          </table:table-cell>
          <table:table-cell table:formula="of:=IF([$'3-4'.R2] &gt;= 18000; &quot;TL&quot;; IF([$'3-4'.D2]&lt;0.5;&quot;ML&quot;;[$'3-4'.R2]))" office:value-type="float" office:value="0.9" calcext:value-type="float">
            <text:p>0.9</text:p>
          </table:table-cell>
          <table:table-cell office:value-type="string" calcext:value-type="string">
            <text:p>&amp;</text:p>
          </table:table-cell>
          <table:table-cell table:formula="of:=IF([$'5-3'.R2] &gt;= 18000; &quot;TL&quot;; IF([$'5-3'.D2]&lt;0.5;&quot;ML&quot;;[$'5-3'.R2]))"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6-4'.R2] &gt;= 18000; &quot;TL&quot;; IF([$'6-4'.D2]&lt;0.5;&quot;ML&quot;;[$'6-4'.R2]))" office:value-type="float" office:value="5.35" calcext:value-type="float">
            <text:p>5.4</text:p>
          </table:table-cell>
          <table:table-cell office:value-type="string" calcext:value-type="string">
            <text:p>\\</text:p>
          </table:table-cell>
          <table:table-cell table:style-name="ce3"/>
        </table:table-row>
        <table:table-row table:style-name="ro1">
          <table:table-cell office:value-type="string" calcext:value-type="string">
            <text:p>T1-70</text:p>
          </table:table-cell>
          <table:table-cell office:value-type="string" calcext:value-type="string">
            <text:p>&amp;</text:p>
          </table:table-cell>
          <table:table-cell table:formula="of:=ABS([$'1-2'.P3])" office:value-type="float" office:value="260" calcext:value-type="float">
            <text:p>26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] &gt;= 18000; &quot;TL&quot;; IF([$'1-2'.D3]&lt;0.5;&quot;ML&quot;;[$'1-2'.R3]))" office:value-type="float" office:value="1.06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2-3'.R3] &gt;= 18000; &quot;TL&quot;; IF([$'2-3'.D3]&lt;0.5;&quot;ML&quot;;[$'2-3'.R3]))" office:value-type="float" office:value="0.97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3-4'.R3] &gt;= 18000; &quot;TL&quot;; IF([$'3-4'.D3]&lt;0.5;&quot;ML&quot;;[$'3-4'.R3]))" office:value-type="float" office:value="0.95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3] &gt;= 18000; &quot;TL&quot;; IF([$'5-3'.D3]&lt;0.5;&quot;ML&quot;;[$'5-3'.R3]))" office:value-type="float" office:value="3.19" calcext:value-type="float">
            <text:p>3.2</text:p>
          </table:table-cell>
          <table:table-cell office:value-type="string" calcext:value-type="string">
            <text:p>&amp;</text:p>
          </table:table-cell>
          <table:table-cell table:formula="of:=IF([$'6-4'.R3] &gt;= 18000; &quot;TL&quot;; IF([$'6-4'.D3]&lt;0.5;&quot;ML&quot;;[$'6-4'.R3]))" office:value-type="float" office:value="1.41" calcext:value-type="float">
            <text:p>1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1-73</text:p>
          </table:table-cell>
          <table:table-cell office:value-type="string" calcext:value-type="string">
            <text:p>&amp;</text:p>
          </table:table-cell>
          <table:table-cell table:formula="of:=ABS([$'1-2'.P4])" office:value-type="float" office:value="265" calcext:value-type="float">
            <text:p>26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4] &gt;= 18000; &quot;TL&quot;; IF([$'1-2'.D4]&lt;0.5;&quot;ML&quot;;[$'1-2'.R4]))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2-3'.R4] &gt;= 18000; &quot;TL&quot;; IF([$'2-3'.D4]&lt;0.5;&quot;ML&quot;;[$'2-3'.R4]))" office:value-type="float" office:value="1.03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3-4'.R4] &gt;= 18000; &quot;TL&quot;; IF([$'3-4'.D4]&lt;0.5;&quot;ML&quot;;[$'3-4'.R4]))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4] &gt;= 18000; &quot;TL&quot;; IF([$'5-3'.D4]&lt;0.5;&quot;ML&quot;;[$'5-3'.R4]))" office:value-type="float" office:value="4.15" calcext:value-type="float">
            <text:p>4.2</text:p>
          </table:table-cell>
          <table:table-cell office:value-type="string" calcext:value-type="string">
            <text:p>&amp;</text:p>
          </table:table-cell>
          <table:table-cell table:formula="of:=IF([$'6-4'.R4] &gt;= 18000; &quot;TL&quot;; IF([$'6-4'.D4]&lt;0.5;&quot;ML&quot;;[$'6-4'.R4]))" office:value-type="float" office:value="19.37" calcext:value-type="float">
            <text:p>19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1-75</text:p>
          </table:table-cell>
          <table:table-cell office:value-type="string" calcext:value-type="string">
            <text:p>&amp;</text:p>
          </table:table-cell>
          <table:table-cell table:formula="of:=ABS([$'1-2'.P5])" office:value-type="float" office:value="270" calcext:value-type="float">
            <text:p>27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5] &gt;= 18000; &quot;TL&quot;; IF([$'1-2'.D5]&lt;0.5;&quot;ML&quot;;[$'1-2'.R5]))" office:value-type="float" office:value="1.12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2-3'.R5] &gt;= 18000; &quot;TL&quot;; IF([$'2-3'.D5]&lt;0.5;&quot;ML&quot;;[$'2-3'.R5]))" office:value-type="float" office:value="0.99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3-4'.R5] &gt;= 18000; &quot;TL&quot;; IF([$'3-4'.D5]&lt;0.5;&quot;ML&quot;;[$'3-4'.R5]))" office:value-type="float" office:value="0.96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5] &gt;= 18000; &quot;TL&quot;; IF([$'5-3'.D5]&lt;0.5;&quot;ML&quot;;[$'5-3'.R5]))" office:value-type="float" office:value="1.1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6-4'.R5] &gt;= 18000; &quot;TL&quot;; IF([$'6-4'.D5]&lt;0.5;&quot;ML&quot;;[$'6-4'.R5]))" office:value-type="float" office:value="3.62" calcext:value-type="float">
            <text:p>3.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1-80</text:p>
          </table:table-cell>
          <table:table-cell office:value-type="string" calcext:value-type="string">
            <text:p>&amp;</text:p>
          </table:table-cell>
          <table:table-cell table:formula="of:=ABS([$'1-2'.P6])" office:value-type="float" office:value="280" calcext:value-type="float">
            <text:p>28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6] &gt;= 18000; &quot;TL&quot;; IF([$'1-2'.D6]&lt;0.5;&quot;ML&quot;;[$'1-2'.R6]))"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2-3'.R6] &gt;= 18000; &quot;TL&quot;; IF([$'2-3'.D6]&lt;0.5;&quot;ML&quot;;[$'2-3'.R6]))" office:value-type="float" office:value="1.19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3-4'.R6] &gt;= 18000; &quot;TL&quot;; IF([$'3-4'.D6]&lt;0.5;&quot;ML&quot;;[$'3-4'.R6]))" office:value-type="float" office:value="1.0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6] &gt;= 18000; &quot;TL&quot;; IF([$'5-3'.D6]&lt;0.5;&quot;ML&quot;;[$'5-3'.R6]))" office:value-type="float" office:value="1.2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6-4'.R6] &gt;= 18000; &quot;TL&quot;; IF([$'6-4'.D6]&lt;0.5;&quot;ML&quot;;[$'6-4'.R6]))" office:value-type="float" office:value="4.17" calcext:value-type="float">
            <text:p>4.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1-85</text:p>
          </table:table-cell>
          <table:table-cell office:value-type="string" calcext:value-type="string">
            <text:p>&amp;</text:p>
          </table:table-cell>
          <table:table-cell table:formula="of:=ABS([$'1-2'.P7])" office:value-type="float" office:value="285" calcext:value-type="float">
            <text:p>28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7] &gt;= 18000; &quot;TL&quot;; IF([$'1-2'.D7]&lt;0.5;&quot;ML&quot;;[$'1-2'.R7]))" office:value-type="float" office:value="1.47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2-3'.R7] &gt;= 18000; &quot;TL&quot;; IF([$'2-3'.D7]&lt;0.5;&quot;ML&quot;;[$'2-3'.R7]))" office:value-type="float" office:value="1.1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7] &gt;= 18000; &quot;TL&quot;; IF([$'3-4'.D7]&lt;0.5;&quot;ML&quot;;[$'3-4'.R7]))" office:value-type="float" office:value="1.08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7] &gt;= 18000; &quot;TL&quot;; IF([$'5-3'.D7]&lt;0.5;&quot;ML&quot;;[$'5-3'.R7]))" office:value-type="float" office:value="4.69" calcext:value-type="float">
            <text:p>4.7</text:p>
          </table:table-cell>
          <table:table-cell office:value-type="string" calcext:value-type="string">
            <text:p>&amp;</text:p>
          </table:table-cell>
          <table:table-cell table:formula="of:=IF([$'6-4'.R7] &gt;= 18000; &quot;TL&quot;; IF([$'6-4'.D7]&lt;0.5;&quot;ML&quot;;[$'6-4'.R7]))" office:value-type="float" office:value="3.77" calcext:value-type="float">
            <text:p>3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65</text:p>
          </table:table-cell>
          <table:table-cell office:value-type="string" calcext:value-type="string">
            <text:p>&amp;</text:p>
          </table:table-cell>
          <table:table-cell table:formula="of:=ABS([$'1-2'.P8])" office:value-type="float" office:value="610" calcext:value-type="float">
            <text:p>6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8] &gt;= 18000; &quot;TL&quot;; IF([$'1-2'.D8]&lt;0.5;&quot;ML&quot;;[$'1-2'.R8]))" office:value-type="float" office:value="1.15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8] &gt;= 18000; &quot;TL&quot;; IF([$'2-3'.D8]&lt;0.5;&quot;ML&quot;;[$'2-3'.R8]))"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8] &gt;= 18000; &quot;TL&quot;; IF([$'3-4'.D8]&lt;0.5;&quot;ML&quot;;[$'3-4'.R8]))" office:value-type="float" office:value="1.17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5-3'.R8] &gt;= 18000; &quot;TL&quot;; IF([$'5-3'.D8]&lt;0.5;&quot;ML&quot;;[$'5-3'.R8]))" office:value-type="float" office:value="611.43" calcext:value-type="float">
            <text:p>611.4</text:p>
          </table:table-cell>
          <table:table-cell office:value-type="string" calcext:value-type="string">
            <text:p>&amp;</text:p>
          </table:table-cell>
          <table:table-cell table:formula="of:=IF([$'6-4'.R8] &gt;= 18000; &quot;TL&quot;; IF([$'6-4'.D8]&lt;0.5;&quot;ML&quot;;[$'6-4'.R8]))" office:value-type="float" office:value="235.4" calcext:value-type="float">
            <text:p>235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75</text:p>
          </table:table-cell>
          <table:table-cell office:value-type="string" calcext:value-type="string">
            <text:p>&amp;</text:p>
          </table:table-cell>
          <table:table-cell table:formula="of:=ABS([$'1-2'.P9])" office:value-type="float" office:value="670" calcext:value-type="float">
            <text:p>67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9] &gt;= 18000; &quot;TL&quot;; IF([$'1-2'.D9]&lt;0.5;&quot;ML&quot;;[$'1-2'.R9]))" office:value-type="float" office:value="1.26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2-3'.R9] &gt;= 18000; &quot;TL&quot;; IF([$'2-3'.D9]&lt;0.5;&quot;ML&quot;;[$'2-3'.R9]))"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9] &gt;= 18000; &quot;TL&quot;; IF([$'3-4'.D9]&lt;0.5;&quot;ML&quot;;[$'3-4'.R9]))" office:value-type="float" office:value="3.84" calcext:value-type="float">
            <text:p>3.8</text:p>
          </table:table-cell>
          <table:table-cell office:value-type="string" calcext:value-type="string">
            <text:p>&amp;</text:p>
          </table:table-cell>
          <table:table-cell table:formula="of:=IF([$'5-3'.R9] &gt;= 18000; &quot;TL&quot;; IF([$'5-3'.D9]&lt;0.5;&quot;ML&quot;;[$'5-3'.R9]))" office:value-type="float" office:value="1257.46" calcext:value-type="float">
            <text:p>1257.5</text:p>
          </table:table-cell>
          <table:table-cell office:value-type="string" calcext:value-type="string">
            <text:p>&amp;</text:p>
          </table:table-cell>
          <table:table-cell table:formula="of:=IF([$'6-4'.R9] &gt;= 18000; &quot;TL&quot;; IF([$'6-4'.D9]&lt;0.5;&quot;ML&quot;;[$'6-4'.R9]))" office:value-type="float" office:value="8.47" calcext:value-type="float">
            <text:p>8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80</text:p>
          </table:table-cell>
          <table:table-cell office:value-type="string" calcext:value-type="string">
            <text:p>&amp;</text:p>
          </table:table-cell>
          <table:table-cell table:formula="of:=ABS([$'1-2'.P10])" office:value-type="float" office:value="710" calcext:value-type="float">
            <text:p>7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0] &gt;= 18000; &quot;TL&quot;; IF([$'1-2'.D10]&lt;0.5;&quot;ML&quot;;[$'1-2'.R10]))" office:value-type="float" office:value="1.36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2-3'.R10] &gt;= 18000; &quot;TL&quot;; IF([$'2-3'.D10]&lt;0.5;&quot;ML&quot;;[$'2-3'.R10]))" office:value-type="float" office:value="1.1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10] &gt;= 18000; &quot;TL&quot;; IF([$'3-4'.D10]&lt;0.5;&quot;ML&quot;;[$'3-4'.R10]))" office:value-type="float" office:value="0.95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10] &gt;= 18000; &quot;TL&quot;; IF([$'5-3'.D10]&lt;0.5;&quot;ML&quot;;[$'5-3'.R10]))" office:value-type="float" office:value="34.03" calcext:value-type="float">
            <text:p>34.0</text:p>
          </table:table-cell>
          <table:table-cell office:value-type="string" calcext:value-type="string">
            <text:p>&amp;</text:p>
          </table:table-cell>
          <table:table-cell table:formula="of:=IF([$'6-4'.R10] &gt;= 18000; &quot;TL&quot;; IF([$'6-4'.D10]&lt;0.5;&quot;ML&quot;;[$'6-4'.R10]))" office:value-type="float" office:value="6.83" calcext:value-type="float">
            <text:p>6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85</text:p>
          </table:table-cell>
          <table:table-cell office:value-type="string" calcext:value-type="string">
            <text:p>&amp;</text:p>
          </table:table-cell>
          <table:table-cell table:formula="of:=ABS([$'1-2'.P11])" office:value-type="float" office:value="740" calcext:value-type="float">
            <text:p>74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1] &gt;= 18000; &quot;TL&quot;; IF([$'1-2'.D11]&lt;0.5;&quot;ML&quot;;[$'1-2'.R11]))" office:value-type="float" office:value="1.28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2-3'.R11] &gt;= 18000; &quot;TL&quot;; IF([$'2-3'.D11]&lt;0.5;&quot;ML&quot;;[$'2-3'.R11]))" office:value-type="float" office:value="1.21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3-4'.R11] &gt;= 18000; &quot;TL&quot;; IF([$'3-4'.D11]&lt;0.5;&quot;ML&quot;;[$'3-4'.R11]))" office:value-type="float" office:value="1.03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5-3'.R11] &gt;= 18000; &quot;TL&quot;; IF([$'5-3'.D11]&lt;0.5;&quot;ML&quot;;[$'5-3'.R11]))" office:value-type="float" office:value="47.3" calcext:value-type="float">
            <text:p>47.3</text:p>
          </table:table-cell>
          <table:table-cell office:value-type="string" calcext:value-type="string">
            <text:p>&amp;</text:p>
          </table:table-cell>
          <table:table-cell table:formula="of:=IF([$'6-4'.R11] &gt;= 18000; &quot;TL&quot;; IF([$'6-4'.D11]&lt;0.5;&quot;ML&quot;;[$'6-4'.R11]))" office:value-type="float" office:value="1.07" calcext:value-type="float">
            <text:p>1.1</text:p>
          </table:table-cell>
          <table:table-cell table:style-name="ce3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90</text:p>
          </table:table-cell>
          <table:table-cell office:value-type="string" calcext:value-type="string">
            <text:p>&amp;</text:p>
          </table:table-cell>
          <table:table-cell table:formula="of:=ABS([$'1-2'.P12])" office:value-type="float" office:value="770" calcext:value-type="float">
            <text:p>77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2] &gt;= 18000; &quot;TL&quot;; IF([$'1-2'.D12]&lt;0.5;&quot;ML&quot;;[$'1-2'.R12]))" office:value-type="float" office:value="1.83" calcext:value-type="float">
            <text:p>1.8</text:p>
          </table:table-cell>
          <table:table-cell office:value-type="string" calcext:value-type="string">
            <text:p>&amp;</text:p>
          </table:table-cell>
          <table:table-cell table:formula="of:=IF([$'2-3'.R12] &gt;= 18000; &quot;TL&quot;; IF([$'2-3'.D12]&lt;0.5;&quot;ML&quot;;[$'2-3'.R12]))" office:value-type="float" office:value="1.35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3-4'.R12] &gt;= 18000; &quot;TL&quot;; IF([$'3-4'.D12]&lt;0.5;&quot;ML&quot;;[$'3-4'.R12]))" office:value-type="float" office:value="1.05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12] &gt;= 18000; &quot;TL&quot;; IF([$'5-3'.D12]&lt;0.5;&quot;ML&quot;;[$'5-3'.R12]))" office:value-type="float" office:value="39.44" calcext:value-type="float">
            <text:p>39.4</text:p>
          </table:table-cell>
          <table:table-cell office:value-type="string" calcext:value-type="string">
            <text:p>&amp;</text:p>
          </table:table-cell>
          <table:table-cell table:formula="of:=IF([$'6-4'.R12] &gt;= 18000; &quot;TL&quot;; IF([$'6-4'.D12]&lt;0.5;&quot;ML&quot;;[$'6-4'.R12]))" office:value-type="float" office:value="11.99" calcext:value-type="float">
            <text:p>12.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95</text:p>
          </table:table-cell>
          <table:table-cell office:value-type="string" calcext:value-type="string">
            <text:p>&amp;</text:p>
          </table:table-cell>
          <table:table-cell table:formula="of:=ABS([$'1-2'.P13])" office:value-type="float" office:value="790" calcext:value-type="float">
            <text:p>79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3] &gt;= 18000; &quot;TL&quot;; IF([$'1-2'.D13]&lt;0.5;&quot;ML&quot;;[$'1-2'.R13]))" office:value-type="float" office:value="1.74" calcext:value-type="float">
            <text:p>1.7</text:p>
          </table:table-cell>
          <table:table-cell office:value-type="string" calcext:value-type="string">
            <text:p>&amp;</text:p>
          </table:table-cell>
          <table:table-cell table:formula="of:=IF([$'2-3'.R13] &gt;= 18000; &quot;TL&quot;; IF([$'2-3'.D13]&lt;0.5;&quot;ML&quot;;[$'2-3'.R13]))" office:value-type="float" office:value="1.44" calcext:value-type="float">
            <text:p>1.4</text:p>
          </table:table-cell>
          <table:table-cell office:value-type="string" calcext:value-type="string">
            <text:p>&amp;</text:p>
          </table:table-cell>
          <table:table-cell table:style-name="ce11" table:formula="of:=IF([$'3-4'.R13] &gt;= 18000; &quot;TL&quot;; IF([$'3-4'.D13]&lt;0.5;&quot;ML&quot;;[$'3-4'.R13]))" office:value-type="float" office:value="1.06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13] &gt;= 18000; &quot;TL&quot;; IF([$'5-3'.D13]&lt;0.5;&quot;ML&quot;;[$'5-3'.R13]))" office:value-type="float" office:value="1.45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6-4'.R13] &gt;= 18000; &quot;TL&quot;; IF([$'6-4'.D13]&lt;0.5;&quot;ML&quot;;[$'6-4'.R13]))" office:value-type="float" office:value="15.41" calcext:value-type="float">
            <text:p>15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100</text:p>
          </table:table-cell>
          <table:table-cell office:value-type="string" calcext:value-type="string">
            <text:p>&amp;</text:p>
          </table:table-cell>
          <table:table-cell table:formula="of:=ABS([$'1-2'.P14])" office:value-type="float" office:value="800" calcext:value-type="float">
            <text:p>8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4] &gt;= 18000; &quot;TL&quot;; IF([$'1-2'.D14]&lt;0.5;&quot;ML&quot;;[$'1-2'.R14]))" office:value-type="float" office:value="2.25" calcext:value-type="float">
            <text:p>2.3</text:p>
          </table:table-cell>
          <table:table-cell office:value-type="string" calcext:value-type="string">
            <text:p>&amp;</text:p>
          </table:table-cell>
          <table:table-cell table:formula="of:=IF([$'2-3'.R14] &gt;= 18000; &quot;TL&quot;; IF([$'2-3'.D14]&lt;0.5;&quot;ML&quot;;[$'2-3'.R14]))" office:value-type="float" office:value="8.52" calcext:value-type="float">
            <text:p>8.5</text:p>
          </table:table-cell>
          <table:table-cell office:value-type="string" calcext:value-type="string">
            <text:p>&amp;</text:p>
          </table:table-cell>
          <table:table-cell table:formula="of:=IF([$'3-4'.R14] &gt;= 18000; &quot;TL&quot;; IF([$'3-4'.D14]&lt;0.5;&quot;ML&quot;;[$'3-4'.R14]))" office:value-type="float" office:value="1.2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5-3'.R14] &gt;= 18000; &quot;TL&quot;; IF([$'5-3'.D14]&lt;0.5;&quot;ML&quot;;[$'5-3'.R14]))" office:value-type="float" office:value="2.75" calcext:value-type="float">
            <text:p>2.8</text:p>
          </table:table-cell>
          <table:table-cell office:value-type="string" calcext:value-type="string">
            <text:p>&amp;</text:p>
          </table:table-cell>
          <table:table-cell table:formula="of:=IF([$'6-4'.R14] &gt;= 18000; &quot;TL&quot;; IF([$'6-4'.D14]&lt;0.5;&quot;ML&quot;;[$'6-4'.R14]))" office:value-type="float" office:value="49.37" calcext:value-type="float">
            <text:p>49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3-105</text:p>
          </table:table-cell>
          <table:table-cell office:value-type="string" calcext:value-type="string">
            <text:p>&amp;</text:p>
          </table:table-cell>
          <table:table-cell table:formula="of:=ABS([$'1-2'.P15])" office:value-type="float" office:value="800" calcext:value-type="float">
            <text:p>8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5] &gt;= 18000; &quot;TL&quot;; IF([$'1-2'.D15]&lt;0.5;&quot;ML&quot;;[$'1-2'.R15]))" office:value-type="float" office:value="7.59" calcext:value-type="float">
            <text:p>7.6</text:p>
          </table:table-cell>
          <table:table-cell office:value-type="string" calcext:value-type="string">
            <text:p>&amp;</text:p>
          </table:table-cell>
          <table:table-cell table:formula="of:=IF([$'2-3'.R15] &gt;= 18000; &quot;TL&quot;; IF([$'2-3'.D15]&lt;0.5;&quot;ML&quot;;[$'2-3'.R15]))" office:value-type="float" office:value="20.7" calcext:value-type="float">
            <text:p>20.7</text:p>
          </table:table-cell>
          <table:table-cell office:value-type="string" calcext:value-type="string">
            <text:p>&amp;</text:p>
          </table:table-cell>
          <table:table-cell table:formula="of:=IF([$'3-4'.R15] &gt;= 18000; &quot;TL&quot;; IF([$'3-4'.D15]&lt;0.5;&quot;ML&quot;;[$'3-4'.R15]))" office:value-type="float" office:value="1.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5-3'.R15] &gt;= 18000; &quot;TL&quot;; IF([$'5-3'.D15]&lt;0.5;&quot;ML&quot;;[$'5-3'.R15]))" office:value-type="float" office:value="14.05" calcext:value-type="float">
            <text:p>14.1</text:p>
          </table:table-cell>
          <table:table-cell office:value-type="string" calcext:value-type="string">
            <text:p>&amp;</text:p>
          </table:table-cell>
          <table:table-cell table:formula="of:=IF([$'6-4'.R15] &gt;= 18000; &quot;TL&quot;; IF([$'6-4'.D15]&lt;0.5;&quot;ML&quot;;[$'6-4'.R15]))" office:value-type="float" office:value="44.03" calcext:value-type="float">
            <text:p>44.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45</text:p>
          </table:table-cell>
          <table:table-cell office:value-type="string" calcext:value-type="string">
            <text:p>&amp;</text:p>
          </table:table-cell>
          <table:table-cell table:formula="of:=ABS([$'1-2'.P16])" office:value-type="float" office:value="816" calcext:value-type="float">
            <text:p>81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6] &gt;= 18000; &quot;TL&quot;; IF([$'1-2'.D16]&lt;0.5;&quot;ML&quot;;[$'1-2'.R16]))" office:value-type="float" office:value="1.2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16] &gt;= 18000; &quot;TL&quot;; IF([$'2-3'.D16]&lt;0.5;&quot;ML&quot;;[$'2-3'.R16]))" office:value-type="float" office:value="1.39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3-4'.R16] &gt;= 18000; &quot;TL&quot;; IF([$'3-4'.D16]&lt;0.5;&quot;ML&quot;;[$'3-4'.R16]))" office:value-type="float" office:value="1.17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5-3'.R16] &gt;= 18000; &quot;TL&quot;; IF([$'5-3'.D16]&lt;0.5;&quot;ML&quot;;[$'5-3'.R16]))" office:value-type="float" office:value="22.4" calcext:value-type="float">
            <text:p>22.4</text:p>
          </table:table-cell>
          <table:table-cell office:value-type="string" calcext:value-type="string">
            <text:p>&amp;</text:p>
          </table:table-cell>
          <table:table-cell table:formula="of:=IF([$'6-4'.R16] &gt;= 18000; &quot;TL&quot;; IF([$'6-4'.D16]&lt;0.5;&quot;ML&quot;;[$'6-4'.R16]))" office:value-type="float" office:value="2.28" calcext:value-type="float">
            <text:p>2.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50</text:p>
          </table:table-cell>
          <table:table-cell office:value-type="string" calcext:value-type="string">
            <text:p>&amp;</text:p>
          </table:table-cell>
          <table:table-cell table:formula="of:=ABS([$'1-2'.P17])"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7] &gt;= 18000; &quot;TL&quot;; IF([$'1-2'.D17]&lt;0.5;&quot;ML&quot;;[$'1-2'.R17]))" office:value-type="float" office:value="1.92" calcext:value-type="float">
            <text:p>1.9</text:p>
          </table:table-cell>
          <table:table-cell office:value-type="string" calcext:value-type="string">
            <text:p>&amp;</text:p>
          </table:table-cell>
          <table:table-cell table:formula="of:=IF([$'2-3'.R17] &gt;= 18000; &quot;TL&quot;; IF([$'2-3'.D17]&lt;0.5;&quot;ML&quot;;[$'2-3'.R17]))" office:value-type="float" office:value="1.64" calcext:value-type="float">
            <text:p>1.6</text:p>
          </table:table-cell>
          <table:table-cell office:value-type="string" calcext:value-type="string">
            <text:p>&amp;</text:p>
          </table:table-cell>
          <table:table-cell table:formula="of:=IF([$'3-4'.R17] &gt;= 18000; &quot;TL&quot;; IF([$'3-4'.D17]&lt;0.5;&quot;ML&quot;;[$'3-4'.R17]))" office:value-type="float" office:value="1.84" calcext:value-type="float">
            <text:p>1.8</text:p>
          </table:table-cell>
          <table:table-cell office:value-type="string" calcext:value-type="string">
            <text:p>&amp;</text:p>
          </table:table-cell>
          <table:table-cell table:formula="of:=IF([$'5-3'.R17] &gt;= 18000; &quot;TL&quot;; IF([$'5-3'.D17]&lt;0.5;&quot;ML&quot;;[$'5-3'.R17]))" office:value-type="float" office:value="12.68" calcext:value-type="float">
            <text:p>12.7</text:p>
          </table:table-cell>
          <table:table-cell office:value-type="string" calcext:value-type="string">
            <text:p>&amp;</text:p>
          </table:table-cell>
          <table:table-cell table:formula="of:=IF([$'6-4'.R17] &gt;= 18000; &quot;TL&quot;; IF([$'6-4'.D17]&lt;0.5;&quot;ML&quot;;[$'6-4'.R17]))" office:value-type="float" office:value="10.77" calcext:value-type="float">
            <text:p>10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55</text:p>
          </table:table-cell>
          <table:table-cell office:value-type="string" calcext:value-type="string">
            <text:p>&amp;</text:p>
          </table:table-cell>
          <table:table-cell table:formula="of:=ABS([$'1-2'.P18])" office:value-type="float" office:value="984" calcext:value-type="float">
            <text:p>98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8] &gt;= 18000; &quot;TL&quot;; IF([$'1-2'.D18]&lt;0.5;&quot;ML&quot;;[$'1-2'.R18]))" office:value-type="float" office:value="1.86" calcext:value-type="float">
            <text:p>1.9</text:p>
          </table:table-cell>
          <table:table-cell office:value-type="string" calcext:value-type="string">
            <text:p>&amp;</text:p>
          </table:table-cell>
          <table:table-cell table:formula="of:=IF([$'2-3'.R18] &gt;= 18000; &quot;TL&quot;; IF([$'2-3'.D18]&lt;0.5;&quot;ML&quot;;[$'2-3'.R18]))" office:value-type="float" office:value="2.52" calcext:value-type="float">
            <text:p>2.5</text:p>
          </table:table-cell>
          <table:table-cell office:value-type="string" calcext:value-type="string">
            <text:p>&amp;</text:p>
          </table:table-cell>
          <table:table-cell table:formula="of:=IF([$'3-4'.R18] &gt;= 18000; &quot;TL&quot;; IF([$'3-4'.D18]&lt;0.5;&quot;ML&quot;;[$'3-4'.R18]))" office:value-type="float" office:value="1.76" calcext:value-type="float">
            <text:p>1.8</text:p>
          </table:table-cell>
          <table:table-cell office:value-type="string" calcext:value-type="string">
            <text:p>&amp;</text:p>
          </table:table-cell>
          <table:table-cell table:formula="of:=IF([$'5-3'.R18] &gt;= 18000; &quot;TL&quot;; IF([$'5-3'.D18]&lt;0.5;&quot;ML&quot;;[$'5-3'.R18]))" office:value-type="float" office:value="31.4" calcext:value-type="float">
            <text:p>31.4</text:p>
          </table:table-cell>
          <table:table-cell office:value-type="string" calcext:value-type="string">
            <text:p>&amp;</text:p>
          </table:table-cell>
          <table:table-cell table:formula="of:=IF([$'6-4'.R18] &gt;= 18000; &quot;TL&quot;; IF([$'6-4'.D18]&lt;0.5;&quot;ML&quot;;[$'6-4'.R18]))" office:value-type="float" office:value="57.11" calcext:value-type="float">
            <text:p>57.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60</text:p>
          </table:table-cell>
          <table:table-cell office:value-type="string" calcext:value-type="string">
            <text:p>&amp;</text:p>
          </table:table-cell>
          <table:table-cell table:formula="of:=ABS([$'1-2'.P19])" office:value-type="float" office:value="1062" calcext:value-type="float">
            <text:p>106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19] &gt;= 18000; &quot;TL&quot;; IF([$'1-2'.D19]&lt;0.5;&quot;ML&quot;;[$'1-2'.R19]))" office:value-type="float" office:value="2.45" calcext:value-type="float">
            <text:p>2.5</text:p>
          </table:table-cell>
          <table:table-cell office:value-type="string" calcext:value-type="string">
            <text:p>&amp;</text:p>
          </table:table-cell>
          <table:table-cell table:formula="of:=IF([$'2-3'.R19] &gt;= 18000; &quot;TL&quot;; IF([$'2-3'.D19]&lt;0.5;&quot;ML&quot;;[$'2-3'.R19]))" office:value-type="float" office:value="2.54" calcext:value-type="float">
            <text:p>2.5</text:p>
          </table:table-cell>
          <table:table-cell office:value-type="string" calcext:value-type="string">
            <text:p>&amp;</text:p>
          </table:table-cell>
          <table:table-cell table:formula="of:=IF([$'3-4'.R19] &gt;= 18000; &quot;TL&quot;; IF([$'3-4'.D19]&lt;0.5;&quot;ML&quot;;[$'3-4'.R19]))" office:value-type="float" office:value="2.03" calcext:value-type="float">
            <text:p>2.0</text:p>
          </table:table-cell>
          <table:table-cell office:value-type="string" calcext:value-type="string">
            <text:p>&amp;</text:p>
          </table:table-cell>
          <table:table-cell table:formula="of:=IF([$'5-3'.R19] &gt;= 18000; &quot;TL&quot;; IF([$'5-3'.D19]&lt;0.5;&quot;ML&quot;;[$'5-3'.R19]))" office:value-type="float" office:value="404.97" calcext:value-type="float">
            <text:p>405.0</text:p>
          </table:table-cell>
          <table:table-cell office:value-type="string" calcext:value-type="string">
            <text:p>&amp;</text:p>
          </table:table-cell>
          <table:table-cell table:formula="of:=IF([$'6-4'.R19] &gt;= 18000; &quot;TL&quot;; IF([$'6-4'.D19]&lt;0.5;&quot;ML&quot;;[$'6-4'.R19]))" office:value-type="float" office:value="23.81" calcext:value-type="float">
            <text:p>23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65</text:p>
          </table:table-cell>
          <table:table-cell office:value-type="string" calcext:value-type="string">
            <text:p>&amp;</text:p>
          </table:table-cell>
          <table:table-cell table:formula="of:=ABS([$'1-2'.P20])" office:value-type="float" office:value="1116" calcext:value-type="float">
            <text:p>111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0] &gt;= 18000; &quot;TL&quot;; IF([$'1-2'.D20]&lt;0.5;&quot;ML&quot;;[$'1-2'.R20]))" office:value-type="float" office:value="10.99" calcext:value-type="float">
            <text:p>11.0</text:p>
          </table:table-cell>
          <table:table-cell office:value-type="string" calcext:value-type="string">
            <text:p>&amp;</text:p>
          </table:table-cell>
          <table:table-cell table:formula="of:=IF([$'2-3'.R20] &gt;= 18000; &quot;TL&quot;; IF([$'2-3'.D20]&lt;0.5;&quot;ML&quot;;[$'2-3'.R20]))" office:value-type="float" office:value="4.84" calcext:value-type="float">
            <text:p>4.8</text:p>
          </table:table-cell>
          <table:table-cell office:value-type="string" calcext:value-type="string">
            <text:p>&amp;</text:p>
          </table:table-cell>
          <table:table-cell table:formula="of:=IF([$'3-4'.R20] &gt;= 18000; &quot;TL&quot;; IF([$'3-4'.D20]&lt;0.5;&quot;ML&quot;;[$'3-4'.R20]))" office:value-type="float" office:value="7.51" calcext:value-type="float">
            <text:p>7.5</text:p>
          </table:table-cell>
          <table:table-cell office:value-type="string" calcext:value-type="string">
            <text:p>&amp;</text:p>
          </table:table-cell>
          <table:table-cell table:formula="of:=IF([$'5-3'.R20] &gt;= 18000; &quot;TL&quot;; IF([$'5-3'.D20]&lt;0.5;&quot;ML&quot;;[$'5-3'.R20]))" office:value-type="string" office:string-value="ML" calcext:value-type="string">
            <text:p>ML</text:p>
          </table:table-cell>
          <table:table-cell office:value-type="string" calcext:value-type="string">
            <text:p>&amp;</text:p>
          </table:table-cell>
          <table:table-cell table:formula="of:=IF([$'6-4'.R20] &gt;= 18000; &quot;TL&quot;; IF([$'6-4'.D20]&lt;0.5;&quot;ML&quot;;[$'6-4'.R20]))" office:value-type="float" office:value="346.86" calcext:value-type="float">
            <text:p>346.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70</text:p>
          </table:table-cell>
          <table:table-cell office:value-type="string" calcext:value-type="string">
            <text:p>&amp;</text:p>
          </table:table-cell>
          <table:table-cell table:formula="of:=ABS([$'1-2'.P21])" office:value-type="float" office:value="1188" calcext:value-type="float">
            <text:p>118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1] &gt;= 18000; &quot;TL&quot;; IF([$'1-2'.D21]&lt;0.5;&quot;ML&quot;;[$'1-2'.R21]))" office:value-type="float" office:value="23.68" calcext:value-type="float">
            <text:p>23.7</text:p>
          </table:table-cell>
          <table:table-cell office:value-type="string" calcext:value-type="string">
            <text:p>&amp;</text:p>
          </table:table-cell>
          <table:table-cell table:formula="of:=IF([$'2-3'.R21] &gt;= 18000; &quot;TL&quot;; IF([$'2-3'.D21]&lt;0.5;&quot;ML&quot;;[$'2-3'.R21]))" office:value-type="float" office:value="3.16" calcext:value-type="float">
            <text:p>3.2</text:p>
          </table:table-cell>
          <table:table-cell office:value-type="string" calcext:value-type="string">
            <text:p>&amp;</text:p>
          </table:table-cell>
          <table:table-cell table:style-name="ce11" table:formula="of:=IF([$'3-4'.R21] &gt;= 18000; &quot;TL&quot;; IF([$'3-4'.D21]&lt;0.5;&quot;ML&quot;;[$'3-4'.R21]))" office:value-type="float" office:value="148.86" calcext:value-type="float">
            <text:p>148.9</text:p>
          </table:table-cell>
          <table:table-cell office:value-type="string" calcext:value-type="string">
            <text:p>&amp;</text:p>
          </table:table-cell>
          <table:table-cell table:formula="of:=IF([$'5-3'.R21] &gt;= 18000; &quot;TL&quot;; IF([$'5-3'.D21]&lt;0.5;&quot;ML&quot;;[$'5-3'.R21]))" office:value-type="float" office:value="3337.17" calcext:value-type="float">
            <text:p>3337.2</text:p>
          </table:table-cell>
          <table:table-cell office:value-type="string" calcext:value-type="string">
            <text:p>&amp;</text:p>
          </table:table-cell>
          <table:table-cell table:formula="of:=IF([$'6-4'.R21] &gt;= 18000; &quot;TL&quot;; IF([$'6-4'.D21]&lt;0.5;&quot;ML&quot;;[$'6-4'.R21]))" office:value-type="float" office:value="1001.94" calcext:value-type="float">
            <text:p>1001.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75</text:p>
          </table:table-cell>
          <table:table-cell office:value-type="string" calcext:value-type="string">
            <text:p>&amp;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2] &gt;= 18000; &quot;TL&quot;; IF([$'1-2'.D22]&lt;0.5;&quot;ML&quot;;[$'1-2'.R22]))" office:value-type="string" office:string-value="TL" calcext:value-type="string">
            <text:p>TL</text:p>
          </table:table-cell>
          <table:table-cell office:value-type="string" calcext:value-type="string">
            <text:p>&amp;</text:p>
          </table:table-cell>
          <table:table-cell table:formula="of:=IF([$'2-3'.R22] &gt;= 18000; &quot;TL&quot;; IF([$'2-3'.D22]&lt;0.5;&quot;ML&quot;;[$'2-3'.R22]))" office:value-type="float" office:value="91.53" calcext:value-type="float">
            <text:p>91.5</text:p>
          </table:table-cell>
          <table:table-cell office:value-type="string" calcext:value-type="string">
            <text:p>&amp;</text:p>
          </table:table-cell>
          <table:table-cell table:formula="of:=IF([$'3-4'.R22] &gt;= 18000; &quot;TL&quot;; IF([$'3-4'.D22]&lt;0.5;&quot;ML&quot;;[$'3-4'.R22]))" office:value-type="float" office:value="93.7" calcext:value-type="float">
            <text:p>93.7</text:p>
          </table:table-cell>
          <table:table-cell office:value-type="string" calcext:value-type="string">
            <text:p>&amp;</text:p>
          </table:table-cell>
          <table:table-cell table:formula="of:=IF([$'5-3'.R22] &gt;= 18000; &quot;TL&quot;; IF([$'5-3'.D22]&lt;0.5;&quot;ML&quot;;[$'5-3'.R22]))" office:value-type="string" office:string-value="ML" calcext:value-type="string">
            <text:p>ML</text:p>
          </table:table-cell>
          <table:table-cell office:value-type="string" calcext:value-type="string">
            <text:p>&amp;</text:p>
          </table:table-cell>
          <table:table-cell table:formula="of:=IF([$'6-4'.R22] &gt;= 18000; &quot;TL&quot;; IF([$'6-4'.D22]&lt;0.5;&quot;ML&quot;;[$'6-4'.R22]))" office:value-type="string" office:string-value="TL" calcext:value-type="string">
            <text:p>TL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4-80</text:p>
          </table:table-cell>
          <table:table-cell office:value-type="string" calcext:value-type="string">
            <text:p>&amp;</text:p>
          </table:table-cell>
          <table:table-cell table:formula="of:=ABS([$'1-2'.P23])" office:value-type="float" office:value="1284" calcext:value-type="float">
            <text:p>128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3] &gt;= 18000; &quot;TL&quot;; IF([$'1-2'.D23]&lt;0.5;&quot;ML&quot;;[$'1-2'.R23]))" office:value-type="float" office:value="4069.42" calcext:value-type="float">
            <text:p>4069.4</text:p>
          </table:table-cell>
          <table:table-cell office:value-type="string" calcext:value-type="string">
            <text:p>&amp;</text:p>
          </table:table-cell>
          <table:table-cell table:formula="of:=IF([$'2-3'.R23] &gt;= 18000; &quot;TL&quot;; IF([$'2-3'.D23]&lt;0.5;&quot;ML&quot;;[$'2-3'.R23]))" office:value-type="float" office:value="42.49" calcext:value-type="float">
            <text:p>42.5</text:p>
          </table:table-cell>
          <table:table-cell office:value-type="string" calcext:value-type="string">
            <text:p>&amp;</text:p>
          </table:table-cell>
          <table:table-cell table:formula="of:=IF([$'3-4'.R23] &gt;= 18000; &quot;TL&quot;; IF([$'3-4'.D23]&lt;0.5;&quot;ML&quot;;[$'3-4'.R23]))" office:value-type="float" office:value="17.61" calcext:value-type="float">
            <text:p>17.6</text:p>
          </table:table-cell>
          <table:table-cell office:value-type="string" calcext:value-type="string">
            <text:p>&amp;</text:p>
          </table:table-cell>
          <table:table-cell table:formula="of:=IF([$'5-3'.R23] &gt;= 18000; &quot;TL&quot;; IF([$'5-3'.D23]&lt;0.5;&quot;ML&quot;;[$'5-3'.R23]))" office:value-type="float" office:value="1647" calcext:value-type="float">
            <text:p>1647.0</text:p>
          </table:table-cell>
          <table:table-cell office:value-type="string" calcext:value-type="string">
            <text:p>&amp;</text:p>
          </table:table-cell>
          <table:table-cell table:formula="of:=IF([$'6-4'.R23] &gt;= 18000; &quot;TL&quot;; IF([$'6-4'.D23]&lt;0.5;&quot;ML&quot;;[$'6-4'.R23]))" office:value-type="string" office:string-value="ML" calcext:value-type="string">
            <text:p>ML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40</text:p>
          </table:table-cell>
          <table:table-cell office:value-type="string" calcext:value-type="string">
            <text:p>&amp;</text:p>
          </table:table-cell>
          <table:table-cell table:formula="of:=ABS([$'1-2'.P24])" office:value-type="float" office:value="575" calcext:value-type="float">
            <text:p>57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4] &gt;= 18000; &quot;TL&quot;; IF([$'1-2'.D24]&lt;0.5;&quot;ML&quot;;[$'1-2'.R24]))" office:value-type="float" office:value="0.98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2-3'.R24] &gt;= 18000; &quot;TL&quot;; IF([$'2-3'.D24]&lt;0.5;&quot;ML&quot;;[$'2-3'.R24]))" office:value-type="float" office:value="1.02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3-4'.R24] &gt;= 18000; &quot;TL&quot;; IF([$'3-4'.D24]&lt;0.5;&quot;ML&quot;;[$'3-4'.R24]))" office:value-type="float" office:value="1.05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24] &gt;= 18000; &quot;TL&quot;; IF([$'5-3'.D24]&lt;0.5;&quot;ML&quot;;[$'5-3'.R24]))" office:value-type="float" office:value="1.23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6-4'.R24] &gt;= 18000; &quot;TL&quot;; IF([$'6-4'.D24]&lt;0.5;&quot;ML&quot;;[$'6-4'.R24]))" office:value-type="float" office:value="1.21" calcext:value-type="float">
            <text:p>1.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45</text:p>
          </table:table-cell>
          <table:table-cell office:value-type="string" calcext:value-type="string">
            <text:p>&amp;</text:p>
          </table:table-cell>
          <table:table-cell table:formula="of:=ABS([$'1-2'.P25])" office:value-type="float" office:value="650" calcext:value-type="float">
            <text:p>65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5] &gt;= 18000; &quot;TL&quot;; IF([$'1-2'.D25]&lt;0.5;&quot;ML&quot;;[$'1-2'.R25]))" office:value-type="float" office:value="1.12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2-3'.R25] &gt;= 18000; &quot;TL&quot;; IF([$'2-3'.D25]&lt;0.5;&quot;ML&quot;;[$'2-3'.R25]))" office:value-type="float" office:value="1.05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25] &gt;= 18000; &quot;TL&quot;; IF([$'3-4'.D25]&lt;0.5;&quot;ML&quot;;[$'3-4'.R25]))" office:value-type="float" office:value="1.09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25] &gt;= 18000; &quot;TL&quot;; IF([$'5-3'.D25]&lt;0.5;&quot;ML&quot;;[$'5-3'.R25]))" office:value-type="float" office:value="1.59" calcext:value-type="float">
            <text:p>1.6</text:p>
          </table:table-cell>
          <table:table-cell office:value-type="string" calcext:value-type="string">
            <text:p>&amp;</text:p>
          </table:table-cell>
          <table:table-cell table:formula="of:=IF([$'6-4'.R25] &gt;= 18000; &quot;TL&quot;; IF([$'6-4'.D25]&lt;0.5;&quot;ML&quot;;[$'6-4'.R25]))" office:value-type="float" office:value="1.74" calcext:value-type="float">
            <text:p>1.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50</text:p>
          </table:table-cell>
          <table:table-cell office:value-type="string" calcext:value-type="string">
            <text:p>&amp;</text:p>
          </table:table-cell>
          <table:table-cell table:formula="of:=ABS([$'1-2'.P26])" office:value-type="float" office:value="730" calcext:value-type="float">
            <text:p>73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6] &gt;= 18000; &quot;TL&quot;; IF([$'1-2'.D26]&lt;0.5;&quot;ML&quot;;[$'1-2'.R26]))" office:value-type="float" office:value="1.13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2-3'.R26] &gt;= 18000; &quot;TL&quot;; IF([$'2-3'.D26]&lt;0.5;&quot;ML&quot;;[$'2-3'.R26]))" office:value-type="float" office:value="1.04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IF([$'3-4'.R26] &gt;= 18000; &quot;TL&quot;; IF([$'3-4'.D26]&lt;0.5;&quot;ML&quot;;[$'3-4'.R26]))" office:value-type="float" office:value="1.14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5-3'.R26] &gt;= 18000; &quot;TL&quot;; IF([$'5-3'.D26]&lt;0.5;&quot;ML&quot;;[$'5-3'.R26]))" office:value-type="float" office:value="1.37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6-4'.R26] &gt;= 18000; &quot;TL&quot;; IF([$'6-4'.D26]&lt;0.5;&quot;ML&quot;;[$'6-4'.R26]))" office:value-type="float" office:value="1.46" calcext:value-type="float">
            <text:p>1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55</text:p>
          </table:table-cell>
          <table:table-cell office:value-type="string" calcext:value-type="string">
            <text:p>&amp;</text:p>
          </table:table-cell>
          <table:table-cell table:formula="of:=ABS([$'1-2'.P27])" office:value-type="float" office:value="825" calcext:value-type="float">
            <text:p>82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7] &gt;= 18000; &quot;TL&quot;; IF([$'1-2'.D27]&lt;0.5;&quot;ML&quot;;[$'1-2'.R27]))" office:value-type="float" office:value="1.06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2-3'.R27] &gt;= 18000; &quot;TL&quot;; IF([$'2-3'.D27]&lt;0.5;&quot;ML&quot;;[$'2-3'.R27]))" office:value-type="float" office:value="1.05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IF([$'3-4'.R27] &gt;= 18000; &quot;TL&quot;; IF([$'3-4'.D27]&lt;0.5;&quot;ML&quot;;[$'3-4'.R27]))" office:value-type="float" office:value="1.27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5-3'.R27] &gt;= 18000; &quot;TL&quot;; IF([$'5-3'.D27]&lt;0.5;&quot;ML&quot;;[$'5-3'.R27]))" office:value-type="float" office:value="1.68" calcext:value-type="float">
            <text:p>1.7</text:p>
          </table:table-cell>
          <table:table-cell office:value-type="string" calcext:value-type="string">
            <text:p>&amp;</text:p>
          </table:table-cell>
          <table:table-cell table:formula="of:=IF([$'6-4'.R27] &gt;= 18000; &quot;TL&quot;; IF([$'6-4'.D27]&lt;0.5;&quot;ML&quot;;[$'6-4'.R27]))" office:value-type="float" office:value="1.39" calcext:value-type="float">
            <text:p>1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60</text:p>
          </table:table-cell>
          <table:table-cell office:value-type="string" calcext:value-type="string">
            <text:p>&amp;</text:p>
          </table:table-cell>
          <table:table-cell table:formula="of:=ABS([$'1-2'.P28])" office:value-type="float" office:value="915" calcext:value-type="float">
            <text:p>91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8] &gt;= 18000; &quot;TL&quot;; IF([$'1-2'.D28]&lt;0.5;&quot;ML&quot;;[$'1-2'.R28]))" office:value-type="float" office:value="1.18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28] &gt;= 18000; &quot;TL&quot;; IF([$'2-3'.D28]&lt;0.5;&quot;ML&quot;;[$'2-3'.R28]))" office:value-type="float" office:value="1.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3-4'.R28] &gt;= 18000; &quot;TL&quot;; IF([$'3-4'.D28]&lt;0.5;&quot;ML&quot;;[$'3-4'.R28]))" office:value-type="float" office:value="1.24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5-3'.R28] &gt;= 18000; &quot;TL&quot;; IF([$'5-3'.D28]&lt;0.5;&quot;ML&quot;;[$'5-3'.R28]))" office:value-type="float" office:value="2.57" calcext:value-type="float">
            <text:p>2.6</text:p>
          </table:table-cell>
          <table:table-cell office:value-type="string" calcext:value-type="string">
            <text:p>&amp;</text:p>
          </table:table-cell>
          <table:table-cell table:formula="of:=IF([$'6-4'.R28] &gt;= 18000; &quot;TL&quot;; IF([$'6-4'.D28]&lt;0.5;&quot;ML&quot;;[$'6-4'.R28]))" office:value-type="float" office:value="3.69" calcext:value-type="float">
            <text:p>3.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125</text:p>
          </table:table-cell>
          <table:table-cell office:value-type="string" calcext:value-type="string">
            <text:p>&amp;</text:p>
          </table:table-cell>
          <table:table-cell table:formula="of:=ABS([$'1-2'.P29])" office:value-type="float" office:value="1670" calcext:value-type="float">
            <text:p>167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29] &gt;= 18000; &quot;TL&quot;; IF([$'1-2'.D29]&lt;0.5;&quot;ML&quot;;[$'1-2'.R29]))" office:value-type="float" office:value="12060.61" calcext:value-type="float">
            <text:p>12060.6</text:p>
          </table:table-cell>
          <table:table-cell office:value-type="string" calcext:value-type="string">
            <text:p>&amp;</text:p>
          </table:table-cell>
          <table:table-cell table:formula="of:=IF([$'2-3'.R29] &gt;= 18000; &quot;TL&quot;; IF([$'2-3'.D29]&lt;0.5;&quot;ML&quot;;[$'2-3'.R29]))" office:value-type="float" office:value="511.14" calcext:value-type="float">
            <text:p>511.1</text:p>
          </table:table-cell>
          <table:table-cell office:value-type="string" calcext:value-type="string">
            <text:p>&amp;</text:p>
          </table:table-cell>
          <table:table-cell table:formula="of:=IF([$'3-4'.R29] &gt;= 18000; &quot;TL&quot;; IF([$'3-4'.D29]&lt;0.5;&quot;ML&quot;;[$'3-4'.R29]))" office:value-type="float" office:value="20.96" calcext:value-type="float">
            <text:p>21.0</text:p>
          </table:table-cell>
          <table:table-cell office:value-type="string" calcext:value-type="string">
            <text:p>&amp;</text:p>
          </table:table-cell>
          <table:table-cell table:formula="of:=IF([$'5-3'.R29] &gt;= 18000; &quot;TL&quot;; IF([$'5-3'.D29]&lt;0.5;&quot;ML&quot;;[$'5-3'.R29]))" office:value-type="string" office:string-value="ML" calcext:value-type="string">
            <text:p>ML</text:p>
          </table:table-cell>
          <table:table-cell office:value-type="string" calcext:value-type="string">
            <text:p>&amp;</text:p>
          </table:table-cell>
          <table:table-cell table:formula="of:=IF([$'6-4'.R29] &gt;= 18000; &quot;TL&quot;; IF([$'6-4'.D29]&lt;0.5;&quot;ML&quot;;[$'6-4'.R29]))" office:value-type="string" office:string-value="TL" calcext:value-type="string">
            <text:p>TL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66-130</text:p>
          </table:table-cell>
          <table:table-cell office:value-type="string" calcext:value-type="string">
            <text:p>&amp;</text:p>
          </table:table-cell>
          <table:table-cell table:formula="of:=ABS([$'1-2'.P30])" office:value-type="float" office:value="1680" calcext:value-type="float">
            <text:p>168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0] &gt;= 18000; &quot;TL&quot;; IF([$'1-2'.D30]&lt;0.5;&quot;ML&quot;;[$'1-2'.R30]))" office:value-type="float" office:value="3426.25" calcext:value-type="float">
            <text:p>3426.3</text:p>
          </table:table-cell>
          <table:table-cell office:value-type="string" calcext:value-type="string">
            <text:p>&amp;</text:p>
          </table:table-cell>
          <table:table-cell table:formula="of:=IF([$'2-3'.R30] &gt;= 18000; &quot;TL&quot;; IF([$'2-3'.D30]&lt;0.5;&quot;ML&quot;;[$'2-3'.R30]))" office:value-type="string" office:string-value="ML" calcext:value-type="string">
            <text:p>ML</text:p>
          </table:table-cell>
          <table:table-cell office:value-type="string" calcext:value-type="string">
            <text:p>&amp;</text:p>
          </table:table-cell>
          <table:table-cell table:formula="of:=IF([$'3-4'.R30] &gt;= 18000; &quot;TL&quot;; IF([$'3-4'.D30]&lt;0.5;&quot;ML&quot;;[$'3-4'.R30]))" office:value-type="float" office:value="85.45" calcext:value-type="float">
            <text:p>85.5</text:p>
          </table:table-cell>
          <table:table-cell office:value-type="string" calcext:value-type="string">
            <text:p>&amp;</text:p>
          </table:table-cell>
          <table:table-cell table:formula="of:=IF([$'5-3'.R30] &gt;= 18000; &quot;TL&quot;; IF([$'5-3'.D30]&lt;0.5;&quot;ML&quot;;[$'5-3'.R30]))" office:value-type="string" office:string-value="ML" calcext:value-type="string">
            <text:p>ML</text:p>
          </table:table-cell>
          <table:table-cell office:value-type="string" calcext:value-type="string">
            <text:p>&amp;</text:p>
          </table:table-cell>
          <table:table-cell table:formula="of:=IF([$'6-4'.R30] &gt;= 18000; &quot;TL&quot;; IF([$'6-4'.D30]&lt;0.5;&quot;ML&quot;;[$'6-4'.R30]))" office:value-type="string" office:string-value="ML" calcext:value-type="string">
            <text:p>ML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0-30</text:p>
          </table:table-cell>
          <table:table-cell office:value-type="string" calcext:value-type="string">
            <text:p>&amp;</text:p>
          </table:table-cell>
          <table:table-cell table:formula="of:=ABS([$'1-2'.P31])"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1] &gt;= 18000; &quot;TL&quot;; IF([$'1-2'.D31]&lt;0.5;&quot;ML&quot;;[$'1-2'.R31]))" office:value-type="float" office:value="1.2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31] &gt;= 18000; &quot;TL&quot;; IF([$'2-3'.D31]&lt;0.5;&quot;ML&quot;;[$'2-3'.R31]))"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3-4'.R31] &gt;= 18000; &quot;TL&quot;; IF([$'3-4'.D31]&lt;0.5;&quot;ML&quot;;[$'3-4'.R31]))" office:value-type="float" office:value="1.46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5-3'.R31] &gt;= 18000; &quot;TL&quot;; IF([$'5-3'.D31]&lt;0.5;&quot;ML&quot;;[$'5-3'.R31]))" office:value-type="float" office:value="1.36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6-4'.R31] &gt;= 18000; &quot;TL&quot;; IF([$'6-4'.D31]&lt;0.5;&quot;ML&quot;;[$'6-4'.R31]))" office:value-type="float" office:value="1.51" calcext:value-type="float">
            <text:p>1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0-35</text:p>
          </table:table-cell>
          <table:table-cell office:value-type="string" calcext:value-type="string">
            <text:p>&amp;</text:p>
          </table:table-cell>
          <table:table-cell table:formula="of:=ABS([$'1-2'.P32])" office:value-type="float" office:value="241" calcext:value-type="float">
            <text:p>2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2] &gt;= 18000; &quot;TL&quot;; IF([$'1-2'.D32]&lt;0.5;&quot;ML&quot;;[$'1-2'.R32]))" office:value-type="float" office:value="1.26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2-3'.R32] &gt;= 18000; &quot;TL&quot;; IF([$'2-3'.D32]&lt;0.5;&quot;ML&quot;;[$'2-3'.R32]))" office:value-type="float" office:value="1.32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3-4'.R32] &gt;= 18000; &quot;TL&quot;; IF([$'3-4'.D32]&lt;0.5;&quot;ML&quot;;[$'3-4'.R32]))" office:value-type="float" office:value="1.52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5-3'.R32] &gt;= 18000; &quot;TL&quot;; IF([$'5-3'.D32]&lt;0.5;&quot;ML&quot;;[$'5-3'.R32]))" office:value-type="float" office:value="1.38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6-4'.R32] &gt;= 18000; &quot;TL&quot;; IF([$'6-4'.D32]&lt;0.5;&quot;ML&quot;;[$'6-4'.R32]))" office:value-type="float" office:value="1.39" calcext:value-type="float">
            <text:p>1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0-40</text:p>
          </table:table-cell>
          <table:table-cell office:value-type="string" calcext:value-type="string">
            <text:p>&amp;</text:p>
          </table:table-cell>
          <table:table-cell table:formula="of:=ABS([$'1-2'.P33])" office:value-type="float" office:value="299" calcext:value-type="float">
            <text:p>29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3] &gt;= 18000; &quot;TL&quot;; IF([$'1-2'.D33]&lt;0.5;&quot;ML&quot;;[$'1-2'.R33]))" office:value-type="float" office:value="1.36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2-3'.R33] &gt;= 18000; &quot;TL&quot;; IF([$'2-3'.D33]&lt;0.5;&quot;ML&quot;;[$'2-3'.R33]))" office:value-type="float" office:value="1.27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3-4'.R33] &gt;= 18000; &quot;TL&quot;; IF([$'3-4'.D33]&lt;0.5;&quot;ML&quot;;[$'3-4'.R33]))" office:value-type="float" office:value="1.45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5-3'.R33] &gt;= 18000; &quot;TL&quot;; IF([$'5-3'.D33]&lt;0.5;&quot;ML&quot;;[$'5-3'.R33]))" office:value-type="float" office:value="1.33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6-4'.R33] &gt;= 18000; &quot;TL&quot;; IF([$'6-4'.D33]&lt;0.5;&quot;ML&quot;;[$'6-4'.R33]))" office:value-type="float" office:value="1.52" calcext:value-type="float">
            <text:p>1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0-45</text:p>
          </table:table-cell>
          <table:table-cell office:value-type="string" calcext:value-type="string">
            <text:p>&amp;</text:p>
          </table:table-cell>
          <table:table-cell table:formula="of:=ABS([$'1-2'.P34])" office:value-type="float" office:value="367" calcext:value-type="float">
            <text:p>36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4] &gt;= 18000; &quot;TL&quot;; IF([$'1-2'.D34]&lt;0.5;&quot;ML&quot;;[$'1-2'.R34]))" office:value-type="float" office:value="1.54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2-3'.R34] &gt;= 18000; &quot;TL&quot;; IF([$'2-3'.D34]&lt;0.5;&quot;ML&quot;;[$'2-3'.R34]))" office:value-type="float" office:value="1.33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3-4'.R34] &gt;= 18000; &quot;TL&quot;; IF([$'3-4'.D34]&lt;0.5;&quot;ML&quot;;[$'3-4'.R34]))" office:value-type="float" office:value="1.48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IF([$'5-3'.R34] &gt;= 18000; &quot;TL&quot;; IF([$'5-3'.D34]&lt;0.5;&quot;ML&quot;;[$'5-3'.R34]))" office:value-type="float" office:value="1.37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6-4'.R34] &gt;= 18000; &quot;TL&quot;; IF([$'6-4'.D34]&lt;0.5;&quot;ML&quot;;[$'6-4'.R34]))" office:value-type="float" office:value="1.48" calcext:value-type="float">
            <text:p>1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2-50</text:p>
          </table:table-cell>
          <table:table-cell office:value-type="string" calcext:value-type="string">
            <text:p>&amp;</text:p>
          </table:table-cell>
          <table:table-cell table:formula="of:=ABS([$'1-2'.P35])" office:value-type="float" office:value="181" calcext:value-type="float">
            <text:p>18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5] &gt;= 18000; &quot;TL&quot;; IF([$'1-2'.D35]&lt;0.5;&quot;ML&quot;;[$'1-2'.R35]))" office:value-type="float" office:value="1.19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35] &gt;= 18000; &quot;TL&quot;; IF([$'2-3'.D35]&lt;0.5;&quot;ML&quot;;[$'2-3'.R35]))" office:value-type="float" office:value="1.22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3-4'.R35] &gt;= 18000; &quot;TL&quot;; IF([$'3-4'.D35]&lt;0.5;&quot;ML&quot;;[$'3-4'.R35]))" office:value-type="float" office:value="1.39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5-3'.R35] &gt;= 18000; &quot;TL&quot;; IF([$'5-3'.D35]&lt;0.5;&quot;ML&quot;;[$'5-3'.R35]))" office:value-type="float" office:value="1.25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6-4'.R35] &gt;= 18000; &quot;TL&quot;; IF([$'6-4'.D35]&lt;0.5;&quot;ML&quot;;[$'6-4'.R35]))" office:value-type="float" office:value="1.48" calcext:value-type="float">
            <text:p>1.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102-60</text:p>
          </table:table-cell>
          <table:table-cell office:value-type="string" calcext:value-type="string">
            <text:p>&amp;</text:p>
          </table:table-cell>
          <table:table-cell table:formula="of:=ABS([$'1-2'.P36])" office:value-type="float" office:value="243" calcext:value-type="float">
            <text:p>24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-2'.R36] &gt;= 18000; &quot;TL&quot;; IF([$'1-2'.D36]&lt;0.5;&quot;ML&quot;;[$'1-2'.R36]))" office:value-type="float" office:value="1.21" calcext:value-type="float">
            <text:p>1.2</text:p>
          </table:table-cell>
          <table:table-cell office:value-type="string" calcext:value-type="string">
            <text:p>&amp;</text:p>
          </table:table-cell>
          <table:table-cell table:formula="of:=IF([$'2-3'.R36] &gt;= 18000; &quot;TL&quot;; IF([$'2-3'.D36]&lt;0.5;&quot;ML&quot;;[$'2-3'.R36]))" office:value-type="float" office:value="1.28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3-4'.R36] &gt;= 18000; &quot;TL&quot;; IF([$'3-4'.D36]&lt;0.5;&quot;ML&quot;;[$'3-4'.R36]))" office:value-type="float" office:value="1.37" calcext:value-type="float">
            <text:p>1.4</text:p>
          </table:table-cell>
          <table:table-cell office:value-type="string" calcext:value-type="string">
            <text:p>&amp;</text:p>
          </table:table-cell>
          <table:table-cell table:formula="of:=IF([$'5-3'.R36] &gt;= 18000; &quot;TL&quot;; IF([$'5-3'.D36]&lt;0.5;&quot;ML&quot;;[$'5-3'.R36]))" office:value-type="float" office:value="1.34" calcext:value-type="float">
            <text:p>1.3</text:p>
          </table:table-cell>
          <table:table-cell office:value-type="string" calcext:value-type="string">
            <text:p>&amp;</text:p>
          </table:table-cell>
          <table:table-cell table:formula="of:=IF([$'6-4'.R36] &gt;= 18000; &quot;TL&quot;; IF([$'6-4'.D36]&lt;0.5;&quot;ML&quot;;[$'6-4'.R36]))" office:value-type="float" office:value="1.43" calcext:value-type="float">
            <text:p>1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ce10" table:formula="of:=AVERAGE([.G14:.G48])" office:value-type="float" office:value="577.561470588235" calcext:value-type="float">
            <text:p>577.6</text:p>
          </table:table-cell>
          <table:table-cell office:value-type="string" calcext:value-type="string">
            <text:p>&amp;</text:p>
          </table:table-cell>
          <table:table-cell table:style-name="ce10" table:formula="of:=AVERAGE([.I14:.I48])" office:value-type="float" office:value="21.0902941176471" calcext:value-type="float">
            <text:p>21.1</text:p>
          </table:table-cell>
          <table:table-cell office:value-type="string" calcext:value-type="string">
            <text:p>&amp;</text:p>
          </table:table-cell>
          <table:table-cell table:formula="of:=AVERAGE([.K14:.K48])" office:value-type="float" office:value="11.7934285714286" calcext:value-type="float">
            <text:p>11.8</text:p>
          </table:table-cell>
          <table:table-cell office:value-type="string" calcext:value-type="string">
            <text:p>&amp;</text:p>
          </table:table-cell>
          <table:table-cell table:style-name="ce10" table:formula="of:=AVERAGE([.M14:.M48])" office:value-type="float" office:value="241.789032258065" calcext:value-type="float">
            <text:p>241.8</text:p>
          </table:table-cell>
          <table:table-cell office:value-type="string" calcext:value-type="string">
            <text:p>&amp;</text:p>
          </table:table-cell>
          <table:table-cell table:style-name="ce10" table:formula="of:=AVERAGE([.O14:.O48])" office:value-type="float" office:value="60.3654838709678" calcext:value-type="float">
            <text:p>60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Symmetric_Resumo" table:style-name="ta1"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8" table:default-cell-style-name="ce4"/>
        <table:table-column table:style-name="co6" table:default-cell-style-name="Default"/>
        <table:table-column table:style-name="co1" table:default-cell-style-name="ce4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" office:value-type="string" calcext:value-type="string" table:number-columns-spanned="3" table:number-rows-spanned="1">
            <text:p>\multicolumn{2}{c}{(4,3)}</text:p>
          </table:table-cell>
          <table:covered-table-cell/>
          <table:covered-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" office:value-type="string" calcext:value-type="string" table:number-columns-spanned="3" table:number-rows-spanned="1">
            <text:p>\multicolumn{2}{c}{(6,4)}</text:p>
          </table:table-cell>
          <table:covered-table-cell/>
          <table:covered-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" office:value-type="string" calcext:value-type="string" table:number-columns-spanned="3" table:number-rows-spanned="1">
            <text:p>\multicolumn{2}{c}{(10,4)}</text:p>
          </table:table-cell>
          <table:covered-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" office:value-type="string" calcext:value-type="string" table:number-columns-spanned="3" table:number-rows-spanned="1">
            <text:p>\multicolumn{2}{c}{(11,7)}</text:p>
          </table:table-cell>
          <table:covered-table-cell/>
          <table:covered-table-cell table:style-name="Default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cline{3-4}\cline{6-7}\cline{9-10}\cline{12-13}</text:p>
          </table:table-cell>
          <table:table-cell table:number-columns-repeated="3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lin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il5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2] &lt; 0 ;ABS([$'4-3_symmetric'.P2]);&quot;--&quot;)" office:value-type="float" office:value="2470" calcext:value-type="float">
            <text:p>247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2] &gt;= 18000; &quot;TL&quot;; IF([$'4-3_symmetric'.D2]&lt;0.5;&quot;ML&quot;;[$'4-3_symmetric'.R2]))" office:value-type="float" office:value="34.47" calcext:value-type="float">
            <text:p>34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2] &lt; 0 ;ABS([$'6-4_symmetric'.P2]);&quot;--&quot;)" office:value-type="float" office:value="2360" calcext:value-type="float">
            <text:p>236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2] &gt;= 18000; &quot;TL&quot;; IF([$'6-4_symmetric'.D2]&lt;0.5;&quot;ML&quot;;[$'6-4_symmetric'.R2]))" office:value-type="float" office:value="3.34" calcext:value-type="float">
            <text:p>3.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2] &lt; 0 ;ABS([$'10-4_symmetric'.P2]);&quot;--&quot;)" office:value-type="float" office:value="2600" calcext:value-type="float">
            <text:p>260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2] &gt;= 18000; &quot;TL&quot;; IF([$'10-4_symmetric'.D2]&lt;0.5;&quot;ML&quot;;[$'10-4_symmetric'.R2]))" office:value-type="float" office:value="5.27" calcext:value-type="float">
            <text:p>5.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2] &lt; 0 ;ABS([$'11-7_symmetric'.P2]);&quot;--&quot;)" office:value-type="float" office:value="2240" calcext:value-type="float">
            <text:p>224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2] &gt;= 18000; &quot;TL&quot;; IF([$'11-7_symmetric'.D2]&lt;0.5;&quot;ML&quot;;[$'11-7_symmetric'.R2]))" office:value-type="float" office:value="104.09" calcext:value-type="float">
            <text:p>104.1</text:p>
          </table:table-cell>
          <table:table-cell office:value-type="string" calcext:value-type="string">
            <text:p>\\</text:p>
          </table:table-cell>
          <table:table-cell table:style-name="ce3"/>
        </table:table-row>
        <table:table-row table:style-name="ro1">
          <table:table-cell office:value-type="string" calcext:value-type="string">
            <text:p>berlin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3] &lt; 0 ;ABS([$'4-3_symmetric'.P3]);&quot;--&quot;)" office:value-type="float" office:value="2690" calcext:value-type="float">
            <text:p>269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3] &gt;= 18000; &quot;TL&quot;; IF([$'4-3_symmetric'.D3]&lt;0.5;&quot;ML&quot;;[$'4-3_symmetric'.R3]))" office:value-type="float" office:value="2989.57" calcext:value-type="float">
            <text:p>2989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3] &lt; 0 ;ABS([$'6-4_symmetric'.P3]);&quot;--&quot;)" office:value-type="float" office:value="2620" calcext:value-type="float">
            <text:p>262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3] &gt;= 18000; &quot;TL&quot;; IF([$'6-4_symmetric'.D3]&lt;0.5;&quot;ML&quot;;[$'6-4_symmetric'.R3]))" office:value-type="float" office:value="3722.83" calcext:value-type="float">
            <text:p>3722.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3] &lt; 0 ;ABS([$'10-4_symmetric'.P3]);&quot;--&quot;)" office:value-type="float" office:value="2630" calcext:value-type="float">
            <text:p>263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3] &gt;= 18000; &quot;TL&quot;; IF([$'10-4_symmetric'.D3]&lt;0.5;&quot;ML&quot;;[$'10-4_symmetric'.R3]))" office:value-type="float" office:value="1461.99" calcext:value-type="float">
            <text:p>1462.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3] &lt; 0 ;ABS([$'11-7_symmetric'.P3]);&quot;--&quot;)" office:value-type="string" office:string-value="--" calcext:value-type="string">
            <text:p>--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3] &gt;= 18000; &quot;TL&quot;; IF([$'11-7_symmetric'.D3]&lt;0.5;&quot;ML&quot;;[$'11-7_symmetric'.R3]))" office:value-type="string" office:string-value="TL" calcext:value-type="string">
            <text:p>TL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st7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4] &lt; 0 ;ABS([$'4-3_symmetric'.P4]);&quot;--&quot;)" office:value-type="float" office:value="3300" calcext:value-type="float">
            <text:p>330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4] &gt;= 18000; &quot;TL&quot;; IF([$'4-3_symmetric'.D4]&lt;0.5;&quot;ML&quot;;[$'4-3_symmetric'.R4]))" office:value-type="float" office:value="781.57" calcext:value-type="float">
            <text:p>781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4] &lt; 0 ;ABS([$'6-4_symmetric'.P4]);&quot;--&quot;)" office:value-type="float" office:value="3300" calcext:value-type="float">
            <text:p>330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4] &gt;= 18000; &quot;TL&quot;; IF([$'6-4_symmetric'.D4]&lt;0.5;&quot;ML&quot;;[$'6-4_symmetric'.R4]))" office:value-type="float" office:value="29.58" calcext:value-type="float">
            <text:p>29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4] &lt; 0 ;ABS([$'10-4_symmetric'.P4]);&quot;--&quot;)" office:value-type="float" office:value="3270" calcext:value-type="float">
            <text:p>327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4] &gt;= 18000; &quot;TL&quot;; IF([$'10-4_symmetric'.D4]&lt;0.5;&quot;ML&quot;;[$'10-4_symmetric'.R4]))" office:value-type="float" office:value="1007.71" calcext:value-type="float">
            <text:p>1007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4] &lt; 0 ;ABS([$'11-7_symmetric'.P4]);&quot;--&quot;)" office:value-type="float" office:value="2970" calcext:value-type="float">
            <text:p>297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4] &gt;= 18000; &quot;TL&quot;; IF([$'11-7_symmetric'.D4]&lt;0.5;&quot;ML&quot;;[$'11-7_symmetric'.R4]))" office:value-type="float" office:value="174.79" calcext:value-type="float">
            <text:p>174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eil7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5] &lt; 0 ;ABS([$'4-3_symmetric'.P5]);&quot;--&quot;)" office:value-type="float" office:value="4190" calcext:value-type="float">
            <text:p>419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5] &gt;= 18000; &quot;TL&quot;; IF([$'4-3_symmetric'.D5]&lt;0.5;&quot;ML&quot;;[$'4-3_symmetric'.R5]))" office:value-type="float" office:value="454.18" calcext:value-type="float">
            <text:p>454.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5] &lt; 0 ;ABS([$'6-4_symmetric'.P5]);&quot;--&quot;)" office:value-type="float" office:value="4110" calcext:value-type="float">
            <text:p>411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5] &gt;= 18000; &quot;TL&quot;; IF([$'6-4_symmetric'.D5]&lt;0.5;&quot;ML&quot;;[$'6-4_symmetric'.R5]))" office:value-type="float" office:value="240.65" calcext:value-type="float">
            <text:p>240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5] &lt; 0 ;ABS([$'10-4_symmetric'.P5]);&quot;--&quot;)" office:value-type="float" office:value="4300" calcext:value-type="float">
            <text:p>430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5] &gt;= 18000; &quot;TL&quot;; IF([$'10-4_symmetric'.D5]&lt;0.5;&quot;ML&quot;;[$'10-4_symmetric'.R5]))" office:value-type="float" office:value="218.92" calcext:value-type="float">
            <text:p>218.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5] &lt; 0 ;ABS([$'11-7_symmetric'.P5]);&quot;--&quot;)" office:value-type="float" office:value="3810" calcext:value-type="float">
            <text:p>381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5] &gt;= 18000; &quot;TL&quot;; IF([$'11-7_symmetric'.D5]&lt;0.5;&quot;ML&quot;;[$'11-7_symmetric'.R5]))" office:value-type="float" office:value="338.83" calcext:value-type="float">
            <text:p>338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pr7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6] &lt; 0 ;ABS([$'4-3_symmetric'.P6]);&quot;--&quot;)" office:value-type="float" office:value="3800" calcext:value-type="float">
            <text:p>380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6] &gt;= 18000; &quot;TL&quot;; IF([$'4-3_symmetric'.D6]&lt;0.5;&quot;ML&quot;;[$'4-3_symmetric'.R6]))" office:value-type="float" office:value="2002.23" calcext:value-type="float">
            <text:p>2002.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6] &lt; 0 ;ABS([$'6-4_symmetric'.P6]);&quot;--&quot;)" office:value-type="float" office:value="3620" calcext:value-type="float">
            <text:p>362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6] &gt;= 18000; &quot;TL&quot;; IF([$'6-4_symmetric'.D6]&lt;0.5;&quot;ML&quot;;[$'6-4_symmetric'.R6]))" office:value-type="float" office:value="543.66" calcext:value-type="float">
            <text:p>543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6] &lt; 0 ;ABS([$'10-4_symmetric'.P6]);&quot;--&quot;)" office:value-type="float" office:value="3660" calcext:value-type="float">
            <text:p>366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6] &gt;= 18000; &quot;TL&quot;; IF([$'10-4_symmetric'.D6]&lt;0.5;&quot;ML&quot;;[$'10-4_symmetric'.R6]))" office:value-type="float" office:value="6769.9" calcext:value-type="float">
            <text:p>6769.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6] &lt; 0 ;ABS([$'11-7_symmetric'.P6]);&quot;--&quot;)" office:value-type="float" office:value="3510" calcext:value-type="float">
            <text:p>351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6] &gt;= 18000; &quot;TL&quot;; IF([$'11-7_symmetric'.D6]&lt;0.5;&quot;ML&quot;;[$'11-7_symmetric'.R6]))" office:value-type="float" office:value="65.4" calcext:value-type="float">
            <text:p>65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kroa1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7] &lt; 0 ;ABS([$'4-3_symmetric'.P7]);&quot;--&quot;)" office:value-type="float" office:value="4630" calcext:value-type="float">
            <text:p>463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7] &gt;= 18000; &quot;TL&quot;; IF([$'4-3_symmetric'.D7]&lt;0.5;&quot;ML&quot;;[$'4-3_symmetric'.R7]))" office:value-type="float" office:value="1995.59" calcext:value-type="float">
            <text:p>1995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7] &lt; 0 ;ABS([$'6-4_symmetric'.P7]);&quot;--&quot;)" office:value-type="float" office:value="4260" calcext:value-type="float">
            <text:p>426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7] &gt;= 18000; &quot;TL&quot;; IF([$'6-4_symmetric'.D7]&lt;0.5;&quot;ML&quot;;[$'6-4_symmetric'.R7]))" office:value-type="float" office:value="282" calcext:value-type="float">
            <text:p>282.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7] &lt; 0 ;ABS([$'10-4_symmetric'.P7]);&quot;--&quot;)" office:value-type="float" office:value="4590" calcext:value-type="float">
            <text:p>459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7] &gt;= 18000; &quot;TL&quot;; IF([$'10-4_symmetric'.D7]&lt;0.5;&quot;ML&quot;;[$'10-4_symmetric'.R7]))" office:value-type="float" office:value="3559.76" calcext:value-type="float">
            <text:p>3559.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7] &lt; 0 ;ABS([$'11-7_symmetric'.P7]);&quot;--&quot;)" office:value-type="float" office:value="4270" calcext:value-type="float">
            <text:p>427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7] &gt;= 18000; &quot;TL&quot;; IF([$'11-7_symmetric'.D7]&lt;0.5;&quot;ML&quot;;[$'11-7_symmetric'.R7]))" office:value-type="float" office:value="78.87" calcext:value-type="float">
            <text:p>78.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kroc1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8] &lt; 0 ;ABS([$'4-3_symmetric'.P8]);&quot;--&quot;)" office:value-type="float" office:value="4350" calcext:value-type="float">
            <text:p>435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8] &gt;= 18000; &quot;TL&quot;; IF([$'4-3_symmetric'.D8]&lt;0.5;&quot;ML&quot;;[$'4-3_symmetric'.R8]))" office:value-type="float" office:value="1131.39" calcext:value-type="float">
            <text:p>1131.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8] &lt; 0 ;ABS([$'6-4_symmetric'.P8]);&quot;--&quot;)" office:value-type="float" office:value="4090" calcext:value-type="float">
            <text:p>409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8] &gt;= 18000; &quot;TL&quot;; IF([$'6-4_symmetric'.D8]&lt;0.5;&quot;ML&quot;;[$'6-4_symmetric'.R8]))" office:value-type="float" office:value="1540.43" calcext:value-type="float">
            <text:p>1540.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8] &lt; 0 ;ABS([$'10-4_symmetric'.P8]);&quot;--&quot;)" office:value-type="float" office:value="4610" calcext:value-type="float">
            <text:p>461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8] &gt;= 18000; &quot;TL&quot;; IF([$'10-4_symmetric'.D8]&lt;0.5;&quot;ML&quot;;[$'10-4_symmetric'.R8]))" office:value-type="float" office:value="702.57" calcext:value-type="float">
            <text:p>702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8] &lt; 0 ;ABS([$'11-7_symmetric'.P8]);&quot;--&quot;)" office:value-type="float" office:value="4160" calcext:value-type="float">
            <text:p>416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8] &gt;= 18000; &quot;TL&quot;; IF([$'11-7_symmetric'.D8]&lt;0.5;&quot;ML&quot;;[$'11-7_symmetric'.R8]))" office:value-type="float" office:value="605.03" calcext:value-type="float">
            <text:p>605.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krod1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9] &lt; 0 ;ABS([$'4-3_symmetric'.P9]);&quot;--&quot;)" office:value-type="float" office:value="4530" calcext:value-type="float">
            <text:p>453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9] &gt;= 18000; &quot;TL&quot;; IF([$'4-3_symmetric'.D9]&lt;0.5;&quot;ML&quot;;[$'4-3_symmetric'.R9]))" office:value-type="float" office:value="5636.5" calcext:value-type="float">
            <text:p>5636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9] &lt; 0 ;ABS([$'6-4_symmetric'.P9]);&quot;--&quot;)" office:value-type="float" office:value="4260" calcext:value-type="float">
            <text:p>426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9] &gt;= 18000; &quot;TL&quot;; IF([$'6-4_symmetric'.D9]&lt;0.5;&quot;ML&quot;;[$'6-4_symmetric'.R9]))" office:value-type="float" office:value="1082.36" calcext:value-type="float">
            <text:p>1082.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9] &lt; 0 ;ABS([$'10-4_symmetric'.P9]);&quot;--&quot;)" office:value-type="float" office:value="4720" calcext:value-type="float">
            <text:p>472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9] &gt;= 18000; &quot;TL&quot;; IF([$'10-4_symmetric'.D9]&lt;0.5;&quot;ML&quot;;[$'10-4_symmetric'.R9]))" office:value-type="float" office:value="595.67" calcext:value-type="float">
            <text:p>595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9] &lt; 0 ;ABS([$'11-7_symmetric'.P9]);&quot;--&quot;)" office:value-type="float" office:value="4060" calcext:value-type="float">
            <text:p>406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9] &gt;= 18000; &quot;TL&quot;; IF([$'11-7_symmetric'.D9]&lt;0.5;&quot;ML&quot;;[$'11-7_symmetric'.R9]))" office:value-type="float" office:value="1215.71" calcext:value-type="float">
            <text:p>1215.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rd1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4-3_symmetric'.P10] &lt; 0 ;ABS([$'4-3_symmetric'.P10]);&quot;--&quot;)" office:value-type="float" office:value="4870" calcext:value-type="float">
            <text:p>4870</text:p>
          </table:table-cell>
          <table:table-cell office:value-type="string" calcext:value-type="string">
            <text:p>&amp;</text:p>
          </table:table-cell>
          <table:table-cell table:style-name="ce9" table:formula="of:=IF([$'4-3_symmetric'.R10] &gt;= 18000; &quot;TL&quot;; IF([$'4-3_symmetric'.D10]&lt;0.5;&quot;ML&quot;;[$'4-3_symmetric'.R10]))" office:value-type="float" office:value="1017.65" calcext:value-type="float">
            <text:p>1017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 table:formula="of:=IF([$'6-4_symmetric'.P10] &lt; 0 ;ABS([$'6-4_symmetric'.P10]);&quot;--&quot;)" office:value-type="float" office:value="4500" calcext:value-type="float">
            <text:p>4500</text:p>
          </table:table-cell>
          <table:table-cell office:value-type="string" calcext:value-type="string">
            <text:p>&amp;</text:p>
          </table:table-cell>
          <table:table-cell table:style-name="ce9" table:formula="of:=IF([$'6-4_symmetric'.R10] &gt;= 18000; &quot;TL&quot;; IF([$'6-4_symmetric'.D10]&lt;0.5;&quot;ML&quot;;[$'6-4_symmetric'.R10]))" office:value-type="float" office:value="131.74" calcext:value-type="float">
            <text:p>131.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0-4_symmetric'.P10] &lt; 0 ;ABS([$'10-4_symmetric'.P10]);&quot;--&quot;)" office:value-type="float" office:value="4900" calcext:value-type="float">
            <text:p>4900</text:p>
          </table:table-cell>
          <table:table-cell office:value-type="string" calcext:value-type="string">
            <text:p>&amp;</text:p>
          </table:table-cell>
          <table:table-cell table:style-name="ce10" table:formula="of:=IF([$'10-4_symmetric'.R10] &gt;= 18000; &quot;TL&quot;; IF([$'10-4_symmetric'.D10]&lt;0.5;&quot;ML&quot;;[$'10-4_symmetric'.R10]))" office:value-type="float" office:value="2603.07" calcext:value-type="float">
            <text:p>2603.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IF([$'11-7_symmetric'.P10] &lt; 0 ;ABS([$'11-7_symmetric'.P10]);&quot;--&quot;)" office:value-type="float" office:value="4830" calcext:value-type="float">
            <text:p>4830</text:p>
          </table:table-cell>
          <table:table-cell office:value-type="string" calcext:value-type="string">
            <text:p>&amp;</text:p>
          </table:table-cell>
          <table:table-cell table:style-name="ce9" table:formula="of:=IF([$'11-7_symmetric'.R10] &gt;= 18000; &quot;TL&quot;; IF([$'11-7_symmetric'.D10]&lt;0.5;&quot;ML&quot;;[$'11-7_symmetric'.R10]))" office:value-type="float" office:value="364.75" calcext:value-type="float">
            <text:p>364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5"/>
          <table:table-cell table:style-name="ce9"/>
          <table:table-cell table:number-columns-repeated="5"/>
          <table:table-cell table:style-name="ce9"/>
          <table:table-cell table:number-columns-repeated="5"/>
          <table:table-cell table:style-name="ce10"/>
          <table:table-cell table:number-columns-repeated="5"/>
          <table:table-cell table:style-name="ce9"/>
          <table:table-cell table:style-name="ce3"/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9" table:formula="of:=AVERAGE([.G14:.G22])" office:value-type="float" office:value="1782.57222222222" calcext:value-type="float">
            <text:p>1782.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9" table:formula="of:=AVERAGE([.M14:.M22])" office:value-type="float" office:value="841.843333333333" calcext:value-type="float">
            <text:p>841.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0" table:formula="of:=AVERAGE([.S14:.S22])" office:value-type="float" office:value="1880.54" calcext:value-type="float">
            <text:p>1880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9" table:formula="of:=AVERAGE([.Y14:.Y22])" office:value-type="float" office:value="368.43375" calcext:value-type="float">
            <text:p>368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26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6"/>
          <table:table-cell table:style-name="ce8" table:number-columns-repeated="3"/>
          <table:table-cell table:number-columns-repeated="8"/>
        </table:table-row>
        <table:table-row table:style-name="ro1" table:number-rows-repeated="15">
          <table:table-cell table:number-columns-repeated="27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</table:table>
      <table:table table:name="New_Non_symmetric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5" table:default-cell-style-name="ce10"/>
        <table:table-column table:style-name="co19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21" table:number-columns-repeated="3"/>
          <table:table-cell table:style-name="ce18" office:value-type="string" calcext:value-type="string" table:number-columns-spanned="5" table:number-rows-spanned="1">
            <text:p>Time(s)</text:p>
          </table:table-cell>
          <table:covered-table-cell table:number-columns-repeated="4" table:style-name="ce21"/>
          <table:table-cell table:style-name="ce21" table:number-columns-repeated="4"/>
          <table:table-cell table:style-name="ce18" office:value-type="string" calcext:value-type="string" table:number-columns-spanned="5" table:number-rows-spanned="1">
            <text:p>Time(s)</text:p>
          </table:table-cell>
          <table:covered-table-cell table:number-columns-repeated="4" table:style-name="ce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t</text:p>
          </table:table-cell>
          <table:table-cell/>
          <table:table-cell table:style-name="Default" office:value-type="string" calcext:value-type="string">
            <text:p>(3,2)</text:p>
          </table:table-cell>
          <table:table-cell table:style-name="Default" office:value-type="string" calcext:value-type="string">
            <text:p>(4,3)</text:p>
          </table:table-cell>
          <table:table-cell table:style-name="Default" office:value-type="string" calcext:value-type="string">
            <text:p>(5,4)</text:p>
          </table:table-cell>
          <table:table-cell table:style-name="Default" office:value-type="string" calcext:value-type="string">
            <text:p>(7,3)</text:p>
          </table:table-cell>
          <table:table-cell table:style-name="Default" office:value-type="string" calcext:value-type="string">
            <text:p>(8,4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pt</text:p>
          </table:table-cell>
          <table:table-cell/>
          <table:table-cell table:style-name="Default" office:value-type="string" calcext:value-type="string">
            <text:p>(3,2)</text:p>
          </table:table-cell>
          <table:table-cell table:style-name="Default" office:value-type="string" calcext:value-type="string">
            <text:p>(4,3)</text:p>
          </table:table-cell>
          <table:table-cell table:style-name="Default" office:value-type="string" calcext:value-type="string">
            <text:p>(5,4)</text:p>
          </table:table-cell>
          <table:table-cell office:value-type="string" calcext:value-type="string">
            <text:p>(7,3)</text:p>
          </table:table-cell>
          <table:table-cell table:style-name="Default" office:value-type="string" calcext:value-type="string">
            <text:p>(8,4)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formula="of:=[$Non_Symmetric_Resumo.A14]" office:value-type="string" office:string-value="T1-65" calcext:value-type="string">
            <text:p>T1-65</text:p>
          </table:table-cell>
          <table:table-cell table:formula="of:=[$Non_Symmetric_Resumo.C14]" office:value-type="float" office:value="240" calcext:value-type="float">
            <text:p>240</text:p>
          </table:table-cell>
          <table:table-cell/>
          <table:table-cell table:formula="of:=[$Non_Symmetric_Resumo.G14]" office:value-type="float" office:value="1.03" calcext:value-type="float">
            <text:p>1.0</text:p>
          </table:table-cell>
          <table:table-cell table:formula="of:=[$Non_Symmetric_Resumo.I14]" office:value-type="float" office:value="0.93" calcext:value-type="float">
            <text:p>0.9</text:p>
          </table:table-cell>
          <table:table-cell table:formula="of:=[$Non_Symmetric_Resumo.K14]" office:value-type="float" office:value="0.9" calcext:value-type="float">
            <text:p>0.9</text:p>
          </table:table-cell>
          <table:table-cell table:formula="of:=[$Non_Symmetric_Resumo.M14]" office:value-type="float" office:value="1.1" calcext:value-type="float">
            <text:p>1.1</text:p>
          </table:table-cell>
          <table:table-cell table:formula="of:=[$Non_Symmetric_Resumo.O14]" office:value-type="float" office:value="5.35" calcext:value-type="float">
            <text:p>5.4</text:p>
          </table:table-cell>
          <table:table-cell/>
          <table:table-cell table:formula="of:=[$Non_Symmetric_Resumo.A32]" office:value-type="string" office:string-value="64-65" calcext:value-type="string">
            <text:p>64-65</text:p>
          </table:table-cell>
          <table:table-cell table:formula="of:=[$Non_Symmetric_Resumo.C32]" office:value-type="float" office:value="1116" calcext:value-type="float">
            <text:p>1116</text:p>
          </table:table-cell>
          <table:table-cell/>
          <table:table-cell table:formula="of:=[$Non_Symmetric_Resumo.G32]" office:value-type="float" office:value="10.99" calcext:value-type="float">
            <text:p>11.0</text:p>
          </table:table-cell>
          <table:table-cell table:formula="of:=[$Non_Symmetric_Resumo.I32]" office:value-type="float" office:value="4.84" calcext:value-type="float">
            <text:p>4.8</text:p>
          </table:table-cell>
          <table:table-cell table:formula="of:=[$Non_Symmetric_Resumo.K32]" office:value-type="float" office:value="7.51" calcext:value-type="float">
            <text:p>7.5</text:p>
          </table:table-cell>
          <table:table-cell table:formula="of:=[$Non_Symmetric_Resumo.M32]" office:value-type="string" office:string-value="ML" calcext:value-type="string">
            <text:p>ML</text:p>
          </table:table-cell>
          <table:table-cell table:formula="of:=[$Non_Symmetric_Resumo.O32]" office:value-type="float" office:value="346.86" calcext:value-type="float">
            <text:p>346.9</text:p>
          </table:table-cell>
        </table:table-row>
        <table:table-row table:style-name="ro1">
          <table:table-cell table:formula="of:=[$Non_Symmetric_Resumo.A15]" office:value-type="string" office:string-value="T1-70" calcext:value-type="string">
            <text:p>T1-70</text:p>
          </table:table-cell>
          <table:table-cell table:formula="of:=[$Non_Symmetric_Resumo.C15]" office:value-type="float" office:value="260" calcext:value-type="float">
            <text:p>260</text:p>
          </table:table-cell>
          <table:table-cell/>
          <table:table-cell table:formula="of:=[$Non_Symmetric_Resumo.G15]" office:value-type="float" office:value="1.06" calcext:value-type="float">
            <text:p>1.1</text:p>
          </table:table-cell>
          <table:table-cell table:formula="of:=[$Non_Symmetric_Resumo.I15]" office:value-type="float" office:value="0.97" calcext:value-type="float">
            <text:p>1.0</text:p>
          </table:table-cell>
          <table:table-cell table:formula="of:=[$Non_Symmetric_Resumo.K15]" office:value-type="float" office:value="0.95" calcext:value-type="float">
            <text:p>1.0</text:p>
          </table:table-cell>
          <table:table-cell table:formula="of:=[$Non_Symmetric_Resumo.M15]" office:value-type="float" office:value="3.19" calcext:value-type="float">
            <text:p>3.2</text:p>
          </table:table-cell>
          <table:table-cell table:formula="of:=[$Non_Symmetric_Resumo.O15]" office:value-type="float" office:value="1.41" calcext:value-type="float">
            <text:p>1.4</text:p>
          </table:table-cell>
          <table:table-cell/>
          <table:table-cell table:formula="of:=[$Non_Symmetric_Resumo.A33]" office:value-type="string" office:string-value="64-70" calcext:value-type="string">
            <text:p>64-70</text:p>
          </table:table-cell>
          <table:table-cell table:formula="of:=[$Non_Symmetric_Resumo.C33]" office:value-type="float" office:value="1188" calcext:value-type="float">
            <text:p>1188</text:p>
          </table:table-cell>
          <table:table-cell/>
          <table:table-cell table:formula="of:=[$Non_Symmetric_Resumo.G33]" office:value-type="float" office:value="23.68" calcext:value-type="float">
            <text:p>23.7</text:p>
          </table:table-cell>
          <table:table-cell table:formula="of:=[$Non_Symmetric_Resumo.I33]" office:value-type="float" office:value="3.16" calcext:value-type="float">
            <text:p>3.2</text:p>
          </table:table-cell>
          <table:table-cell table:formula="of:=[$Non_Symmetric_Resumo.K33]" office:value-type="float" office:value="148.86" calcext:value-type="float">
            <text:p>148.9</text:p>
          </table:table-cell>
          <table:table-cell table:formula="of:=[$Non_Symmetric_Resumo.M33]" office:value-type="float" office:value="3337.17" calcext:value-type="float">
            <text:p>3337.2</text:p>
          </table:table-cell>
          <table:table-cell table:formula="of:=[$Non_Symmetric_Resumo.O33]" office:value-type="float" office:value="1001.94" calcext:value-type="float">
            <text:p>1001.9</text:p>
          </table:table-cell>
        </table:table-row>
        <table:table-row table:style-name="ro1">
          <table:table-cell table:formula="of:=[$Non_Symmetric_Resumo.A16]" office:value-type="string" office:string-value="T1-73" calcext:value-type="string">
            <text:p>T1-73</text:p>
          </table:table-cell>
          <table:table-cell table:formula="of:=[$Non_Symmetric_Resumo.C16]" office:value-type="float" office:value="265" calcext:value-type="float">
            <text:p>265</text:p>
          </table:table-cell>
          <table:table-cell/>
          <table:table-cell table:formula="of:=[$Non_Symmetric_Resumo.G16]" office:value-type="float" office:value="1" calcext:value-type="float">
            <text:p>1.0</text:p>
          </table:table-cell>
          <table:table-cell table:formula="of:=[$Non_Symmetric_Resumo.I16]" office:value-type="float" office:value="1.03" calcext:value-type="float">
            <text:p>1.0</text:p>
          </table:table-cell>
          <table:table-cell table:formula="of:=[$Non_Symmetric_Resumo.K16]" office:value-type="float" office:value="1" calcext:value-type="float">
            <text:p>1.0</text:p>
          </table:table-cell>
          <table:table-cell table:formula="of:=[$Non_Symmetric_Resumo.M16]" office:value-type="float" office:value="4.15" calcext:value-type="float">
            <text:p>4.2</text:p>
          </table:table-cell>
          <table:table-cell table:formula="of:=[$Non_Symmetric_Resumo.O16]" office:value-type="float" office:value="19.37" calcext:value-type="float">
            <text:p>19.4</text:p>
          </table:table-cell>
          <table:table-cell/>
          <table:table-cell table:formula="of:=[$Non_Symmetric_Resumo.A34]" office:value-type="string" office:string-value="64-75" calcext:value-type="string">
            <text:p>64-75</text:p>
          </table:table-cell>
          <table:table-cell table:formula="of:=[$Non_Symmetric_Resumo.C34]" office:value-type="float" office:value="1236" calcext:value-type="float">
            <text:p>1236</text:p>
          </table:table-cell>
          <table:table-cell/>
          <table:table-cell table:formula="of:=[$Non_Symmetric_Resumo.G34]" office:value-type="string" office:string-value="TL" calcext:value-type="string">
            <text:p>TL</text:p>
          </table:table-cell>
          <table:table-cell table:formula="of:=[$Non_Symmetric_Resumo.I34]" office:value-type="float" office:value="91.53" calcext:value-type="float">
            <text:p>91.5</text:p>
          </table:table-cell>
          <table:table-cell table:formula="of:=[$Non_Symmetric_Resumo.K34]" office:value-type="float" office:value="93.7" calcext:value-type="float">
            <text:p>93.7</text:p>
          </table:table-cell>
          <table:table-cell table:formula="of:=[$Non_Symmetric_Resumo.M34]" office:value-type="string" office:string-value="ML" calcext:value-type="string">
            <text:p>ML</text:p>
          </table:table-cell>
          <table:table-cell table:formula="of:=[$Non_Symmetric_Resumo.O34]" office:value-type="string" office:string-value="TL" calcext:value-type="string">
            <text:p>TL</text:p>
          </table:table-cell>
        </table:table-row>
        <table:table-row table:style-name="ro1">
          <table:table-cell table:formula="of:=[$Non_Symmetric_Resumo.A17]" office:value-type="string" office:string-value="T1-75" calcext:value-type="string">
            <text:p>T1-75</text:p>
          </table:table-cell>
          <table:table-cell table:formula="of:=[$Non_Symmetric_Resumo.C17]" office:value-type="float" office:value="270" calcext:value-type="float">
            <text:p>270</text:p>
          </table:table-cell>
          <table:table-cell/>
          <table:table-cell table:formula="of:=[$Non_Symmetric_Resumo.G17]" office:value-type="float" office:value="1.12" calcext:value-type="float">
            <text:p>1.1</text:p>
          </table:table-cell>
          <table:table-cell table:formula="of:=[$Non_Symmetric_Resumo.I17]" office:value-type="float" office:value="0.99" calcext:value-type="float">
            <text:p>1.0</text:p>
          </table:table-cell>
          <table:table-cell table:formula="of:=[$Non_Symmetric_Resumo.K17]" office:value-type="float" office:value="0.96" calcext:value-type="float">
            <text:p>1.0</text:p>
          </table:table-cell>
          <table:table-cell table:formula="of:=[$Non_Symmetric_Resumo.M17]" office:value-type="float" office:value="1.11" calcext:value-type="float">
            <text:p>1.1</text:p>
          </table:table-cell>
          <table:table-cell table:formula="of:=[$Non_Symmetric_Resumo.O17]" office:value-type="float" office:value="3.62" calcext:value-type="float">
            <text:p>3.6</text:p>
          </table:table-cell>
          <table:table-cell/>
          <table:table-cell table:formula="of:=[$Non_Symmetric_Resumo.A35]" office:value-type="string" office:string-value="64-80" calcext:value-type="string">
            <text:p>64-80</text:p>
          </table:table-cell>
          <table:table-cell table:formula="of:=[$Non_Symmetric_Resumo.C35]" office:value-type="float" office:value="1284" calcext:value-type="float">
            <text:p>1284</text:p>
          </table:table-cell>
          <table:table-cell/>
          <table:table-cell table:formula="of:=[$Non_Symmetric_Resumo.G35]" office:value-type="float" office:value="4069.42" calcext:value-type="float">
            <text:p>4069.4</text:p>
          </table:table-cell>
          <table:table-cell table:formula="of:=[$Non_Symmetric_Resumo.I35]" office:value-type="float" office:value="42.49" calcext:value-type="float">
            <text:p>42.5</text:p>
          </table:table-cell>
          <table:table-cell table:formula="of:=[$Non_Symmetric_Resumo.K35]" office:value-type="float" office:value="17.61" calcext:value-type="float">
            <text:p>17.6</text:p>
          </table:table-cell>
          <table:table-cell table:formula="of:=[$Non_Symmetric_Resumo.M35]" office:value-type="float" office:value="1647" calcext:value-type="float">
            <text:p>1647.0</text:p>
          </table:table-cell>
          <table:table-cell table:formula="of:=[$Non_Symmetric_Resumo.O35]" office:value-type="string" office:string-value="ML" calcext:value-type="string">
            <text:p>ML</text:p>
          </table:table-cell>
        </table:table-row>
        <table:table-row table:style-name="ro1">
          <table:table-cell table:formula="of:=[$Non_Symmetric_Resumo.A18]" office:value-type="string" office:string-value="T1-80" calcext:value-type="string">
            <text:p>T1-80</text:p>
          </table:table-cell>
          <table:table-cell table:formula="of:=[$Non_Symmetric_Resumo.C18]" office:value-type="float" office:value="280" calcext:value-type="float">
            <text:p>280</text:p>
          </table:table-cell>
          <table:table-cell/>
          <table:table-cell table:formula="of:=[$Non_Symmetric_Resumo.G18]" office:value-type="float" office:value="1.3" calcext:value-type="float">
            <text:p>1.3</text:p>
          </table:table-cell>
          <table:table-cell table:formula="of:=[$Non_Symmetric_Resumo.I18]" office:value-type="float" office:value="1.19" calcext:value-type="float">
            <text:p>1.2</text:p>
          </table:table-cell>
          <table:table-cell table:formula="of:=[$Non_Symmetric_Resumo.K18]" office:value-type="float" office:value="1.01" calcext:value-type="float">
            <text:p>1.0</text:p>
          </table:table-cell>
          <table:table-cell table:formula="of:=[$Non_Symmetric_Resumo.M18]" office:value-type="float" office:value="1.22" calcext:value-type="float">
            <text:p>1.2</text:p>
          </table:table-cell>
          <table:table-cell table:formula="of:=[$Non_Symmetric_Resumo.O18]" office:value-type="float" office:value="4.17" calcext:value-type="float">
            <text:p>4.2</text:p>
          </table:table-cell>
          <table:table-cell/>
          <table:table-cell table:formula="of:=[$Non_Symmetric_Resumo.A36]" office:value-type="string" office:string-value="66-40" calcext:value-type="string">
            <text:p>66-40</text:p>
          </table:table-cell>
          <table:table-cell table:formula="of:=[$Non_Symmetric_Resumo.C36]" office:value-type="float" office:value="575" calcext:value-type="float">
            <text:p>575</text:p>
          </table:table-cell>
          <table:table-cell/>
          <table:table-cell table:formula="of:=[$Non_Symmetric_Resumo.G36]" office:value-type="float" office:value="0.98" calcext:value-type="float">
            <text:p>1.0</text:p>
          </table:table-cell>
          <table:table-cell table:formula="of:=[$Non_Symmetric_Resumo.I36]" office:value-type="float" office:value="1.02" calcext:value-type="float">
            <text:p>1.0</text:p>
          </table:table-cell>
          <table:table-cell table:formula="of:=[$Non_Symmetric_Resumo.K36]" office:value-type="float" office:value="1.05" calcext:value-type="float">
            <text:p>1.1</text:p>
          </table:table-cell>
          <table:table-cell table:formula="of:=[$Non_Symmetric_Resumo.M36]" office:value-type="float" office:value="1.23" calcext:value-type="float">
            <text:p>1.2</text:p>
          </table:table-cell>
          <table:table-cell table:formula="of:=[$Non_Symmetric_Resumo.O36]" office:value-type="float" office:value="1.21" calcext:value-type="float">
            <text:p>1.2</text:p>
          </table:table-cell>
        </table:table-row>
        <table:table-row table:style-name="ro1">
          <table:table-cell table:formula="of:=[$Non_Symmetric_Resumo.A19]" office:value-type="string" office:string-value="T1-85" calcext:value-type="string">
            <text:p>T1-85</text:p>
          </table:table-cell>
          <table:table-cell table:formula="of:=[$Non_Symmetric_Resumo.C19]" office:value-type="float" office:value="285" calcext:value-type="float">
            <text:p>285</text:p>
          </table:table-cell>
          <table:table-cell/>
          <table:table-cell table:formula="of:=[$Non_Symmetric_Resumo.G19]" office:value-type="float" office:value="1.47" calcext:value-type="float">
            <text:p>1.5</text:p>
          </table:table-cell>
          <table:table-cell table:formula="of:=[$Non_Symmetric_Resumo.I19]" office:value-type="float" office:value="1.11" calcext:value-type="float">
            <text:p>1.1</text:p>
          </table:table-cell>
          <table:table-cell table:formula="of:=[$Non_Symmetric_Resumo.K19]" office:value-type="float" office:value="1.08" calcext:value-type="float">
            <text:p>1.1</text:p>
          </table:table-cell>
          <table:table-cell table:formula="of:=[$Non_Symmetric_Resumo.M19]" office:value-type="float" office:value="4.69" calcext:value-type="float">
            <text:p>4.7</text:p>
          </table:table-cell>
          <table:table-cell table:formula="of:=[$Non_Symmetric_Resumo.O19]" office:value-type="float" office:value="3.77" calcext:value-type="float">
            <text:p>3.8</text:p>
          </table:table-cell>
          <table:table-cell/>
          <table:table-cell table:formula="of:=[$Non_Symmetric_Resumo.A37]" office:value-type="string" office:string-value="66-45" calcext:value-type="string">
            <text:p>66-45</text:p>
          </table:table-cell>
          <table:table-cell table:formula="of:=[$Non_Symmetric_Resumo.C37]" office:value-type="float" office:value="650" calcext:value-type="float">
            <text:p>650</text:p>
          </table:table-cell>
          <table:table-cell/>
          <table:table-cell table:formula="of:=[$Non_Symmetric_Resumo.G37]" office:value-type="float" office:value="1.12" calcext:value-type="float">
            <text:p>1.1</text:p>
          </table:table-cell>
          <table:table-cell table:formula="of:=[$Non_Symmetric_Resumo.I37]" office:value-type="float" office:value="1.05" calcext:value-type="float">
            <text:p>1.1</text:p>
          </table:table-cell>
          <table:table-cell table:formula="of:=[$Non_Symmetric_Resumo.K37]" office:value-type="float" office:value="1.09" calcext:value-type="float">
            <text:p>1.1</text:p>
          </table:table-cell>
          <table:table-cell table:formula="of:=[$Non_Symmetric_Resumo.M37]" office:value-type="float" office:value="1.59" calcext:value-type="float">
            <text:p>1.6</text:p>
          </table:table-cell>
          <table:table-cell table:formula="of:=[$Non_Symmetric_Resumo.O37]" office:value-type="float" office:value="1.74" calcext:value-type="float">
            <text:p>1.7</text:p>
          </table:table-cell>
        </table:table-row>
        <table:table-row table:style-name="ro1">
          <table:table-cell table:formula="of:=[$Non_Symmetric_Resumo.A20]" office:value-type="string" office:string-value="T3-65" calcext:value-type="string">
            <text:p>T3-65</text:p>
          </table:table-cell>
          <table:table-cell table:formula="of:=[$Non_Symmetric_Resumo.C20]" office:value-type="float" office:value="610" calcext:value-type="float">
            <text:p>610</text:p>
          </table:table-cell>
          <table:table-cell/>
          <table:table-cell table:formula="of:=[$Non_Symmetric_Resumo.G20]" office:value-type="float" office:value="1.15" calcext:value-type="float">
            <text:p>1.2</text:p>
          </table:table-cell>
          <table:table-cell table:formula="of:=[$Non_Symmetric_Resumo.I20]" office:value-type="float" office:value="1.1" calcext:value-type="float">
            <text:p>1.1</text:p>
          </table:table-cell>
          <table:table-cell table:formula="of:=[$Non_Symmetric_Resumo.K20]" office:value-type="float" office:value="1.17" calcext:value-type="float">
            <text:p>1.2</text:p>
          </table:table-cell>
          <table:table-cell table:formula="of:=[$Non_Symmetric_Resumo.M20]" office:value-type="float" office:value="611.43" calcext:value-type="float">
            <text:p>611.4</text:p>
          </table:table-cell>
          <table:table-cell table:formula="of:=[$Non_Symmetric_Resumo.O20]" office:value-type="float" office:value="235.4" calcext:value-type="float">
            <text:p>235.4</text:p>
          </table:table-cell>
          <table:table-cell/>
          <table:table-cell table:formula="of:=[$Non_Symmetric_Resumo.A38]" office:value-type="string" office:string-value="66-50" calcext:value-type="string">
            <text:p>66-50</text:p>
          </table:table-cell>
          <table:table-cell table:formula="of:=[$Non_Symmetric_Resumo.C38]" office:value-type="float" office:value="730" calcext:value-type="float">
            <text:p>730</text:p>
          </table:table-cell>
          <table:table-cell/>
          <table:table-cell table:formula="of:=[$Non_Symmetric_Resumo.G38]" office:value-type="float" office:value="1.13" calcext:value-type="float">
            <text:p>1.1</text:p>
          </table:table-cell>
          <table:table-cell table:formula="of:=[$Non_Symmetric_Resumo.I38]" office:value-type="float" office:value="1.04" calcext:value-type="float">
            <text:p>1.0</text:p>
          </table:table-cell>
          <table:table-cell table:formula="of:=[$Non_Symmetric_Resumo.K38]" office:value-type="float" office:value="1.14" calcext:value-type="float">
            <text:p>1.1</text:p>
          </table:table-cell>
          <table:table-cell table:formula="of:=[$Non_Symmetric_Resumo.M38]" office:value-type="float" office:value="1.37" calcext:value-type="float">
            <text:p>1.4</text:p>
          </table:table-cell>
          <table:table-cell table:formula="of:=[$Non_Symmetric_Resumo.O38]" office:value-type="float" office:value="1.46" calcext:value-type="float">
            <text:p>1.5</text:p>
          </table:table-cell>
        </table:table-row>
        <table:table-row table:style-name="ro1">
          <table:table-cell table:formula="of:=[$Non_Symmetric_Resumo.A21]" office:value-type="string" office:string-value="T3-75" calcext:value-type="string">
            <text:p>T3-75</text:p>
          </table:table-cell>
          <table:table-cell table:formula="of:=[$Non_Symmetric_Resumo.C21]" office:value-type="float" office:value="670" calcext:value-type="float">
            <text:p>670</text:p>
          </table:table-cell>
          <table:table-cell/>
          <table:table-cell table:formula="of:=[$Non_Symmetric_Resumo.G21]" office:value-type="float" office:value="1.26" calcext:value-type="float">
            <text:p>1.3</text:p>
          </table:table-cell>
          <table:table-cell table:formula="of:=[$Non_Symmetric_Resumo.I21]" office:value-type="float" office:value="1.1" calcext:value-type="float">
            <text:p>1.1</text:p>
          </table:table-cell>
          <table:table-cell table:formula="of:=[$Non_Symmetric_Resumo.K21]" office:value-type="float" office:value="3.84" calcext:value-type="float">
            <text:p>3.8</text:p>
          </table:table-cell>
          <table:table-cell table:formula="of:=[$Non_Symmetric_Resumo.M21]" office:value-type="float" office:value="1257.46" calcext:value-type="float">
            <text:p>1257.5</text:p>
          </table:table-cell>
          <table:table-cell table:formula="of:=[$Non_Symmetric_Resumo.O21]" office:value-type="float" office:value="8.47" calcext:value-type="float">
            <text:p>8.5</text:p>
          </table:table-cell>
          <table:table-cell/>
          <table:table-cell table:formula="of:=[$Non_Symmetric_Resumo.A39]" office:value-type="string" office:string-value="66-55" calcext:value-type="string">
            <text:p>66-55</text:p>
          </table:table-cell>
          <table:table-cell table:formula="of:=[$Non_Symmetric_Resumo.C39]" office:value-type="float" office:value="825" calcext:value-type="float">
            <text:p>825</text:p>
          </table:table-cell>
          <table:table-cell/>
          <table:table-cell table:formula="of:=[$Non_Symmetric_Resumo.G39]" office:value-type="float" office:value="1.06" calcext:value-type="float">
            <text:p>1.1</text:p>
          </table:table-cell>
          <table:table-cell table:formula="of:=[$Non_Symmetric_Resumo.I39]" office:value-type="float" office:value="1.05" calcext:value-type="float">
            <text:p>1.1</text:p>
          </table:table-cell>
          <table:table-cell table:formula="of:=[$Non_Symmetric_Resumo.K39]" office:value-type="float" office:value="1.27" calcext:value-type="float">
            <text:p>1.3</text:p>
          </table:table-cell>
          <table:table-cell table:formula="of:=[$Non_Symmetric_Resumo.M39]" office:value-type="float" office:value="1.68" calcext:value-type="float">
            <text:p>1.7</text:p>
          </table:table-cell>
          <table:table-cell table:formula="of:=[$Non_Symmetric_Resumo.O39]" office:value-type="float" office:value="1.39" calcext:value-type="float">
            <text:p>1.4</text:p>
          </table:table-cell>
        </table:table-row>
        <table:table-row table:style-name="ro1">
          <table:table-cell table:formula="of:=[$Non_Symmetric_Resumo.A22]" office:value-type="string" office:string-value="T3-80" calcext:value-type="string">
            <text:p>T3-80</text:p>
          </table:table-cell>
          <table:table-cell table:formula="of:=[$Non_Symmetric_Resumo.C22]" office:value-type="float" office:value="710" calcext:value-type="float">
            <text:p>710</text:p>
          </table:table-cell>
          <table:table-cell/>
          <table:table-cell table:formula="of:=[$Non_Symmetric_Resumo.G22]" office:value-type="float" office:value="1.36" calcext:value-type="float">
            <text:p>1.4</text:p>
          </table:table-cell>
          <table:table-cell table:formula="of:=[$Non_Symmetric_Resumo.I22]" office:value-type="float" office:value="1.1" calcext:value-type="float">
            <text:p>1.1</text:p>
          </table:table-cell>
          <table:table-cell table:formula="of:=[$Non_Symmetric_Resumo.K22]" office:value-type="float" office:value="0.95" calcext:value-type="float">
            <text:p>1.0</text:p>
          </table:table-cell>
          <table:table-cell table:formula="of:=[$Non_Symmetric_Resumo.M22]" office:value-type="float" office:value="34.03" calcext:value-type="float">
            <text:p>34.0</text:p>
          </table:table-cell>
          <table:table-cell table:formula="of:=[$Non_Symmetric_Resumo.O22]" office:value-type="float" office:value="6.83" calcext:value-type="float">
            <text:p>6.8</text:p>
          </table:table-cell>
          <table:table-cell/>
          <table:table-cell table:formula="of:=[$Non_Symmetric_Resumo.A40]" office:value-type="string" office:string-value="66-60" calcext:value-type="string">
            <text:p>66-60</text:p>
          </table:table-cell>
          <table:table-cell table:formula="of:=[$Non_Symmetric_Resumo.C40]" office:value-type="float" office:value="915" calcext:value-type="float">
            <text:p>915</text:p>
          </table:table-cell>
          <table:table-cell/>
          <table:table-cell table:formula="of:=[$Non_Symmetric_Resumo.G40]" office:value-type="float" office:value="1.18" calcext:value-type="float">
            <text:p>1.2</text:p>
          </table:table-cell>
          <table:table-cell table:formula="of:=[$Non_Symmetric_Resumo.I40]" office:value-type="float" office:value="1.2" calcext:value-type="float">
            <text:p>1.2</text:p>
          </table:table-cell>
          <table:table-cell table:formula="of:=[$Non_Symmetric_Resumo.K40]" office:value-type="float" office:value="1.24" calcext:value-type="float">
            <text:p>1.2</text:p>
          </table:table-cell>
          <table:table-cell table:formula="of:=[$Non_Symmetric_Resumo.M40]" office:value-type="float" office:value="2.57" calcext:value-type="float">
            <text:p>2.6</text:p>
          </table:table-cell>
          <table:table-cell table:formula="of:=[$Non_Symmetric_Resumo.O40]" office:value-type="float" office:value="3.69" calcext:value-type="float">
            <text:p>3.7</text:p>
          </table:table-cell>
        </table:table-row>
        <table:table-row table:style-name="ro1">
          <table:table-cell table:formula="of:=[$Non_Symmetric_Resumo.A23]" office:value-type="string" office:string-value="T3-85" calcext:value-type="string">
            <text:p>T3-85</text:p>
          </table:table-cell>
          <table:table-cell table:formula="of:=[$Non_Symmetric_Resumo.C23]" office:value-type="float" office:value="740" calcext:value-type="float">
            <text:p>740</text:p>
          </table:table-cell>
          <table:table-cell/>
          <table:table-cell table:formula="of:=[$Non_Symmetric_Resumo.G23]" office:value-type="float" office:value="1.28" calcext:value-type="float">
            <text:p>1.3</text:p>
          </table:table-cell>
          <table:table-cell table:formula="of:=[$Non_Symmetric_Resumo.I23]" office:value-type="float" office:value="1.21" calcext:value-type="float">
            <text:p>1.2</text:p>
          </table:table-cell>
          <table:table-cell table:formula="of:=[$Non_Symmetric_Resumo.K23]" office:value-type="float" office:value="1.03" calcext:value-type="float">
            <text:p>1.0</text:p>
          </table:table-cell>
          <table:table-cell table:formula="of:=[$Non_Symmetric_Resumo.M23]" office:value-type="float" office:value="47.3" calcext:value-type="float">
            <text:p>47.3</text:p>
          </table:table-cell>
          <table:table-cell table:formula="of:=[$Non_Symmetric_Resumo.O23]" office:value-type="float" office:value="1.07" calcext:value-type="float">
            <text:p>1.1</text:p>
          </table:table-cell>
          <table:table-cell/>
          <table:table-cell table:formula="of:=[$Non_Symmetric_Resumo.A41]" office:value-type="string" office:string-value="66-125" calcext:value-type="string">
            <text:p>66-125</text:p>
          </table:table-cell>
          <table:table-cell table:formula="of:=[$Non_Symmetric_Resumo.C41]" office:value-type="float" office:value="1670" calcext:value-type="float">
            <text:p>1670</text:p>
          </table:table-cell>
          <table:table-cell/>
          <table:table-cell table:formula="of:=[$Non_Symmetric_Resumo.G41]" office:value-type="float" office:value="12060.61" calcext:value-type="float">
            <text:p>12060.6</text:p>
          </table:table-cell>
          <table:table-cell table:formula="of:=[$Non_Symmetric_Resumo.I41]" office:value-type="float" office:value="511.14" calcext:value-type="float">
            <text:p>511.1</text:p>
          </table:table-cell>
          <table:table-cell table:formula="of:=[$Non_Symmetric_Resumo.K41]" office:value-type="float" office:value="20.96" calcext:value-type="float">
            <text:p>21.0</text:p>
          </table:table-cell>
          <table:table-cell table:formula="of:=[$Non_Symmetric_Resumo.M41]" office:value-type="string" office:string-value="ML" calcext:value-type="string">
            <text:p>ML</text:p>
          </table:table-cell>
          <table:table-cell table:formula="of:=[$Non_Symmetric_Resumo.O41]" office:value-type="string" office:string-value="TL" calcext:value-type="string">
            <text:p>TL</text:p>
          </table:table-cell>
        </table:table-row>
        <table:table-row table:style-name="ro1">
          <table:table-cell table:formula="of:=[$Non_Symmetric_Resumo.A24]" office:value-type="string" office:string-value="T3-90" calcext:value-type="string">
            <text:p>T3-90</text:p>
          </table:table-cell>
          <table:table-cell table:formula="of:=[$Non_Symmetric_Resumo.C24]" office:value-type="float" office:value="770" calcext:value-type="float">
            <text:p>770</text:p>
          </table:table-cell>
          <table:table-cell/>
          <table:table-cell table:formula="of:=[$Non_Symmetric_Resumo.G24]" office:value-type="float" office:value="1.83" calcext:value-type="float">
            <text:p>1.8</text:p>
          </table:table-cell>
          <table:table-cell table:formula="of:=[$Non_Symmetric_Resumo.I24]" office:value-type="float" office:value="1.35" calcext:value-type="float">
            <text:p>1.4</text:p>
          </table:table-cell>
          <table:table-cell table:formula="of:=[$Non_Symmetric_Resumo.K24]" office:value-type="float" office:value="1.05" calcext:value-type="float">
            <text:p>1.1</text:p>
          </table:table-cell>
          <table:table-cell table:formula="of:=[$Non_Symmetric_Resumo.M24]" office:value-type="float" office:value="39.44" calcext:value-type="float">
            <text:p>39.4</text:p>
          </table:table-cell>
          <table:table-cell table:formula="of:=[$Non_Symmetric_Resumo.O24]" office:value-type="float" office:value="11.99" calcext:value-type="float">
            <text:p>12.0</text:p>
          </table:table-cell>
          <table:table-cell/>
          <table:table-cell table:formula="of:=[$Non_Symmetric_Resumo.A42]" office:value-type="string" office:string-value="66-130" calcext:value-type="string">
            <text:p>66-130</text:p>
          </table:table-cell>
          <table:table-cell table:formula="of:=[$Non_Symmetric_Resumo.C42]" office:value-type="float" office:value="1680" calcext:value-type="float">
            <text:p>1680</text:p>
          </table:table-cell>
          <table:table-cell/>
          <table:table-cell table:formula="of:=[$Non_Symmetric_Resumo.G42]" office:value-type="float" office:value="3426.25" calcext:value-type="float">
            <text:p>3426.3</text:p>
          </table:table-cell>
          <table:table-cell table:formula="of:=[$Non_Symmetric_Resumo.I42]" office:value-type="string" office:string-value="ML" calcext:value-type="string">
            <text:p>ML</text:p>
          </table:table-cell>
          <table:table-cell table:formula="of:=[$Non_Symmetric_Resumo.K42]" office:value-type="float" office:value="85.45" calcext:value-type="float">
            <text:p>85.5</text:p>
          </table:table-cell>
          <table:table-cell table:formula="of:=[$Non_Symmetric_Resumo.M42]" office:value-type="string" office:string-value="ML" calcext:value-type="string">
            <text:p>ML</text:p>
          </table:table-cell>
          <table:table-cell table:formula="of:=[$Non_Symmetric_Resumo.O42]" office:value-type="string" office:string-value="ML" calcext:value-type="string">
            <text:p>ML</text:p>
          </table:table-cell>
        </table:table-row>
        <table:table-row table:style-name="ro1">
          <table:table-cell table:formula="of:=[$Non_Symmetric_Resumo.A25]" office:value-type="string" office:string-value="T3-95" calcext:value-type="string">
            <text:p>T3-95</text:p>
          </table:table-cell>
          <table:table-cell table:formula="of:=[$Non_Symmetric_Resumo.C25]" office:value-type="float" office:value="790" calcext:value-type="float">
            <text:p>790</text:p>
          </table:table-cell>
          <table:table-cell/>
          <table:table-cell table:formula="of:=[$Non_Symmetric_Resumo.G25]" office:value-type="float" office:value="1.74" calcext:value-type="float">
            <text:p>1.7</text:p>
          </table:table-cell>
          <table:table-cell table:formula="of:=[$Non_Symmetric_Resumo.I25]" office:value-type="float" office:value="1.44" calcext:value-type="float">
            <text:p>1.4</text:p>
          </table:table-cell>
          <table:table-cell table:formula="of:=[$Non_Symmetric_Resumo.K25]" office:value-type="float" office:value="1.06" calcext:value-type="float">
            <text:p>1.1</text:p>
          </table:table-cell>
          <table:table-cell table:formula="of:=[$Non_Symmetric_Resumo.M25]" office:value-type="float" office:value="1.45" calcext:value-type="float">
            <text:p>1.5</text:p>
          </table:table-cell>
          <table:table-cell table:formula="of:=[$Non_Symmetric_Resumo.O25]" office:value-type="float" office:value="15.41" calcext:value-type="float">
            <text:p>15.4</text:p>
          </table:table-cell>
          <table:table-cell/>
          <table:table-cell table:formula="of:=[$Non_Symmetric_Resumo.A43]" office:value-type="string" office:string-value="100-30" calcext:value-type="string">
            <text:p>100-30</text:p>
          </table:table-cell>
          <table:table-cell table:formula="of:=[$Non_Symmetric_Resumo.C43]" office:value-type="float" office:value="173" calcext:value-type="float">
            <text:p>173</text:p>
          </table:table-cell>
          <table:table-cell/>
          <table:table-cell table:formula="of:=[$Non_Symmetric_Resumo.G43]" office:value-type="float" office:value="1.22" calcext:value-type="float">
            <text:p>1.2</text:p>
          </table:table-cell>
          <table:table-cell table:formula="of:=[$Non_Symmetric_Resumo.I43]" office:value-type="float" office:value="1.3" calcext:value-type="float">
            <text:p>1.3</text:p>
          </table:table-cell>
          <table:table-cell table:formula="of:=[$Non_Symmetric_Resumo.K43]" office:value-type="float" office:value="1.46" calcext:value-type="float">
            <text:p>1.5</text:p>
          </table:table-cell>
          <table:table-cell table:formula="of:=[$Non_Symmetric_Resumo.M43]" office:value-type="float" office:value="1.36" calcext:value-type="float">
            <text:p>1.4</text:p>
          </table:table-cell>
          <table:table-cell table:formula="of:=[$Non_Symmetric_Resumo.O43]" office:value-type="float" office:value="1.51" calcext:value-type="float">
            <text:p>1.5</text:p>
          </table:table-cell>
        </table:table-row>
        <table:table-row table:style-name="ro1">
          <table:table-cell table:formula="of:=[$Non_Symmetric_Resumo.A26]" office:value-type="string" office:string-value="T3-100" calcext:value-type="string">
            <text:p>T3-100</text:p>
          </table:table-cell>
          <table:table-cell table:formula="of:=[$Non_Symmetric_Resumo.C26]" office:value-type="float" office:value="800" calcext:value-type="float">
            <text:p>800</text:p>
          </table:table-cell>
          <table:table-cell/>
          <table:table-cell table:formula="of:=[$Non_Symmetric_Resumo.G26]" office:value-type="float" office:value="2.25" calcext:value-type="float">
            <text:p>2.3</text:p>
          </table:table-cell>
          <table:table-cell table:formula="of:=[$Non_Symmetric_Resumo.I26]" office:value-type="float" office:value="8.52" calcext:value-type="float">
            <text:p>8.5</text:p>
          </table:table-cell>
          <table:table-cell table:formula="of:=[$Non_Symmetric_Resumo.K26]" office:value-type="float" office:value="1.22" calcext:value-type="float">
            <text:p>1.2</text:p>
          </table:table-cell>
          <table:table-cell table:formula="of:=[$Non_Symmetric_Resumo.M26]" office:value-type="float" office:value="2.75" calcext:value-type="float">
            <text:p>2.8</text:p>
          </table:table-cell>
          <table:table-cell table:formula="of:=[$Non_Symmetric_Resumo.O26]" office:value-type="float" office:value="49.37" calcext:value-type="float">
            <text:p>49.4</text:p>
          </table:table-cell>
          <table:table-cell/>
          <table:table-cell table:formula="of:=[$Non_Symmetric_Resumo.A44]" office:value-type="string" office:string-value="100-35" calcext:value-type="string">
            <text:p>100-35</text:p>
          </table:table-cell>
          <table:table-cell table:formula="of:=[$Non_Symmetric_Resumo.C44]" office:value-type="float" office:value="241" calcext:value-type="float">
            <text:p>241</text:p>
          </table:table-cell>
          <table:table-cell/>
          <table:table-cell table:formula="of:=[$Non_Symmetric_Resumo.G44]" office:value-type="float" office:value="1.26" calcext:value-type="float">
            <text:p>1.3</text:p>
          </table:table-cell>
          <table:table-cell table:formula="of:=[$Non_Symmetric_Resumo.I44]" office:value-type="float" office:value="1.32" calcext:value-type="float">
            <text:p>1.3</text:p>
          </table:table-cell>
          <table:table-cell table:formula="of:=[$Non_Symmetric_Resumo.K44]" office:value-type="float" office:value="1.52" calcext:value-type="float">
            <text:p>1.5</text:p>
          </table:table-cell>
          <table:table-cell table:formula="of:=[$Non_Symmetric_Resumo.M44]" office:value-type="float" office:value="1.38" calcext:value-type="float">
            <text:p>1.4</text:p>
          </table:table-cell>
          <table:table-cell table:formula="of:=[$Non_Symmetric_Resumo.O44]" office:value-type="float" office:value="1.39" calcext:value-type="float">
            <text:p>1.4</text:p>
          </table:table-cell>
        </table:table-row>
        <table:table-row table:style-name="ro1">
          <table:table-cell table:formula="of:=[$Non_Symmetric_Resumo.A27]" office:value-type="string" office:string-value="T3-105" calcext:value-type="string">
            <text:p>T3-105</text:p>
          </table:table-cell>
          <table:table-cell table:formula="of:=[$Non_Symmetric_Resumo.C27]" office:value-type="float" office:value="800" calcext:value-type="float">
            <text:p>800</text:p>
          </table:table-cell>
          <table:table-cell/>
          <table:table-cell table:formula="of:=[$Non_Symmetric_Resumo.G27]" office:value-type="float" office:value="7.59" calcext:value-type="float">
            <text:p>7.6</text:p>
          </table:table-cell>
          <table:table-cell table:formula="of:=[$Non_Symmetric_Resumo.I27]" office:value-type="float" office:value="20.7" calcext:value-type="float">
            <text:p>20.7</text:p>
          </table:table-cell>
          <table:table-cell table:formula="of:=[$Non_Symmetric_Resumo.K27]" office:value-type="float" office:value="1.2" calcext:value-type="float">
            <text:p>1.2</text:p>
          </table:table-cell>
          <table:table-cell table:formula="of:=[$Non_Symmetric_Resumo.M27]" office:value-type="float" office:value="14.05" calcext:value-type="float">
            <text:p>14.1</text:p>
          </table:table-cell>
          <table:table-cell table:formula="of:=[$Non_Symmetric_Resumo.O27]" office:value-type="float" office:value="44.03" calcext:value-type="float">
            <text:p>44.0</text:p>
          </table:table-cell>
          <table:table-cell/>
          <table:table-cell table:formula="of:=[$Non_Symmetric_Resumo.A45]" office:value-type="string" office:string-value="100-40" calcext:value-type="string">
            <text:p>100-40</text:p>
          </table:table-cell>
          <table:table-cell table:formula="of:=[$Non_Symmetric_Resumo.C45]" office:value-type="float" office:value="299" calcext:value-type="float">
            <text:p>299</text:p>
          </table:table-cell>
          <table:table-cell/>
          <table:table-cell table:formula="of:=[$Non_Symmetric_Resumo.G45]" office:value-type="float" office:value="1.36" calcext:value-type="float">
            <text:p>1.4</text:p>
          </table:table-cell>
          <table:table-cell table:formula="of:=[$Non_Symmetric_Resumo.I45]" office:value-type="float" office:value="1.27" calcext:value-type="float">
            <text:p>1.3</text:p>
          </table:table-cell>
          <table:table-cell table:formula="of:=[$Non_Symmetric_Resumo.K45]" office:value-type="float" office:value="1.45" calcext:value-type="float">
            <text:p>1.5</text:p>
          </table:table-cell>
          <table:table-cell table:formula="of:=[$Non_Symmetric_Resumo.M45]" office:value-type="float" office:value="1.33" calcext:value-type="float">
            <text:p>1.3</text:p>
          </table:table-cell>
          <table:table-cell table:formula="of:=[$Non_Symmetric_Resumo.O45]" office:value-type="float" office:value="1.52" calcext:value-type="float">
            <text:p>1.5</text:p>
          </table:table-cell>
        </table:table-row>
        <table:table-row table:style-name="ro1">
          <table:table-cell table:formula="of:=[$Non_Symmetric_Resumo.A28]" office:value-type="string" office:string-value="64-45" calcext:value-type="string">
            <text:p>64-45</text:p>
          </table:table-cell>
          <table:table-cell table:formula="of:=[$Non_Symmetric_Resumo.C28]" office:value-type="float" office:value="816" calcext:value-type="float">
            <text:p>816</text:p>
          </table:table-cell>
          <table:table-cell/>
          <table:table-cell table:formula="of:=[$Non_Symmetric_Resumo.G28]" office:value-type="float" office:value="1.22" calcext:value-type="float">
            <text:p>1.2</text:p>
          </table:table-cell>
          <table:table-cell table:formula="of:=[$Non_Symmetric_Resumo.I28]" office:value-type="float" office:value="1.39" calcext:value-type="float">
            <text:p>1.4</text:p>
          </table:table-cell>
          <table:table-cell table:formula="of:=[$Non_Symmetric_Resumo.K28]" office:value-type="float" office:value="1.17" calcext:value-type="float">
            <text:p>1.2</text:p>
          </table:table-cell>
          <table:table-cell table:formula="of:=[$Non_Symmetric_Resumo.M28]" office:value-type="float" office:value="22.4" calcext:value-type="float">
            <text:p>22.4</text:p>
          </table:table-cell>
          <table:table-cell table:formula="of:=[$Non_Symmetric_Resumo.O28]" office:value-type="float" office:value="2.28" calcext:value-type="float">
            <text:p>2.3</text:p>
          </table:table-cell>
          <table:table-cell/>
          <table:table-cell table:formula="of:=[$Non_Symmetric_Resumo.A46]" office:value-type="string" office:string-value="100-45" calcext:value-type="string">
            <text:p>100-45</text:p>
          </table:table-cell>
          <table:table-cell table:formula="of:=[$Non_Symmetric_Resumo.C46]" office:value-type="float" office:value="367" calcext:value-type="float">
            <text:p>367</text:p>
          </table:table-cell>
          <table:table-cell/>
          <table:table-cell table:formula="of:=[$Non_Symmetric_Resumo.G46]" office:value-type="float" office:value="1.54" calcext:value-type="float">
            <text:p>1.5</text:p>
          </table:table-cell>
          <table:table-cell table:formula="of:=[$Non_Symmetric_Resumo.I46]" office:value-type="float" office:value="1.33" calcext:value-type="float">
            <text:p>1.3</text:p>
          </table:table-cell>
          <table:table-cell table:formula="of:=[$Non_Symmetric_Resumo.K46]" office:value-type="float" office:value="1.48" calcext:value-type="float">
            <text:p>1.5</text:p>
          </table:table-cell>
          <table:table-cell table:formula="of:=[$Non_Symmetric_Resumo.M46]" office:value-type="float" office:value="1.37" calcext:value-type="float">
            <text:p>1.4</text:p>
          </table:table-cell>
          <table:table-cell table:formula="of:=[$Non_Symmetric_Resumo.O46]" office:value-type="float" office:value="1.48" calcext:value-type="float">
            <text:p>1.5</text:p>
          </table:table-cell>
        </table:table-row>
        <table:table-row table:style-name="ro1">
          <table:table-cell table:formula="of:=[$Non_Symmetric_Resumo.A29]" office:value-type="string" office:string-value="64-50" calcext:value-type="string">
            <text:p>64-50</text:p>
          </table:table-cell>
          <table:table-cell table:formula="of:=[$Non_Symmetric_Resumo.C29]" office:value-type="float" office:value="900" calcext:value-type="float">
            <text:p>900</text:p>
          </table:table-cell>
          <table:table-cell/>
          <table:table-cell table:formula="of:=[$Non_Symmetric_Resumo.G29]" office:value-type="float" office:value="1.92" calcext:value-type="float">
            <text:p>1.9</text:p>
          </table:table-cell>
          <table:table-cell table:formula="of:=[$Non_Symmetric_Resumo.I29]" office:value-type="float" office:value="1.64" calcext:value-type="float">
            <text:p>1.6</text:p>
          </table:table-cell>
          <table:table-cell table:formula="of:=[$Non_Symmetric_Resumo.K29]" office:value-type="float" office:value="1.84" calcext:value-type="float">
            <text:p>1.8</text:p>
          </table:table-cell>
          <table:table-cell table:formula="of:=[$Non_Symmetric_Resumo.M29]" office:value-type="float" office:value="12.68" calcext:value-type="float">
            <text:p>12.7</text:p>
          </table:table-cell>
          <table:table-cell table:formula="of:=[$Non_Symmetric_Resumo.O29]" office:value-type="float" office:value="10.77" calcext:value-type="float">
            <text:p>10.8</text:p>
          </table:table-cell>
          <table:table-cell/>
          <table:table-cell table:formula="of:=[$Non_Symmetric_Resumo.A47]" office:value-type="string" office:string-value="102-50" calcext:value-type="string">
            <text:p>102-50</text:p>
          </table:table-cell>
          <table:table-cell table:formula="of:=[$Non_Symmetric_Resumo.C47]" office:value-type="float" office:value="181" calcext:value-type="float">
            <text:p>181</text:p>
          </table:table-cell>
          <table:table-cell/>
          <table:table-cell table:formula="of:=[$Non_Symmetric_Resumo.G47]" office:value-type="float" office:value="1.19" calcext:value-type="float">
            <text:p>1.2</text:p>
          </table:table-cell>
          <table:table-cell table:formula="of:=[$Non_Symmetric_Resumo.I47]" office:value-type="float" office:value="1.22" calcext:value-type="float">
            <text:p>1.2</text:p>
          </table:table-cell>
          <table:table-cell table:formula="of:=[$Non_Symmetric_Resumo.K47]" office:value-type="float" office:value="1.39" calcext:value-type="float">
            <text:p>1.4</text:p>
          </table:table-cell>
          <table:table-cell table:formula="of:=[$Non_Symmetric_Resumo.M47]" office:value-type="float" office:value="1.25" calcext:value-type="float">
            <text:p>1.3</text:p>
          </table:table-cell>
          <table:table-cell table:formula="of:=[$Non_Symmetric_Resumo.O47]" office:value-type="float" office:value="1.48" calcext:value-type="float">
            <text:p>1.5</text:p>
          </table:table-cell>
        </table:table-row>
        <table:table-row table:style-name="ro1">
          <table:table-cell table:formula="of:=[$Non_Symmetric_Resumo.A30]" office:value-type="string" office:string-value="64-55" calcext:value-type="string">
            <text:p>64-55</text:p>
          </table:table-cell>
          <table:table-cell table:formula="of:=[$Non_Symmetric_Resumo.C30]" office:value-type="float" office:value="984" calcext:value-type="float">
            <text:p>984</text:p>
          </table:table-cell>
          <table:table-cell/>
          <table:table-cell table:formula="of:=[$Non_Symmetric_Resumo.G30]" office:value-type="float" office:value="1.86" calcext:value-type="float">
            <text:p>1.9</text:p>
          </table:table-cell>
          <table:table-cell table:formula="of:=[$Non_Symmetric_Resumo.I30]" office:value-type="float" office:value="2.52" calcext:value-type="float">
            <text:p>2.5</text:p>
          </table:table-cell>
          <table:table-cell table:formula="of:=[$Non_Symmetric_Resumo.K30]" office:value-type="float" office:value="1.76" calcext:value-type="float">
            <text:p>1.8</text:p>
          </table:table-cell>
          <table:table-cell table:formula="of:=[$Non_Symmetric_Resumo.M30]" office:value-type="float" office:value="31.4" calcext:value-type="float">
            <text:p>31.4</text:p>
          </table:table-cell>
          <table:table-cell table:formula="of:=[$Non_Symmetric_Resumo.O30]" office:value-type="float" office:value="57.11" calcext:value-type="float">
            <text:p>57.1</text:p>
          </table:table-cell>
          <table:table-cell/>
          <table:table-cell table:formula="of:=[$Non_Symmetric_Resumo.A48]" office:value-type="string" office:string-value="102-60" calcext:value-type="string">
            <text:p>102-60</text:p>
          </table:table-cell>
          <table:table-cell table:formula="of:=[$Non_Symmetric_Resumo.C48]" office:value-type="float" office:value="243" calcext:value-type="float">
            <text:p>243</text:p>
          </table:table-cell>
          <table:table-cell/>
          <table:table-cell table:formula="of:=[$Non_Symmetric_Resumo.G48]" office:value-type="float" office:value="1.21" calcext:value-type="float">
            <text:p>1.2</text:p>
          </table:table-cell>
          <table:table-cell table:formula="of:=[$Non_Symmetric_Resumo.I48]" office:value-type="float" office:value="1.28" calcext:value-type="float">
            <text:p>1.3</text:p>
          </table:table-cell>
          <table:table-cell table:formula="of:=[$Non_Symmetric_Resumo.K48]" office:value-type="float" office:value="1.37" calcext:value-type="float">
            <text:p>1.4</text:p>
          </table:table-cell>
          <table:table-cell table:formula="of:=[$Non_Symmetric_Resumo.M48]" office:value-type="float" office:value="1.34" calcext:value-type="float">
            <text:p>1.3</text:p>
          </table:table-cell>
          <table:table-cell table:formula="of:=[$Non_Symmetric_Resumo.O48]" office:value-type="float" office:value="1.43" calcext:value-type="float">
            <text:p>1.4</text:p>
          </table:table-cell>
        </table:table-row>
        <table:table-row table:style-name="ro1">
          <table:table-cell table:style-name="ce17" table:formula="of:=[$Non_Symmetric_Resumo.A31]" office:value-type="string" office:string-value="64-60" calcext:value-type="string">
            <text:p>64-60</text:p>
          </table:table-cell>
          <table:table-cell table:style-name="ce17" table:formula="of:=[$Non_Symmetric_Resumo.C31]" office:value-type="float" office:value="1062" calcext:value-type="float">
            <text:p>1062</text:p>
          </table:table-cell>
          <table:table-cell table:style-name="ce17"/>
          <table:table-cell table:style-name="ce19" table:formula="of:=[$Non_Symmetric_Resumo.G31]" office:value-type="float" office:value="2.45" calcext:value-type="float">
            <text:p>2.5</text:p>
          </table:table-cell>
          <table:table-cell table:style-name="ce19" table:formula="of:=[$Non_Symmetric_Resumo.I31]" office:value-type="float" office:value="2.54" calcext:value-type="float">
            <text:p>2.5</text:p>
          </table:table-cell>
          <table:table-cell table:style-name="ce19" table:formula="of:=[$Non_Symmetric_Resumo.K31]" office:value-type="float" office:value="2.03" calcext:value-type="float">
            <text:p>2.0</text:p>
          </table:table-cell>
          <table:table-cell table:style-name="ce19" table:formula="of:=[$Non_Symmetric_Resumo.M31]" office:value-type="float" office:value="404.97" calcext:value-type="float">
            <text:p>405.0</text:p>
          </table:table-cell>
          <table:table-cell table:style-name="ce19" table:formula="of:=[$Non_Symmetric_Resumo.O31]" office:value-type="float" office:value="23.81" calcext:value-type="float">
            <text:p>23.8</text:p>
          </table:table-cell>
          <table:table-cell table:style-name="ce17" table:number-columns-repeated="4"/>
          <table:table-cell table:style-name="ce19"/>
          <table:table-cell table:style-name="ce1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3:46:50.6232267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2T18:07:33.349222138</meta:creation-date>
    <dc:date>2023-04-29T12:41:58.890555323</dc:date>
    <meta:editing-duration>PT22H29M58S</meta:editing-duration>
    <meta:editing-cycles>11</meta:editing-cycles>
    <meta:generator>LibreOffice/6.0.7.3$Linux_X86_64 LibreOffice_project/00m0$Build-3</meta:generator>
    <meta:document-statistic meta:table-count="12" meta:cell-count="5156" meta:object-count="0"/>
  </office:meta>
</office:document-meta>
</file>